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>
        <style:tab-stops>
          <style:tab-stop style:position="2.764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2.764cm"/>
          <style:tab-stop style:position="11.12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2.93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3.422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2.81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117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3.196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3.323cm"/>
          <style:tab-stop style:position="11.021cm"/>
          <style:tab-stop style:position="12.659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3.838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3.517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955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3.485cm"/>
        </style:tab-stops>
      </style:paragraph-properties>
    </style:style>
    <style:style style:name="P16" style:family="paragraph" style:parent-style-name="Normal">
      <style:paragraph-properties fo:margin-left="0cm" fo:margin-right="0cm" fo:text-indent="0.635cm" style:auto-text-indent="false">
        <style:tab-stops>
          <style:tab-stop style:position="3.778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4.946cm"/>
          <style:tab-stop style:position="8.052cm"/>
        </style:tab-stops>
      </style:paragraph-properties>
    </style:style>
    <style:style style:name="P18" style:family="paragraph" style:parent-style-name="Normal">
      <style:paragraph-properties fo:margin-left="0cm" fo:margin-right="0cm" fo:text-indent="0.635cm" style:auto-text-indent="false">
        <style:tab-stops>
          <style:tab-stop style:position="12.351cm"/>
        </style:tab-stops>
      </style:paragraph-properties>
    </style:style>
    <style:style style:name="P19" style:family="paragraph" style:parent-style-name="Normal">
      <style:paragraph-properties fo:margin-left="0cm" fo:margin-right="0cm" fo:text-indent="0.635cm" style:auto-text-indent="false">
        <style:tab-stops>
          <style:tab-stop style:position="9.481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>
        <style:tab-stops>
          <style:tab-stop style:position="7.823cm"/>
        </style:tab-stops>
      </style:paragraph-properties>
    </style:style>
    <style:style style:name="P21" style:family="paragraph" style:parent-style-name="Normal">
      <style:paragraph-properties>
        <style:tab-stops>
          <style:tab-stop style:position="11.386cm"/>
        </style:tab-stops>
      </style:paragraph-properties>
    </style:style>
    <style:style style:name="P22" style:family="paragraph" style:parent-style-name="Normal">
      <style:paragraph-properties fo:margin-left="0cm" fo:margin-right="0cm" fo:text-indent="0.635cm" style:auto-text-indent="false">
        <style:tab-stops>
          <style:tab-stop style:position="10.859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12.185cm"/>
        </style:tab-stops>
      </style:paragraph-properties>
    </style:style>
    <style:style style:name="P24" style:family="paragraph" style:parent-style-name="Normal">
      <style:paragraph-properties>
        <style:tab-stops>
          <style:tab-stop style:position="7.207cm"/>
        </style:tab-stops>
      </style:paragraph-properties>
    </style:style>
    <style:style style:name="P2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988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5.643cm"/>
          <style:tab-stop style:position="7.181cm"/>
        </style:tab-stops>
      </style:paragraph-properties>
    </style:style>
    <style:style style:name="P27" style:family="paragraph" style:parent-style-name="Normal">
      <style:paragraph-properties fo:break-before="page">
        <style:tab-stops>
          <style:tab-stop style:position="7.904cm"/>
        </style:tab-stops>
      </style:paragraph-properties>
    </style:style>
    <style:style style:name="P2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705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>
        <style:tab-stops>
          <style:tab-stop style:position="7.705cm"/>
        </style:tab-stops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4.318cm"/>
          <style:tab-stop style:position="4.988cm"/>
          <style:tab-stop style:position="5.611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419cm"/>
        </style:tab-stops>
      </style:paragraph-properties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6.735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7.851cm"/>
        </style:tab-stops>
      </style:paragraph-properties>
    </style:style>
    <style:style style:name="P34" style:family="paragraph" style:parent-style-name="Normal">
      <style:paragraph-properties fo:break-before="page">
        <style:tab-stops>
          <style:tab-stop style:position="6.611cm"/>
        </style:tab-stops>
      </style:paragraph-properties>
    </style:style>
    <style:style style:name="P35" style:family="paragraph" style:parent-style-name="Normal">
      <style:paragraph-properties fo:margin-left="0cm" fo:margin-right="0cm" fo:text-indent="0.635cm" style:auto-text-indent="false">
        <style:tab-stops>
          <style:tab-stop style:position="4.449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>
        <style:tab-stops>
          <style:tab-stop style:position="7.497cm"/>
        </style:tab-stops>
      </style:paragraph-properties>
    </style:style>
    <style:style style:name="P37" style:family="paragraph" style:parent-style-name="Normal">
      <style:paragraph-properties fo:margin-left="0cm" fo:margin-right="0cm" fo:text-indent="0.635cm" style:auto-text-indent="false">
        <style:tab-stops>
          <style:tab-stop style:position="5.272cm"/>
          <style:tab-stop style:position="6.62cm"/>
        </style:tab-stops>
      </style:paragraph-properties>
    </style:style>
    <style:style style:name="P38" style:family="paragraph" style:parent-style-name="Normal">
      <style:paragraph-properties fo:margin-left="0cm" fo:margin-right="0cm" fo:text-indent="0.635cm" style:auto-text-indent="false">
        <style:tab-stops>
          <style:tab-stop style:position="11.938cm"/>
        </style:tab-stops>
      </style:paragraph-properties>
    </style:style>
    <style:style style:name="P39" style:family="paragraph" style:parent-style-name="Normal">
      <style:paragraph-properties fo:margin-left="0cm" fo:margin-right="0cm" fo:text-indent="0.635cm" style:auto-text-indent="false">
        <style:tab-stops>
          <style:tab-stop style:position="10.941cm"/>
        </style:tab-stops>
      </style:paragraph-properties>
    </style:style>
    <style:style style:name="P40" style:family="paragraph" style:parent-style-name="Normal">
      <style:paragraph-properties>
        <style:tab-stops>
          <style:tab-stop style:position="9.887cm"/>
        </style:tab-stops>
      </style:paragraph-properties>
    </style:style>
    <style:style style:name="P41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42" style:family="paragraph" style:parent-style-name="Normal">
      <style:paragraph-properties fo:margin-left="0cm" fo:margin-right="0cm" fo:text-indent="0.635cm" style:auto-text-indent="false">
        <style:tab-stops>
          <style:tab-stop style:position="11.887cm"/>
        </style:tab-stops>
      </style:paragraph-properties>
    </style:style>
    <style:style style:name="P43" style:family="paragraph" style:parent-style-name="Normal">
      <style:paragraph-properties fo:margin-left="0.635cm" fo:margin-right="0cm" fo:text-indent="-0.635cm" style:auto-text-indent="false">
        <style:tab-stops>
          <style:tab-stop style:position="9.843cm"/>
        </style:tab-stops>
      </style:paragraph-properties>
    </style:style>
    <style:style style:name="P44" style:family="paragraph" style:parent-style-name="Normal">
      <style:paragraph-properties>
        <style:tab-stops>
          <style:tab-stop style:position="9.01cm"/>
          <style:tab-stop style:position="9.931cm"/>
        </style:tab-stops>
      </style:paragraph-properties>
    </style:style>
    <style:style style:name="P45" style:family="paragraph" style:parent-style-name="Normal">
      <style:paragraph-properties fo:margin-left="0cm" fo:margin-right="0cm" fo:text-indent="0.635cm" style:auto-text-indent="false">
        <style:tab-stops>
          <style:tab-stop style:position="5.835cm"/>
          <style:tab-stop style:position="6.558cm"/>
        </style:tab-stops>
      </style:paragraph-properties>
    </style:style>
    <style:style style:name="P46" style:family="paragraph" style:parent-style-name="Normal">
      <style:paragraph-properties fo:break-before="page">
        <style:tab-stops>
          <style:tab-stop style:position="3.66cm"/>
        </style:tab-stops>
      </style:paragraph-properties>
    </style:style>
    <style:style style:name="P47" style:family="paragraph" style:parent-style-name="Normal">
      <style:paragraph-properties>
        <style:tab-stops>
          <style:tab-stop style:position="5.849cm"/>
        </style:tab-stops>
      </style:paragraph-properties>
    </style:style>
    <style:style style:name="P48" style:family="paragraph" style:parent-style-name="Normal">
      <style:paragraph-properties fo:break-before="page">
        <style:tab-stops>
          <style:tab-stop style:position="5.327cm"/>
        </style:tab-stops>
      </style:paragraph-properties>
    </style:style>
    <style:style style:name="P49" style:family="paragraph" style:parent-style-name="Normal">
      <style:paragraph-properties fo:margin-left="0cm" fo:margin-right="0cm" fo:text-indent="0.635cm" style:auto-text-indent="false"/>
      <style:text-properties officeooo:paragraph-rsid="0017f955"/>
    </style:style>
    <style:style style:name="P50" style:family="paragraph" style:parent-style-name="Heading_20_2" style:master-page-name="MP0">
      <style:paragraph-properties style:page-number="auto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Normal">
      <style:paragraph-properties fo:margin-left="0cm" fo:margin-right="0cm" fo:text-indent="0.635cm" style:auto-text-indent="false"/>
      <style:text-properties officeooo:paragraph-rsid="001890d3"/>
    </style:style>
    <style:style style:name="P53" style:family="paragraph" style:parent-style-name="Normal">
      <style:text-properties officeooo:paragraph-rsid="001890d3"/>
    </style:style>
    <style:style style:name="P54" style:family="paragraph" style:parent-style-name="Normal">
      <style:paragraph-properties fo:margin-left="0cm" fo:margin-right="0cm" fo:text-indent="0.635cm" style:auto-text-indent="false">
        <style:tab-stops>
          <style:tab-stop style:position="2.54cm"/>
          <style:tab-stop style:position="10.052cm"/>
        </style:tab-stops>
      </style:paragraph-properties>
      <style:text-properties officeooo:paragraph-rsid="001890d3"/>
    </style:style>
    <style:style style:name="P55" style:family="paragraph" style:parent-style-name="Normal">
      <style:paragraph-properties fo:margin-left="0cm" fo:margin-right="0cm" fo:text-indent="0.635cm" style:auto-text-indent="false">
        <style:tab-stops>
          <style:tab-stop style:position="2.54cm"/>
        </style:tab-stops>
      </style:paragraph-properties>
      <style:text-properties officeooo:paragraph-rsid="001890d3"/>
    </style:style>
    <style:style style:name="P56" style:family="paragraph" style:parent-style-name="Normal">
      <style:paragraph-properties fo:margin-left="0cm" fo:margin-right="0cm" fo:text-indent="0.635cm" style:auto-text-indent="false">
        <style:tab-stops>
          <style:tab-stop style:position="2.54cm"/>
          <style:tab-stop style:position="6.985cm"/>
          <style:tab-stop style:position="9.417cm"/>
        </style:tab-stops>
      </style:paragraph-properties>
      <style:text-properties officeooo:paragraph-rsid="001890d3"/>
    </style:style>
    <style:style style:name="P57" style:family="paragraph" style:parent-style-name="Normal">
      <style:paragraph-properties fo:margin-left="0cm" fo:margin-right="0cm" fo:text-indent="0.635cm" style:auto-text-indent="false">
        <style:tab-stops>
          <style:tab-stop style:position="2.764cm"/>
        </style:tab-stops>
      </style:paragraph-properties>
      <style:text-properties officeooo:paragraph-rsid="001890d3"/>
    </style:style>
    <style:style style:name="P58" style:family="paragraph" style:parent-style-name="Normal">
      <style:paragraph-properties fo:margin-left="0.635cm" fo:margin-right="0cm" fo:text-indent="-0.635cm" style:auto-text-indent="false">
        <style:tab-stops>
          <style:tab-stop style:position="3.328cm"/>
          <style:tab-stop style:position="8.461cm"/>
          <style:tab-stop style:position="11.626cm"/>
        </style:tab-stops>
      </style:paragraph-properties>
      <style:text-properties officeooo:paragraph-rsid="001890d3"/>
    </style:style>
    <style:style style:name="P59" style:family="paragraph" style:parent-style-name="Normal">
      <style:paragraph-properties fo:margin-left="0cm" fo:margin-right="0cm" fo:text-indent="0.635cm" style:auto-text-indent="false">
        <style:tab-stops>
          <style:tab-stop style:position="3.963cm"/>
        </style:tab-stops>
      </style:paragraph-properties>
      <style:text-properties officeooo:paragraph-rsid="001890d3"/>
    </style:style>
    <style:style style:name="P60" style:family="paragraph" style:parent-style-name="Normal">
      <style:paragraph-properties fo:margin-left="0cm" fo:margin-right="0cm" fo:text-indent="0.635cm" style:auto-text-indent="false">
        <style:tab-stops>
          <style:tab-stop style:position="3.328cm"/>
        </style:tab-stops>
      </style:paragraph-properties>
      <style:text-properties officeooo:paragraph-rsid="001890d3"/>
    </style:style>
    <style:style style:name="P61" style:family="paragraph" style:parent-style-name="Normal">
      <style:paragraph-properties fo:margin-left="0cm" fo:margin-right="0cm" fo:text-indent="0.635cm" style:auto-text-indent="false">
        <style:tab-stops>
          <style:tab-stop style:position="4.422cm"/>
        </style:tab-stops>
      </style:paragraph-properties>
      <style:text-properties officeooo:paragraph-rsid="001890d3"/>
    </style:style>
    <style:style style:name="P62" style:family="paragraph" style:parent-style-name="Normal">
      <style:paragraph-properties fo:margin-left="0cm" fo:margin-right="0cm" fo:text-indent="0.635cm" style:auto-text-indent="false">
        <style:tab-stops>
          <style:tab-stop style:position="3.364cm"/>
        </style:tab-stops>
      </style:paragraph-properties>
      <style:text-properties officeooo:paragraph-rsid="001890d3"/>
    </style:style>
    <style:style style:name="P63" style:family="paragraph" style:parent-style-name="Normal">
      <style:paragraph-properties fo:margin-left="0cm" fo:margin-right="0cm" fo:text-indent="0.635cm" style:auto-text-indent="false">
        <style:tab-stops>
          <style:tab-stop style:position="7.597cm"/>
        </style:tab-stops>
      </style:paragraph-properties>
      <style:text-properties officeooo:paragraph-rsid="001890d3"/>
    </style:style>
    <style:style style:name="P64" style:family="paragraph" style:parent-style-name="Normal">
      <style:paragraph-properties fo:margin-left="0cm" fo:margin-right="0cm" fo:text-indent="0.635cm" style:auto-text-indent="false">
        <style:tab-stops>
          <style:tab-stop style:position="4.087cm"/>
        </style:tab-stops>
      </style:paragraph-properties>
      <style:text-properties officeooo:paragraph-rsid="001890d3"/>
    </style:style>
    <style:style style:name="P65" style:family="paragraph" style:parent-style-name="Normal">
      <style:paragraph-properties fo:margin-left="0cm" fo:margin-right="0cm" fo:text-indent="0.635cm" style:auto-text-indent="false">
        <style:tab-stops>
          <style:tab-stop style:position="2.025cm"/>
          <style:tab-stop style:position="7.181cm"/>
        </style:tab-stops>
      </style:paragraph-properties>
      <style:text-properties officeooo:paragraph-rsid="001890d3"/>
    </style:style>
    <style:style style:name="P66" style:family="paragraph" style:parent-style-name="Normal">
      <style:paragraph-properties fo:margin-left="0cm" fo:margin-right="0cm" fo:text-indent="0.635cm" style:auto-text-indent="false">
        <style:tab-stops>
          <style:tab-stop style:position="3.318cm"/>
        </style:tab-stops>
      </style:paragraph-properties>
      <style:text-properties officeooo:paragraph-rsid="001890d3"/>
    </style:style>
    <style:style style:name="P67" style:family="paragraph" style:parent-style-name="Normal">
      <style:paragraph-properties fo:margin-left="0cm" fo:margin-right="0cm" fo:text-indent="0.635cm" style:auto-text-indent="false"/>
      <style:text-properties officeooo:paragraph-rsid="0018910a"/>
    </style:style>
    <style:style style:name="P68" style:family="paragraph" style:parent-style-name="Normal">
      <style:paragraph-properties fo:margin-left="0cm" fo:margin-right="0cm" fo:text-indent="0.635cm" style:auto-text-indent="false">
        <style:tab-stops>
          <style:tab-stop style:position="5.943cm"/>
        </style:tab-stops>
      </style:paragraph-properties>
      <style:text-properties officeooo:paragraph-rsid="0018910a"/>
    </style:style>
    <style:style style:name="P69" style:family="paragraph" style:parent-style-name="Normal">
      <style:paragraph-properties fo:margin-left="0cm" fo:margin-right="0cm" fo:text-indent="0.635cm" style:auto-text-indent="false">
        <style:tab-stops>
          <style:tab-stop style:position="4.803cm"/>
        </style:tab-stops>
      </style:paragraph-properties>
      <style:text-properties officeooo:paragraph-rsid="0018910a"/>
    </style:style>
    <style:style style:name="P70" style:family="paragraph" style:parent-style-name="Normal">
      <style:paragraph-properties fo:margin-left="0cm" fo:margin-right="0cm" fo:text-indent="0.635cm" style:auto-text-indent="false"/>
      <style:text-properties officeooo:paragraph-rsid="0019e0b0"/>
    </style:style>
    <style:style style:name="P71" style:family="paragraph" style:parent-style-name="Normal">
      <style:paragraph-properties fo:margin-left="0cm" fo:margin-right="0cm" fo:text-indent="0.635cm" style:auto-text-indent="false">
        <style:tab-stops>
          <style:tab-stop style:position="7.011cm"/>
        </style:tab-stops>
      </style:paragraph-properties>
      <style:text-properties officeooo:paragraph-rsid="0019e0b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90d3" style:font-weight-asian="bold" style:font-weight-complex="bold"/>
    </style:style>
    <style:style style:name="T5" style:family="text">
      <style:text-properties fo:font-weight="bold" officeooo:rsid="0019e0b0" style:font-weight-asian="bold" style:font-weight-complex="bold"/>
    </style:style>
    <style:style style:name="T6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language="el" fo:country="GR" style:language-asian="el" style:country-asian="GR" style:language-complex="el" style:country-complex="GR"/>
    </style:style>
    <style:style style:name="T9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0" style:family="text">
      <style:text-properties style:language-asian="el" style:country-asian="GR" style:language-complex="el" style:country-complex="GR"/>
    </style:style>
    <style:style style:name="T11" style:family="text">
      <style:text-properties fo:language="it" fo:country="IT" style:language-asian="el" style:country-asian="GR" style:language-complex="el" style:country-complex="GR"/>
    </style:style>
    <style:style style:name="T12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3" style:family="text">
      <style:text-properties fo:language="fr" fo:country="FR" style:language-asian="el" style:country-asian="GR" style:language-complex="el" style:country-complex="GR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5" style:family="text">
      <style:text-properties fo:color="#000000" loext:opacity="100%" officeooo:rsid="00189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2">G<text:bookmark-start text:name="bookmark0"/>ALENI DEFINITIONES MEDICAR<text:bookmark-end text:name="bookmark0"/></text:h>
      <text:h text:style-name="Heading_20_2" text:outline-level="2">Prooemium. </text:h>
      <text:p text:style-name="P49"><text:span text:style-name="T15">D</text:span>e medicis finitionibus opus cum<text:line-break/>medicis omnibus tum iis potissimum qui ad medicinam in-<text:line-break/>tr<text:span text:style-name="Default_20_Paragraph_20_Font"><text:span text:style-name="T1">a</text:span></text:span>ducuntur adolescentibus quam utilissimum, prout aequum<text:line-break/>censuisti, colligere ac scriptis mandare decrevi, Theutra<text:line-break/>medicorum optime. Quum enim ars medica vitae sit uti-<text:line-break/>Iis et ad hominum salutem inventa ac multa praeclara<text:line-break/>theoremata habeat eaque adoptionis arduae esse videantur,<text:line-break/>utilissimae erunt finitiones quae paucis. multa docere pos-<text:line-break/>sunt. Optima namque omnibus in artibus ac scientiis</text:p>
      <text:p text:style-name="P3">doctrina est quae non multis ac immensis sed paucis per-<text:line-break/>belle dignoscitur. At prisci quique ante Hippocratem ex-<text:line-break/>sistere in quorum volumina nos incidimus, neque res ul-<text:line-break/>las ad artem spectantes finierunt neque multos comme<text:span text:style-name="Default_20_Paragraph_20_Font"><text:span text:style-name="T1">a-<text:line-break/></text:span></text:span>tari<text:span text:style-name="Default_20_Paragraph_20_Font"><text:span text:style-name="T1">o</text:span></text:span>s, sed admodum paucos reliquerunt. Hos <text:span text:style-name="Default_20_Paragraph_20_Font"><text:span text:style-name="T1">tamen</text:span></text:span> lau-<text:line-break/>dare aequum est quod primi instituta <text:span text:style-name="Default_20_Paragraph_20_Font"><text:span text:style-name="T1">sua</text:span></text:span> ad usum tra-<text:line-break/>duxerint et vitae quid utile invenire studuerint. His an-<text:line-break/>tem succedens Hippocrates medicinam etiam conscripsit<text:line-break/>ipsamque in libro de arte definivit, ille qui semper bono-<text:line-break/>rutu auctor ac princeps fuit, cujus idcirco omnes Graeci<text:line-break/>in aevum omne erunt memores, quandoquidem publice<text:line-break/>est de omnibus bene meritus. Qui vero ab hujus tempo-<text:line-break/>ribus exstitere quidam finitiones conscripserunt atque hi<text:line-break/>non omnes. Sed seduli fuisse videntur in ejusmodi spe-<text:line-break/>culatione Herophili <text:span text:style-name="Default_20_Paragraph_20_Font"><text:span text:style-name="T1">s</text:span></text:span>ectatores et Apollonius Memphites et<text:line-break/>praeterea Athenaeus Attalenfis: verum et hi neque decenti<text:line-break/>usi sunt ordine neque tractatum compo<text:span text:style-name="Default_20_Paragraph_20_Font"><text:span text:style-name="T1">s</text:span></text:span>uerunt, fed spar-<text:line-break/>sim in libris conscripserunt parciusque praeterea descripte-</text:p>
      <text:p text:style-name="P3"><text:span text:style-name="Default_20_Paragraph_20_Font"><text:span text:style-name="T3">runt: neque enim omnes quae in medicina comperiuntur<text:line-break/>finierunt. Quidquid autem veritatis studio. asserimus, </text:span></text:span><text:span text:style-name="Default_20_Paragraph_20_Font"><text:span text:style-name="T2">id.<text:line-break/></text:span></text:span><text:span text:style-name="Default_20_Paragraph_20_Font"><text:span text:style-name="T3">ex occurrentibus dictorum virorum libris doceri potest.<text:line-break/>Nos vero. ruribus urgentes .asserimus ac proditas quidem<text:line-break/>a majoribus finitiones iisdem verbis describemus ac de-:<text:line-break/>nentem ordinem ipsis imponemus, atque si quaedam a ve-<text:line-break/>tustioribus editae non sint conficientes ipsi contexentes-<text:line-break/>que prout. et tu operae pretium esse censuisti perfectam<text:line-break/>collectionem construamus. Hoc namque ego credo , probe<text:line-break/>Teuthra, juvenibus instituendis neque fuisse- neque lore.<text:line-break/>utiliorem : atque haec hactenus. Primum itaque necesse<text:line-break/>est dicere quid sit utilissimum quidque ordini doctrinae:<text:line-break/>aptissimum, deinde quid ipsa sit sinitis apertum facere;<text:line-break/>postremo ac deinceps .finitiones ipsus subiicere.</text:span></text:span></text:p>
      <text:h text:style-name="Heading_20_2" text:outline-level="2"><text:span text:style-name="Default_20_Paragraph_20_Font">L</text:span></text:h>
      <text:p text:style-name="P52"><text:span text:style-name="Default_20_Paragraph_20_Font"><text:span text:style-name="T3"><text:s/>Finitio igitur ex nonnullis est oratio quae quale.<text:line-break/>sit illud de quo ferme est declarat. Definiri et hoc modo<text:line-break/>potest. Finitio est oratio conceptionis animi. Quidam</text:span></text:span></text:p>
      <text:p text:style-name="P3"><text:span text:style-name="Default_20_Paragraph_20_Font"><text:span text:style-name="T3">sic quoque finieru</text:span></text:span><text:span text:style-name="Default_20_Paragraph_20_Font"><text:span text:style-name="T2">n</text:span></text:span><text:span text:style-name="Default_20_Paragraph_20_Font"><text:span text:style-name="T3">t^ finitio est oratio quae edaequantium<text:line-break/>resolutione effertur,. vel finitio est quae nos brevi com-<text:line-break/>memoratione in rerum ..vocibus subiectarum notitiam du-<text:line-break/>cit,vel finitio est ^oratio quae ipsum este declarat, vel<text:line-break/>oratio quae nobis rei .notitiam demonstrat ac explicat.</text:span></text:span></text:p>
      <text:h text:style-name="Heading_20_2" text:outline-level="2"><text:span text:style-name="Default_20_Paragraph_20_Font">- II.</text:span></text:h>
      <text:p text:style-name="P52"><text:span text:style-name="Default_20_Paragraph_20_Font"><text:span text:style-name="T3">Definitio oratio est concisa quae fubjectae rei<text:line-break/>naturam explicat. Definitio autem dicitur a finibus aut<text:line-break/>terminis qui regionis ac loca finiunt ac terminant.</text:span></text:span></text:p>
      <text:h text:style-name="Heading_20_2" text:outline-level="2"><text:span text:style-name="Default_20_Paragraph_20_Font">111. </text:span></text:h>
      <text:p text:style-name="P52"><text:span text:style-name="Default_20_Paragraph_20_Font"><text:span text:style-name="T3">D ior limus seu distinctio divisio est rei quae tau-<text:line-break/>quatn universalis dicitur, non tamen universalis exsistit,<text:line-break/>.per .accessionem ad universale c</text:span></text:span><text:span text:style-name="Default_20_Paragraph_20_Font"><text:span text:style-name="T2">o</text:span></text:span><text:span text:style-name="Default_20_Paragraph_20_Font"><text:span text:style-name="T3">nversio.</text:span></text:span></text:p>
      <text:h text:style-name="Heading_20_2" text:outline-level="2"><text:span text:style-name="Default_20_Paragraph_20_Font">- . q. IV.</text:span></text:h>
      <text:p text:style-name="P53"><text:span text:style-name="Default_20_Paragraph_20_Font"><text:span text:style-name="T3">Scopiis est is qui primum mente concipitur finis;<text:line-break/>fitus autem est opus. scopi peractum.</text:span></text:span></text:p>
      <text:h text:style-name="Heading_20_2" text:outline-level="2"><text:span text:style-name="Default_20_Paragraph_20_Font">v..</text:span></text:h>
      <text:p text:style-name="P52"><text:span text:style-name="Default_20_Paragraph_20_Font"><text:span text:style-name="T3">Apnorismus est oratio concisa .quae perlectam<text:line-break/>complet sententiam vel sic. . Aphorismus. oratio est in v</text:span></text:span><text:span text:style-name="Default_20_Paragraph_20_Font"><text:span text:style-name="T2">o</text:span></text:span><text:span text:style-name="Default_20_Paragraph_20_Font"><text:span text:style-name="T3">ce<text:line-break/>quidem feu dictione perangust</text:span></text:span><text:span text:style-name="Default_20_Paragraph_20_Font"><text:span text:style-name="T2">e</text:span></text:span><text:span text:style-name="Default_20_Paragraph_20_Font"><text:span text:style-name="T3">, sententiis vero locuples.</text:span></text:span></text:p>
      <text:h text:style-name="Heading_20_2" text:outline-level="2"><text:span text:style-name="Default_20_Paragraph_20_Font"><text:line-break/>nisu VI. </text:span></text:h>
      <text:p text:style-name="P52"><text:span text:style-name="Default_20_Paragraph_20_Font"><text:span text:style-name="T3">Deicriptio-est oratio quae f</text:span></text:span><text:span text:style-name="Default_20_Paragraph_20_Font"><text:span text:style-name="T2">o</text:span></text:span><text:span text:style-name="Default_20_Paragraph_20_Font"><text:span text:style-name="T3">rma quadamadma-</text:span></text:span></text:p>
      <text:p text:style-name="P3">nifestandam rei notitiam rudius introducit. Alii sic. De-<text:line-break/><text:span text:style-name="Default_20_Paragraph_20_Font"><text:span text:style-name="T1">s</text:span></text:span>criptio,est oratio quae rudi typo res declarat.</text:p>
      <text:h text:style-name="Heading_20_2" text:outline-level="2">VII.</text:h>
      <text:p text:style-name="P54">Scientia est rerum comprehensio <text:span text:style-name="Default_20_Paragraph_20_Font"><text:span text:style-name="T1">s</text:span></text:span>olida ac certa<text:line-break/>quae a ratione nunquam deflectit. Potest quoque ita de-<text:line-break/>sini<text:span text:style-name="Default_20_Paragraph_20_Font"><text:span text:style-name="T1">t</text:span></text:span>i. Scientia est habitus immutabilis qui ex mentis<text:line-break/>conceptionibus opinionem haud a ratione deerrantem<text:line-break/>praebet.</text:p>
      <text:h text:style-name="Heading_20_2" text:outline-level="2">VIII.</text:h>
      <text:p text:style-name="P55"><text:tab/>Ars est praeceptorum exercitatione comproba-<text:line-break/>torum ad finem eorum quae in vita sunt perutilem con-<text:line-break/>geries. Vel sic. Ars est compages comprehensionum exer-<text:line-break/>citarum ad unum sinent relationem habentium.</text:p>
      <text:h text:style-name="Heading_20_2" text:outline-level="2">IX.</text:h>
      <text:p text:style-name="P55">Hippocrates in libeIIo de arte medicinam ita<text:line-break/>definit ac primum ipsam medicinam existimavit esse quae<text:line-break/>aegrotantium morbos plane tollit morborumque vehemen-<text:line-break/>tias coercet neque a morbo victis manus curatrices ad-<text:line-break/>movet, quum haec omnia restituere medicam artem non<text:line-break/>posse cuique notum sit. Aliter. Medicina ars est quae in<text:line-break/>hominum corporibus versatur ac sanitatem tuetur. Alio</text:p>
      <text:p text:style-name="P3">modo. Medica ars est additio et detractio; additio qui-<text:line-break/>dem eorum quae deficiunt; detractio vero eorum quae<text:line-break/>exsuperant. Alia ex Herophilo. Medicina ars est salu-<text:line-break/>brium et insalubrium et neutrorum. Vel sic. Medicina<text:line-break/>ars est sanitatis conservatrix. At plures hoc modo dest-<text:line-break/>inerunt. Medicina est ars quae sanis victus rationem et<text:line-break/>aegrotantibus medelas praescribit.</text:p>
      <text:h text:style-name="Heading_20_2" text:outline-level="2">X.</text:h>
      <text:p text:style-name="P56">Summae partes medicinae sunt duae, speculatio<text:line-break/>et actio. Praecedit autem actionem seu praxin speculatio.<text:line-break/>Speculari namque prius aliquid oportet atque ita deinde<text:line-break/>agere; nam praeceptio ratione constans exercendorum ope-<text:line-break/>rum principium est.</text:p>
      <text:h text:style-name="Heading_20_2" text:outline-level="2">XI.</text:h>
      <text:p text:style-name="P55">Partes medicinae quas et species quidam nun-<text:line-break/>cuparunt, funt quinque, physiologia, pathognomonica,<text:line-break/>diaetetica, materialis et therapeutica. Physiologia equi-<text:line-break/>dem est quae in speculatione Versatur regentis nos ac<text:line-break/>moderantis naturae. Pathognomonica vero quae in rei<text:line-break/>quae praeter naturam est dignotione versatur^ Diaetetica</text:p>
      <text:p text:style-name="P3">autem quae tum sanorum, tum aegrotantium victui incum-<text:line-break/>bit. Materialis quae materiam corpori nostro medentem<text:line-break/>continet. Therapeutica denique quae circa sanationem vel<text:line-break/>deperditae sanitatis revocationem ejusque restitutionem<text:line-break/>operam navali</text:p>
      <text:h text:style-name="Heading_20_2" text:outline-level="2">XII.</text:h>
      <text:p text:style-name="P55">Secta est multitudinis dogmatum propensio arte<text:line-break/>conditorum et ad unum finem relationem habentium. Aut<text:line-break/>sic. Secta est societas decretorum quae tum se mutuo<text:line-break/>tum apparentia consequuntur aut consequi putantur. Pos-<text:line-break/>sit autem aliquis ita quoque definire. Secta est consensus<text:line-break/>plurium dogmatum quae se invicem et apparentia conse-<text:line-break/>quuntur aut consequi existimantur. Comperitur vero<text:line-break/>hujusmodi quaedam definitio. Secta est assensio multitu-<text:line-break/>dinis dogmatum quae tum ad seipsa tum ad apparentia<text:line-break/>consequentiam habent. Aut ita. Secta assensio est ex<text:line-break/>dogmatum multitudine consequentiam inter se ad unum<text:line-break/>finem habentium.</text:p>
      <text:h text:style-name="Heading_20_2" text:outline-level="2">XIII.</text:h>
      <text:p text:style-name="P55">Dogma partim quidem proprie partim vero<text:line-break/>communiter dicitur: communiter quidem rei in actu con-</text:p>
      <text:p text:style-name="P3">sensio ; proprie vero rei comprobatio proindeque sane ma-<text:line-break/>gis rationalis secta dogmatica vocata est. Dogma utroque<text:line-break/>modo vocatur tum quod opinione percipitur; tum ipsa<text:line-break/>opinio. Illud pronunciatum, hoc sententia est.</text:p>
      <text:h text:style-name="Heading_20_2" text:outline-level="2">XIV.</text:h>
      <text:p text:style-name="P57">Medicinae sectae primae duae sunt empiriCa et<text:line-break/>rationalis et tertia methodica. Quartam autem sectam<text:line-break/>adinvenisse videtur Agathinus Lacedaemonius, quam epi-<text:line-break/>syntheticem <text:span text:style-name="Default_20_Paragraph_20_Font"><text:span text:style-name="T1">accumulantem</text:span></text:span> nominavit; nonnulli vero ecle-<text:line-break/>cticen <text:span text:style-name="Default_20_Paragraph_20_Font"><text:span text:style-name="T1">electricem</text:span></text:span>, alii hecticen <text:span text:style-name="Default_20_Paragraph_20_Font"><text:span text:style-name="T1">haburicem</text:span></text:span> appellarunt.</text:p>
      <text:h text:style-name="Heading_20_2" text:outline-level="2">XV.</text:h>
      <text:p text:style-name="P57">Empirica quidem secta est eorum quae saepis-<text:line-break/>sime et secundum idem et eodem prope modo visa sunt.</text:p>
      <text:h text:style-name="Heading_20_2" text:outline-level="2">XVI.</text:h>
      <text:p text:style-name="P58">Rationalis secta est rerum abditarum scientia</text:p>
      <text:p text:style-name="Normal">et hanc in medendo sequuntur effectus ac opera.</text:p>
      <text:h text:style-name="Heading_20_2" text:outline-level="2">XVII.</text:h>
      <text:p text:style-name="P57">Methodica secta cognitio est apparentium com-<text:line-break/>munitatum et proximarum et necessariarum ad medicinae<text:line-break/>finem. Communitates vero vocat vulgus adstrictum , flu-<text:line-break/>xum , ac permixtum.</text:p>
      <text:h text:style-name="Heading_20_2" text:outline-level="2">XVIII.</text:h>
      <text:p text:style-name="P59">Analogismus <text:span text:style-name="Default_20_Paragraph_20_Font"><text:span text:style-name="T1">ratiocinatio</text:span></text:span> est oratio quae ab</text:p>
      <text:p text:style-name="P2">evidenti ortum dubit et abditi comprehensionem facit; ut<text:line-break/>si sudores <text:span text:style-name="Default_20_Paragraph_20_Font"><text:span text:style-name="T1">i</text:span></text:span> funt, pori sunt; sudores etenim res quidem est<text:line-break/>evidens, Pori vero res abdita.</text:p>
      <text:h text:style-name="Heading_20_2" text:outline-level="2">XIX.</text:h>
      <text:p text:style-name="P60">Syllogismus est oratio in qua positis quibus-<text:line-break/>dam aliud quidpiam ab iis quae posita sunt, quod prius<text:line-break/>ignorabatur , necessario colligitur.</text:p>
      <text:h text:style-name="Heading_20_1" text:outline-level="1">XX.</text:h>
      <text:p text:style-name="P60">EpHogisinus est oratio quae quod sensim apparet<text:line-break/>sententiae, id in amplificationem adducit.</text:p>
      <text:h text:style-name="Heading_20_2" text:outline-level="2">XXI.</text:h>
      <text:p text:style-name="P60">Theorema <text:span text:style-name="Default_20_Paragraph_20_Font"><text:span text:style-name="T1">praece</text:span></text:span>p<text:span text:style-name="Default_20_Paragraph_20_Font"><text:span text:style-name="T1">tum</text:span></text:span> res est universalis quae<text:line-break/>medicinae finem consequens adstruitur. Aliter. Theorema<text:line-break/>est effatum universale quod medicinam complet fini^con-<text:line-break/>tinuume Aliter. Theorema est cujus contrarium raro evenit.</text:p>
      <text:h text:style-name="Heading_20_2" text:outline-level="2">XXII.</text:h>
      <text:p text:style-name="P61">Rarum est cujus contrarium evenit.</text:p>
      <text:h text:style-name="Heading_20_2" text:outline-level="2"><text:span text:style-name="Default_20_Paragraph_20_Font"><text:span text:style-name="T8">ΧΧΙΗ</text:span></text:span><text:span text:style-name="Default_20_Paragraph_20_Font"><text:span text:style-name="T10">. </text:span></text:span></text:h>
      <text:p text:style-name="P52">Anceps opini<text:span text:style-name="Default_20_Paragraph_20_Font"><text:span text:style-name="T1">o</text:span></text:span> est cujus contrarium perae-<text:line-break/>que accidit.</text:p>
      <text:h text:style-name="Heading_20_2" text:outline-level="2">XXIV.</text:h>
      <text:p text:style-name="P62">Finis est cujus gratia aliquid in medicina<text:line-break/>efficitur. Vel sic: Finis est ad quem quaecunque medi-</text:p>
      <text:p text:style-name="P3">cinae sunt reseruntur. Potest quoque ita definiri. Finis<text:line-break/>est in medicina id quod assequuti nihilo praeterea egemus.</text:p>
      <text:p text:style-name="P4">XXV.<text:tab/>Persectus est medicus qui in speculatione et<text:line-break/>praxi numeros omnes explevit.</text:p>
      <text:p text:style-name="P5">XXVI.<text:tab/>Optimus medicus est qui omnia in medicina<text:line-break/>recta ratione efficit.<text:tab/>LO <text:span text:style-name="Default_20_Paragraph_20_Font"><text:span text:style-name="T11">.</text:span></text:span><text:span text:style-name="Default_20_Paragraph_20_Font"><text:span text:style-name="T8">ί</text:span></text:span><text:span text:style-name="Default_20_Paragraph_20_Font"><text:span text:style-name="T11"> </text:span></text:span>O .</text:p>
      <text:p text:style-name="P6">XXVII.<text:tab/>Homo est animal ratiocinata, mortale, men-<text:line-break/>tis et scientiae capax.</text:p>
      <text:p text:style-name="P7">XXV11I.<text:tab/>Animal est substantia animata, sensu prae-<text:line-break/>dita quae et impetu et voluntate movetur.</text:p>
      <text:p text:style-name="P8">XXIX.<text:tab/>Anima est substantia incorporea quae per se<text:line-break/>ex Platone movetur. Ex Stoicis vero corpus tenuium<text:line-break/>partium quod ex seipso pro seminis ratione movetur.<text:line-break/>At secund<text:span text:style-name="Default_20_Paragraph_20_Font"><text:span text:style-name="T1">u</text:span></text:span>m Aristotelem persectio corporis naturalis , or-<text:line-break/>ganici, facultate vitam habentis. Aliter. Anima est spi-<text:line-break/>ritus in toto corpore consitus per quem vivimus, ratioci-<text:line-break/>namur ac reliquis <text:span text:style-name="Default_20_Paragraph_20_Font"><text:span text:style-name="T1">s</text:span></text:span>ubministrantia corporis sensibus fun-<text:line-break/>gimur.</text:p>
      <text:p text:style-name="P9">XXX.<text:tab/>Corpus est magnitudo triplici dimensione con-<text:line-break/>stans, habens in sese longitudinem, latitudinem et prosim-<text:line-break/>ditatam. Vel magnitudo ex spatiis tribus conflata.</text:p>
      <text:p text:style-name="P10">XXXI.<text:tab/>Elementum est ex quo primo et simplicissimo<text:line-break/>omnia constant et in quod simplicissimum postremum exi-<text:line-break/>flens omnia resolventur. Athenaeus vero Attalensis in<text:line-break/>tertio libro ita loquitur. Elementa medicinae, ut nonnulli<text:line-break/>veterum existimarunt, sunt calidum et frigidum et humi-<text:line-break/>dum et siccum , ex quibus primis apparentibus et simpli-<text:line-break/>cissimis et minimis homo constitutus est et in quae ultima<text:line-break/>apparentia et simplicissima ac minima resolutionem capit.</text:p>
      <text:p text:style-name="P11">XXXII.<text:tab/>Elementatio <text:span text:style-name="Default_20_Paragraph_20_Font"><text:span text:style-name="T1">parata</text:span></text:span> est eorundem fecundum<text:line-break/>idem eodemque modo doctrina. Alii ita : elementatio est<text:line-break/>ab elementis ad finem via.<text:tab/>ri<text:tab/>m ni</text:p>
      <text:p text:style-name="Normal"><text:span text:style-name="Default_20_Paragraph_20_Font"><text:span text:style-name="T2">e -</text:span></text:span></text:p>
      <text:p text:style-name="P12">XXXIII.<text:tab/>Constant nostra corpora ex solidis, humidis<text:line-break/>et spiritibus. Solida siquidem sunt ossa, cartilagines, nervi,<text:line-break/>musculi, venae, arteriae et quae delitescunt viscera. Hu-</text:p>
      <text:p text:style-name="P3">mida vero humores et excrementa. Spiritus denique na-<text:line-break/>tivus in corde calor est. /Aliter; ex quot constant nostra<text:line-break/>corpora? Ex quatuordecim, nervis, venis, arteriis , osii-<text:line-break/>bus, sanguine, spiritu, carne, pinguedine, cartilagine,<text:line-break/>unguibus, medulla, pilis, humoribus et membranis. Ali-<text:line-break/>ter; ex quibus constituta sunt nostra patibilia corpora?<text:line-break/>Ex quatuor, ex sanguine, pituita, bile et melancholico<text:line-break/>humore, quae et patibilia eIementa quidam vocitant. Ali-<text:line-break/>ter. Ex quibusnam constant nostra materialia corp<text:span text:style-name="Default_20_Paragraph_20_Font"><text:span text:style-name="T1">o</text:span></text:span>ra?<text:line-break/>Ex quatuor elementis, igne, aere, terra et aqua.</text:p>
      <text:p text:style-name="P13">XXXIV.<text:tab/>Anatome <text:span text:style-name="Default_20_Paragraph_20_Font"><text:span text:style-name="T1">seu dissectio</text:span></text:span> partium abditarum<text:line-break/>speculatio <text:span text:style-name="Default_20_Paragraph_20_Font"><text:span text:style-name="T1">ac conspectio</text:span></text:span> est. Anatomes species duae sunt,<text:line-break/>altera quae artificio , altera quae casu fit. Artificialis ita-<text:line-break/>que est quae a dogmaticis partium reconditarum gratia<text:line-break/>traditur vel in viventibus vel in mortuis atque vel in<text:line-break/>totis vel in partibus. Fortuita vero quae casu ut ex vul-<text:line-break/>nere magno evenit. Utuntur autem ea foli empirici.</text:p>
      <text:p text:style-name="P14">XXXV.<text:tab/>Chirurgia promptus est manuum intremula-<text:line-break/>rum motus cum experientia. Vel: artificiosa actio in me-<text:line-break/>dicina quae manibus vel instrumentis ob idoneum finem<text:line-break/>procedit.</text:p>
      <text:p text:style-name="P15">XXXVI.<text:tab/>Pericranium membrana est nervosa quae<text:line-break/>totam calvariam ambit.</text:p>
      <text:p text:style-name="P15">XXXVII.<text:tab/>Meninges sunt corpora nervosa et arteri<text:span text:style-name="Default_20_Paragraph_20_Font"><text:span text:style-name="T1">o</text:span></text:span>fa<text:line-break/>quae cerebrum investiunt.</text:p>
      <text:p text:style-name="P16">XXXVIII.<text:tab/>Cerebrum est album, molle velut e spu-<text:line-break/>ma quadam concretum, humidum et calidum.</text:p>
      <text:p text:style-name="P15">XXXIX.<text:tab/>Cerebellum est quod in posteriori loco ce-<text:line-break/>rebri constitutum est natura et colore cerebro simile.</text:p>
      <text:p text:style-name="P4">XI.<text:tab/>. Dorsi medulla est natura et colore cerebro con-.<text:line-break/>similis , verum et pinguior et candior ac minus principa-<text:line-break/>lis, quae per mediam spinam deducitur.</text:p>
      <text:p text:style-name="P4">XLI.<text:tab/>Oculi sunt qui ex quatuor constant tunicis,<text:line-break/>reticulari, uvea, cornea, conjunctiva; et tribus humori-<text:line-break/>bus, vitreo, crystallino et albugineo; ut et jam nervosa</text:p>
      <text:p text:style-name="P3">propagine vel nervis opticis qui subjectos colores et ma-<text:line-break/>gnitudines et figuras sensu percipiunt.</text:p>
      <text:p text:style-name="P1">XI.1I. Aures vero nervosae et cartilaginosae <text:span text:style-name="Default_20_Paragraph_20_Font"><text:span text:style-name="T1">s</text:span></text:span>unt<text:line-break/>quae voces earumque differentias sensu percipiunt.</text:p>
      <text:p text:style-name="P17">XI.1H. Nares nervosae cartilaginosaeque sunt odorum<text:line-break/>perceptrices.<text:tab/>ri<text:tab/>T , . t <text:span text:style-name="Default_20_Paragraph_20_Font"><text:span text:style-name="T1">t</text:span></text:span> i</text:p>
      <text:p text:style-name="P1">XL1V. Lingua venosa est et carnosa, subpinguis,<text:line-break/>sap<text:span text:style-name="Default_20_Paragraph_20_Font"><text:span text:style-name="T1">o</text:span></text:span>rum gustatrix , quae alimenti deglutitioni et vocis de-<text:line-break/>articulationi inservit. <text:span text:style-name="Default_20_Paragraph_20_Font"><text:span text:style-name="T1">l</text:span></text:span> . It Cn t .. l</text:p>
      <text:p text:style-name="P1">XLV. Pharynx interna est oris regio in quam tum<text:line-break/>stomachi tum laryngis extremum porrigitur quaeque de-<text:line-break/>glutitioni, inspirati<text:span text:style-name="Default_20_Paragraph_20_Font"><text:span text:style-name="T1">o</text:span></text:span>ni et voci inservit.</text:p>
      <text:p text:style-name="P1">XI.VI. Larynx cartilaginosus est per quem <text:span text:style-name="Default_20_Paragraph_20_Font"><text:span text:style-name="T1">s</text:span></text:span>piritum<text:line-break/>inspiramus quique simul voci inservit. <text:span text:style-name="Default_20_Paragraph_20_Font"><text:span text:style-name="T1">t</text:span></text:span></text:p>
      <text:p text:style-name="P1">XLVH. Pulmo est arteriosus ex laevinus asperisque<text:line-break/>constans arteriis fungosior; inspirandi instrumentum.</text:p>
      <text:p text:style-name="P1">X L VIII. Thorax est ex venis et arteriis et nervis<text:line-break/>ad respirationis impetum a natura constitutus^</text:p>
      <text:p text:style-name="P2">XLIX. Cor nervosum, musculosum venosumqne est<text:line-break/>continensque arterias , coniformis figurae, fubpingue , ex<text:line-break/>quo arteriae oriuntur ac venae per quas sanguis ac spi-<text:line-break/>ritus immittuntur. Aliter; cor est pars musculosa quod<text:line-break/>figuram habet coniformem ac duos ventriculos in quibus<text:line-break/>calidum innatum procreatur ac vitalis spiritus; a quo<text:line-break/>propagantur arteriae et venae exoriuntur per quas suggeri-<text:line-break/>tnr universo corpori humor vitalis et innatus cal<text:span text:style-name="Default_20_Paragraph_20_Font"><text:span text:style-name="T1">o</text:span></text:span>r.</text:p>
      <text:p text:style-name="P1">L.e Diaphragma pars nervosa est viscera quae in tho-<text:line-break/>race ab iis quae sub thorace sunt dirimens ac separans ;<text:line-break/>quod et septum transversum <text:span text:style-name="Default_20_Paragraph_20_Font"><text:span text:style-name="T1">seu cingulum</text:span></text:span> vocamus.</text:p>
      <text:p text:style-name="P18">LI. Jecur substantia venosum est et calidum ac as-<text:line-break/>fluens sanguine f primamque sanguinis generationem pluri-<text:line-break/>mam molitur, ventriculo quoque ad concoctionem obeun-<text:line-break/>dam confert <text:span text:style-name="Default_20_Paragraph_20_Font"><text:span text:style-name="T1">s</text:span></text:span>ua ipsum appositione concale<text:span text:style-name="Default_20_Paragraph_20_Font"><text:span text:style-name="T1">s</text:span></text:span>cens. Ali-<text:line-break/>ter; hepar est substantia rubra carnosum habens imminu-<text:line-break/>tionem in dextris locata partibus, in qua generatur san-<text:line-break/>guis ad totius corporis educationem..<text:tab/>t</text:p>
      <text:p text:style-name="P3"><text:span text:style-name="Default_20_Paragraph_20_Font"><text:span text:style-name="T9">τ</text:span></text:span><text:span text:style-name="Default_20_Paragraph_20_Font"><text:span text:style-name="T12"> </text:span></text:span><text:span text:style-name="Default_20_Paragraph_20_Font"><text:span text:style-name="T1">t .</text:span></text:span></text:p>
      <text:p text:style-name="P1">LH. Lien <text:span text:style-name="Default_20_Paragraph_20_Font"><text:span text:style-name="T1">pars</text:span></text:span> est venis arteriisque reserta; qui<text:line-break/>quum tenuia vasa multasque interjectas vasorum cavita-<text:line-break/>tes obtineat, ob id rarus laxusque est.</text:p>
      <text:p text:style-name="P1">LUI. Stomachus <text:span text:style-name="Default_20_Paragraph_20_Font"><text:span text:style-name="T1">substantia</text:span></text:span> nervosus est et arte-<text:line-break/>riosus; instrumentum appetentiae et deglutitionis , vel<text:line-break/>etiam meatus humidi siccique alimenti.</text:p>
      <text:p text:style-name="P1">LlV. Ventriculus nervosus alimenti humidi et sicci<text:line-break/>receptaculum est, ad id alimentum concoquendum ex-<text:line-break/>structus. I .<text:span text:style-name="Default_20_Paragraph_20_Font"><text:span text:style-name="T1">N</text:span></text:span> - - sui lo</text:p>
      <text:p text:style-name="P1">LV. Intestina sunt nervosa quorum alia ad coctio<text:span text:style-name="Default_20_Paragraph_20_Font"><text:span text:style-name="T1">g<text:line-break/></text:span></text:span>nem juvandam , alia ad <text:span text:style-name="Default_20_Paragraph_20_Font"><text:span text:style-name="T1">chylum</text:span></text:span> excipiendum, alia ad ex-<text:line-break/>cernendum recrementum progenita sunt. Quot ulnis con-<text:line-break/>stant intestina? intestina tredecim constant venis, <text:span text:style-name="Default_20_Paragraph_20_Font"><text:span text:style-name="T1">u</text:span></text:span>num-<text:line-break/>quodque propria vena mensuratur. Quot sunt intestinorum<text:line-break/>gradus seu ordines? Novem, stomachus, ventriculus, py-<text:line-break/>lorus, duodenum seu ecphysis, jejunum, tenue, caecum^<text:line-break/>colum , rectum.</text:p>
      <text:p text:style-name="P1">EVI. Renes carnosi ex carne friabiliore constituti,</text:p>
      <text:p text:style-name="P3">cola humidi excrementi ac veluti lacunae a natura<text:line-break/>conditi.</text:p>
      <text:p text:style-name="P1">I<text:span text:style-name="Default_20_Paragraph_20_Font"><text:span text:style-name="T1">N</text:span></text:span>II. Vesica est <text:span text:style-name="Default_20_Paragraph_20_Font"><text:span text:style-name="T1">pars</text:span></text:span> nervosa humidi excrementi<text:line-break/>receptaculum simul et excretorium instrumentum.</text:p>
      <text:p text:style-name="P19">LV11I. Testes carnosi mollesque sunt, humidi et ca-<text:line-break/>lidi ejus seminis quod in parastatis est concoctioni opi-<text:line-break/>tulantes.<text:tab/><text:span text:style-name="Default_20_Paragraph_20_Font"><text:span text:style-name="T1">su i</text:span></text:span> <text:span text:style-name="Default_20_Paragraph_20_Font"><text:span text:style-name="T8">ι</text:span></text:span><text:span text:style-name="Default_20_Paragraph_20_Font"><text:span text:style-name="T13"> </text:span></text:span>si .</text:p>
      <text:p text:style-name="P1">LIX. Parastatae astites sunt qui ex vena et arteria<text:line-break/>constant in unam naturam confertis semen continentes.</text:p>
      <text:p text:style-name="P1">LX. ^latrix seu uterus <text:span text:style-name="Default_20_Paragraph_20_Font"><text:span text:style-name="T1">pars</text:span></text:span> est foris nervosa, intus<text:line-break/>carnosior, conceptionis vas <text:span text:style-name="Default_20_Paragraph_20_Font"><text:span text:style-name="T1">s</text:span></text:span>eu organum; hystera seu ute-<text:line-break/>. rus haec quoque nominatur quod partium omnium po-<text:line-break/>strema fit. Aliter; matrix est quae et hystera dicitur. Ac<text:line-break/>matrix quidem dicitur quod sit omnium puerorum mater;<text:line-break/>hystera vero dicitur quod omnium partium postrema sita<text:line-break/>sit. Quot agendi facultates in coitibus habet uterus? qua-<text:line-break/>tuor, attractricem, retentricem, alteratricem et excretricem.</text:p>
      <text:p text:style-name="P2">LXl. Excreti<text:span text:style-name="Default_20_Paragraph_20_Font"><text:span text:style-name="T1">o</text:span></text:span> est educti<text:span text:style-name="Default_20_Paragraph_20_Font"><text:span text:style-name="T1">o</text:span></text:span> excrementorum corporibus</text:p>
      <text:p text:style-name="P1">V<text:line-break/>adhaerendum.</text:p>
      <text:p text:style-name="P1">EXII. t Stercus est excrementum alimenti ad cocti<text:span text:style-name="Default_20_Paragraph_20_Font"><text:span text:style-name="T1">o</text:span></text:span>nis<text:line-break/><text:span text:style-name="Default_20_Paragraph_20_Font"><text:span text:style-name="T1">primae</text:span></text:span> distributionisque finem secretum.</text:p>
      <text:p text:style-name="P1">LXIII. Urina <text:span text:style-name="Default_20_Paragraph_20_Font"><text:span text:style-name="T1">surum</text:span></text:span> est excusatum sanguinis in magna<text:line-break/>vena quae per renes et ureteras in vesicam desertor. Ali-<text:line-break/>ter : urina excrementum est quod in hepate quidem gene-<text:line-break/>ratur, in renibus vero secernitur ac per ureteras in uri-<text:line-break/>nariam vesicam derivatur ac inde per cervicem vesicae<text:line-break/>effluit, quam cervicem uretram appellitant, per quam il-<text:line-break/>lino urina deducitur.</text:p>
      <text:p text:style-name="P1">LXIV. Efficiens causa urinae est quae in hepate fit<text:line-break/>sanguinis generatio.</text:p>
      <text:p text:style-name="Normal">LXV. Quatuor sunt humores ex quibus animal con-<text:line-break/>fututum est, sanguis, pituita, bilis utraque, flava et atra.<text:line-break/>iHaec enim elementa corporis medicorum filii vocant,<text:line-break/>quandoquidem ex his constamus. Ex his sanguis calidus<text:line-break/>est et humidus ac dulcis; pituita frigida et humida, salsa,</text:p>
      <text:p text:style-name="Normal"><text:span text:style-name="Default_20_Paragraph_20_Font"><text:span text:style-name="T1">I</text:span></text:span></text:p>
      <text:p text:style-name="P3">glutinosaque <text:span text:style-name="Default_20_Paragraph_20_Font"><text:span text:style-name="T11">; </text:span></text:span>flava vero bilis calida et sicca, acris ac<text:line-break/>mordax; atra denique bilis sicca et frigida, acida et<text:line-break/>gravissima.</text:p>
      <text:p text:style-name="P1">LXVI. Sanguis calidus est et humidus in venis eo-<text:line-break/>piosus , in arteriis paucior, ex quo alitur animal.</text:p>
      <text:p text:style-name="P1">LXV1I. Pituita frigida est et humida ad ciborum<text:line-break/>deglutitionem et articulorum motus a natura fubjecta.</text:p>
      <text:p text:style-name="P1">LXVHI. Bitis flava calida est et sicca ad stomachi<text:line-break/>robur ac ventris excretiones comparata.</text:p>
      <text:p text:style-name="P20">LX1X. Bilis atra frigidior est flava Pedem quidem<text:line-break/>habens in liene, permixta vero sanguini ut ab eo secer-<text:line-break/>natur, ne is et crassius et ignavus et difficilis distributio-<text:line-break/>nis efficiatur.<text:tab/>.su<text:span text:style-name="Default_20_Paragraph_20_Font"><text:span text:style-name="T1"> .c</text:span></text:span> <text:span text:style-name="Default_20_Paragraph_20_Font"><text:span text:style-name="T8">ὶ</text:span></text:span></text:p>
      <text:p text:style-name="P1">LXX. Quatuor praeterea melancholici humoris disse-<text:line-break/>rentiae sunt; primus est elementarius; dein qui ex super-<text:line-break/>assatione flavae bilis gignitur quem bituminosum quoque<text:line-break/>nominamus, quod bituminis instar splendeat et qui ex</text:p>
      <text:p text:style-name="P3">terrea seu putrefacta pituita oriatur et qui ex faeculento<text:line-break/>sanguine constet. Flavae bilis sex differentiae habentur,<text:line-break/>bilis elementaria, vitellina, gsastea , porracea, aeruginosa<text:line-break/><text:span text:style-name="Default_20_Paragraph_20_Font"><text:span text:style-name="T1">e</text:span></text:span></text:p>
      <text:p text:style-name="P21">et pallida. Pituitae differentiae, dulcis, salsa et qualitatis<text:line-break/>expers seu insipida ;ri humores item tribus modis in ven-<text:line-break/>triculo degunt; nam aut innatant aut imbibuntur aut in-<text:line-break/>ducuntur.<text:tab/>-i .<text:span text:style-name="Default_20_Paragraph_20_Font"><text:span text:style-name="T1">ed</text:span></text:span>lluq</text:p>
      <text:p text:style-name="P22">LXXI. Mucus est excrementum cerebri quo levetur<text:line-break/>princeps animae pars.<text:tab/>, l ss, ,</text:p>
      <text:p text:style-name="P23">LXXII. Sudor est tenuis et ferest qui in sanguine<text:line-break/><text:span text:style-name="Default_20_Paragraph_20_Font"><text:span text:style-name="T3">est </text:span></text:span>humoris columen.<text:tab/><text:span text:style-name="Default_20_Paragraph_20_Font"><text:span text:style-name="T1">ror</text:span></text:span></text:p>
      <text:p text:style-name="Normal">., o</text:p>
      <text:p text:style-name="P1">LXXHI. Vena est vas sanguinis et naturalis spiritus<text:line-break/>cum sanguine commixti, nervosa, sensu praedita, humidam<text:line-break/><text:span text:style-name="Default_20_Paragraph_20_Font"><text:span text:style-name="T3">et </text:span></text:span>calidam substantiam continens; plus tamen continet<text:line-break/>sanguinis, minus vero vitalis spiritus. ali i n</text:p>
      <text:p text:style-name="P1">LXX1V. Arteria est vas sanguinis, paucioris purioris-<text:line-break/>que ac commixti naturalis spiritus copiosioris ac tenuio-<text:line-break/>ris , calidior et siccior majorique sensu praedita quatn vena</text:p>
      <text:p text:style-name="P3">quae pulsantem edit motum. Aliter: arteria est corpus<text:line-break/>cavum quod duplici^ constat tunica et a corde <text:span text:style-name="Default_20_Paragraph_20_Font"><text:span text:style-name="T1">ortum</text:span></text:span> ac<text:line-break/>impetum sumit fpiritumque vitaIem suppeditat. Excipit<text:line-break/>autem purum aërem in systole ; excernit vero in diastole<text:line-break/>fumosa ac fuliginosa recrementa; introducens igitur purum<text:line-break/>aërem et cor et nativum calorem resrigerat, usus itaque<text:line-break/>pulsus is est ut per aerem refrigeret; aeris quoque ipsa<text:line-break/>substantia quod spiritui nostro addat<text:span text:style-name="Default_20_Paragraph_20_Font"><text:span text:style-name="T1">u</text:span></text:span>r generatio additio-<text:line-break/>que est spiritus animalis.</text:p>
      <text:p text:style-name="P1">LXXV. Sex nobis insunt motus ut Aristoteles in ca-<text:line-break/>tegoriis asserit, generatio, corruptio, incrementum, decre-<text:line-break/>mentum , alteratio et loci commutatio.</text:p>
      <text:p text:style-name="P1">LXXVI. Nervus corpus est album ac solidum. Ner-<text:line-break/>vorum tres sunt differentiae; alii quidem ex cerebro et<text:line-break/>spinali medulla exorti sunt et hi proprie nervi appellan-<text:line-break/>tur; alii vero ex musculis tendones; alii denique ex osii-<text:line-break/>bus ligamenta.</text:p>
      <text:p text:style-name="P1">LXXVII. Nervi a cerebro et meningibus propagati</text:p>
      <text:p text:style-name="P3">communes, sicciores et minus calidi sunt venis et quam<text:line-break/>arteriae magis sentientes qui motus voluntarios perficiunt.</text:p>
      <text:p text:style-name="P1">LXXVIIL Nervi ex ossibus producti sunt qui ab os-<text:line-break/>sibus ad ossa prosecta articulos et corporis membra colli-<text:line-break/>gant ac contment. Q</text:p>
      <text:p text:style-name="P1">LXX1X. Nervus a musculo ortus musculi finis est<text:line-break/>veI aponeurosta quae in partem movendam inseritur.</text:p>
      <text:p text:style-name="P1">LXXX. Musculi sunt corpora nervosa, permixta etiam<text:line-break/>ipsis carne ad partium corporis motum procreati.</text:p>
      <text:p text:style-name="P1">LXXXI. Perlustra seu circosses membranae sunt in-<text:line-break/>tegumenta tenuia, fibrosa, velut indumenta ostium a na-<text:line-break/>tura conditae.</text:p>
      <text:p text:style-name="P1">LXXXII. Pinguedo est effusio alimenti circa mem-<text:line-break/>branas maxime concreta, sensus expers.</text:p>
      <text:p text:style-name="P1">LXXXHI. Caro concreta ex sanguine <text:span text:style-name="Default_20_Paragraph_20_Font"><text:span text:style-name="T1">pars</text:span></text:span> est hu-<text:line-break/>nuda et calida flexionem mollitiemque corpori praebens.</text:p>
      <text:p text:style-name="P1">LXXX1V. Medulla in ossibus est <text:span text:style-name="Default_20_Paragraph_20_Font"><text:span text:style-name="T1">pars</text:span></text:span> ossium cavita-<text:line-break/>tibus contenta, pinguis ac <text:span text:style-name="Default_20_Paragraph_20_Font"><text:span text:style-name="T1">s</text:span></text:span>ensu vacans.</text:p>
      <text:p text:style-name="P2">LXXXV. Cartilagines corpora sunt magis terrea ac<text:line-break/><text:span text:style-name="Default_20_Paragraph_20_Font"><text:span text:style-name="T1">s</text:span></text:span>en<text:span text:style-name="Default_20_Paragraph_20_Font"><text:span text:style-name="T1">s</text:span></text:span>us expertia , quales <text:span text:style-name="Default_20_Paragraph_20_Font"><text:span text:style-name="T1">s</text:span></text:span>unt nares ac aures.</text:p>
      <text:p text:style-name="P1">LXXXVI. Ossa sunt corpora sicca et Terrestria et<text:line-break/>frigida nec sensu praedita. Aliter. Os<text:span text:style-name="Default_20_Paragraph_20_Font"><text:span text:style-name="T1">i</text:span></text:span> est corpus magis<text:line-break/>terreum, frigidum ac sensus expers. Os est, ex Platone,<text:line-break/>medulIa quae calido concrescit; ex quibusdam vero me-<text:line-break/>dicis terrena concretio et .solida et sensus expers et ex-<text:line-break/>fanguis. Communia cartilaginis et unguis esse sensu carere<text:line-break/>et extra asperitatem esse. At cartilago imago est ossis;<text:line-break/>saepissime enim in articulis adjacet; unguis vero fupersi-<text:line-break/>cies ossis fuerit aut cutis concretio dura et sicca.</text:p>
      <text:p text:style-name="P1">LXXXV1I. Dentes sunt qui cibum dividunt atque<text:line-break/>conficiunt nonnihil et ad<text:span text:style-name="Default_20_Paragraph_20_Font"><text:span text:style-name="T1">g</text:span></text:span>vocis articulationem conferentes.</text:p>
      <text:p text:style-name="P1">LXXXVlll. Palatum <text:span text:style-name="Default_20_Paragraph_20_Font"><text:span text:style-name="T1">ceu coelum parvum</text:span></text:span>. est pars oris<text:line-break/>superior a coeli similitudine nomen accipiens.</text:p>
      <text:p text:style-name="P24">al LXXXIX. Gargareo seu columella caruncula est a<text:line-break/>faucibus dependens, vocis instrumentum l spiritus eausa<text:line-break/>sive absolutio.<text:tab/>.1. UMsa S .httOs.tiili P.O.llu</text:p>
      <text:p text:style-name="P25"><text:span text:style-name="Default_20_Paragraph_20_Font"><text:span text:style-name="T3">XC. Praelepiola sunt caritates ollium in quibus den-<text:line-break/>tes radices agunt.<text:tab/>. .</text:span></text:span></text:p>
      <text:p text:style-name="P1"><text:span text:style-name="Default_20_Paragraph_20_Font"><text:span text:style-name="T3">XCI. Ungues funt nervorum terminatio decoris gra—<text:line-break/>tia progeniti et quo^ captu quidquam digitis sit facilius.<text:line-break/>Alii sic: ungues funt cutis vinctura sicca et frigida ac<text:line-break/></text:span></text:span><text:span text:style-name="Default_20_Paragraph_20_Font"><text:span text:style-name="T2">t</text:span></text:span><text:span text:style-name="Default_20_Paragraph_20_Font"><text:span text:style-name="T3">en</text:span></text:span><text:span text:style-name="Default_20_Paragraph_20_Font"><text:span text:style-name="T2">t</text:span></text:span><text:span text:style-name="Default_20_Paragraph_20_Font"><text:span text:style-name="T3">us expers.</text:span></text:span></text:p>
      <text:p text:style-name="P1"><text:span text:style-name="Default_20_Paragraph_20_Font"><text:span text:style-name="T3">XC1I. . Pilus est corpus siccum et frigidum, </text:span></text:span><text:span text:style-name="Default_20_Paragraph_20_Font"><text:span text:style-name="T2">t</text:span></text:span><text:span text:style-name="Default_20_Paragraph_20_Font"><text:span text:style-name="T3">ensus ex-<text:line-break/>pera , ad tutelam ornatumque genitus. Quot ob causas<text:line-break/>pili in homine oriuntur? Ob duas; alii quidem ad or-<text:line-break/>natum in capite ac genis nuscuntur; alii vero ad usum<text:line-break/>in palpebris ac superciliis. Cur in capite multi generan-<text:line-break/>turi pili? Ob cutis siccitatem et fuliginosorum copiam<text:line-break/>excrementorum quae furium ab inferis partibus ad. ea<text:line-break/>loca mittuntur. Cur aetate vigentibus pilorum est densitas<text:line-break/></text:span></text:span><text:span text:style-name="Default_20_Paragraph_20_Font"><text:span text:style-name="T2">feu h</text:span></text:span><text:span text:style-name="Default_20_Paragraph_20_Font"><text:span text:style-name="T3">i</text:span></text:span><text:span text:style-name="Default_20_Paragraph_20_Font"><text:span text:style-name="T2">rsu</text:span></text:span><text:span text:style-name="Default_20_Paragraph_20_Font"><text:span text:style-name="T3">ti</text:span></text:span><text:span text:style-name="Default_20_Paragraph_20_Font"><text:span text:style-name="T2">a?</text:span></text:span><text:span text:style-name="Default_20_Paragraph_20_Font"><text:span text:style-name="T3"> Ob eam qua ipsi abundant excrementorum<text:line-break/>copiam tum ob cutis meatus </text:span></text:span><text:span text:style-name="Default_20_Paragraph_20_Font"><text:span text:style-name="T2">quo</text:span></text:span><text:span text:style-name="Default_20_Paragraph_20_Font"><text:span text:style-name="T3">s </text:span></text:span><text:span text:style-name="Default_20_Paragraph_20_Font"><text:span text:style-name="T2">haben</text:span></text:span><text:span text:style-name="Default_20_Paragraph_20_Font"><text:span text:style-name="T3">t ampliores tum<text:line-break/>ob eorum cutim neque aridiorem neque molliorem. Cur<text:line-break/>pueris pil</text:span></text:span><text:span text:style-name="Default_20_Paragraph_20_Font"><text:span text:style-name="T2">o</text:span></text:span><text:span text:style-name="Default_20_Paragraph_20_Font"><text:span text:style-name="T3">rum est raritas </text:span></text:span><text:span text:style-name="Default_20_Paragraph_20_Font"><text:span text:style-name="T2">seu pauc</text:span></text:span><text:span text:style-name="Default_20_Paragraph_20_Font"><text:span text:style-name="T3">i</text:span></text:span><text:span text:style-name="Default_20_Paragraph_20_Font"><text:span text:style-name="T2">ta</text:span></text:span><text:span text:style-name="Default_20_Paragraph_20_Font"><text:span text:style-name="T3">s? Tum qu</text:span></text:span><text:span text:style-name="Default_20_Paragraph_20_Font"><text:span text:style-name="T2">o</text:span></text:span><text:span text:style-name="Default_20_Paragraph_20_Font"><text:span text:style-name="T3">d his</text:span></text:span></text:p>
      <text:p text:style-name="P3"><text:span text:style-name="Default_20_Paragraph_20_Font"><text:span text:style-name="T3">haud multa sint fuliginofa excrementa tum quod his desint<text:line-break/>cutis meatus aut potius quod adsint meatus angustiores.<text:line-break/>Quot ob causas calvi fiunt homines? Ob duas, ob fum-<text:line-break/>mam siccitatem ac proinde alimenti pilis idonei penuriam<text:line-break/>et ob summam humiditatem , quemadmodum terra quae<text:line-break/>herbam gerit aqua multa putrefacit.</text:span></text:span></text:p>
      <text:p text:style-name="P1"><text:span text:style-name="Default_20_Paragraph_20_Font"><text:span text:style-name="T3">XClll. Cutis est corpus nervofum universum totius<text:line-break/>corporis ambitum </text:span></text:span><text:span text:style-name="Default_20_Paragraph_20_Font"><text:span text:style-name="T2">o</text:span></text:span><text:span text:style-name="Default_20_Paragraph_20_Font"><text:span text:style-name="T3">periens, </text:span></text:span><text:span text:style-name="Default_20_Paragraph_20_Font"><text:span text:style-name="T2">o</text:span></text:span><text:span text:style-name="Default_20_Paragraph_20_Font"><text:span text:style-name="T3">rnatus gratia et totius ra-<text:line-break/>tione et ad noxias causas propulsandas procreatum.</text:span></text:span></text:p>
      <text:p text:style-name="P1"><text:span text:style-name="Default_20_Paragraph_20_Font"><text:span text:style-name="T3">. XCIV. Semen conspersa est in humido facultas ra-.<text:line-break/>tionem ejus continens, quae facultas si idoneas formas ac<text:line-break/>materias sortiatur in hominis generationem explicatur.<text:line-break/>Vel aliter hoc modo: femen est humor qui in parallelis<text:line-break/>continetur calido. spiritu constans ex quo nasci hominem<text:line-break/>decet. Aliter: semen est fpiritus calidus in humido<text:line-break/>qui ex seipso movetur ac gignere tale potest, quale<text:line-break/>id a quo emissum esu Vel: avulsum materialis animae<text:line-break/>partis cum spiritu. humido. zeno autem Citieus ita fini-</text:span></text:span></text:p>
      <text:p text:style-name="P3">vit: semen est hominis abstractum vel avulsum quod homo<text:line-break/>cum humida animae parte ejaculatur et generis maiorum<text:line-break/>compages talis existit ac tale generat ac id commixtum<text:line-break/>a quo excreta est.</text:p>
      <text:p text:style-name="P1">XCV. Natura est ignis artificialis qui via ad gene-<text:line-break/>rationem tendit et ex seipso essicaciter movetur. Aliter<text:line-break/>ex Platone: natura ars est divina. Vel: natura est artifi-.<text:line-break/>clasis quaedam facultas. Alio modo: natura spiritus est<text:line-break/>caliduS qui ex seipso movetur ac pro seminariis faculta-<text:line-break/>tibus hominem generat, perficit, conservat. Vel sic: na-<text:line-break/>tura est facultas quae per fe movetur, generationis et<text:line-break/>consormationiS et perfectionis auctor quae hominem pro-<text:line-break/>creat conformatque. Dicitur natura cujusque rei et teani<text:line-break/>peramentum et habitua; motus quoque <text:span text:style-name="Default_20_Paragraph_20_Font"><text:span text:style-name="T1">proprio</text:span></text:span> impetu<text:line-break/>concitatus et quae animal moderatur facultas natura nun-<text:line-break/>cupatur. Sic quoque definiri potest; natura spiritus est<text:line-break/>caliduS qui ex sese pro seminariis rationibus movetur<text:line-break/>quique in praefinitis temporibusi ac magnitudinibus homi-<text:line-break/>nem generat, perficit atque conservat.</text:p>
      <text:p text:style-name="P2">XCVI. Habitus est spiritus continens et cohibens<text:line-break/>partes.</text:p>
      <text:p text:style-name="P1">XCVII. Appetentia est cibi potusque desiderium et<text:line-break/>indagatio.</text:p>
      <text:p text:style-name="P1">XCVHI. Deglutitio est solidi et liquidi attractio quae<text:line-break/>a stomaCho in ventriculum fit. Vel hoc pacto t deglutitio<text:line-break/>est ingestio alimenti liquidi et solidi quae ex ore per<text:line-break/>stomachum in ventriculum perficitur.</text:p>
      <text:p text:style-name="P1">XClX. Coctio est mixtio et chyli consertio ac velut<text:line-break/>elixatio alimenti in ventriculo atque intestinis in distribu-<text:line-break/>tionem mutatione facta. Aliter. Coctio confectio est ali-<text:line-break/>menti per mutationem in ventriculo et intestinis. Vel sic.<text:line-break/>Coctio immutatio est prompta ad sanguinis generationem<text:line-break/>quae a natura fit per calorem elixationi similia. Quomodo<text:line-break/>Hippocrates et Erasistratus et Empedocles et Asclepiades<text:line-break/>coctiones alimenti fieri asserunt^ Concoctiones alimenti<text:line-break/>fieri quidem putat Hippocrates a calido innato; Erasistra-</text:p>
      <text:p text:style-name="P3"><text:span text:style-name="Default_20_Paragraph_20_Font"><text:span text:style-name="T3">tus contritione et laevigatione,. amplexu ventriculi et afci-<text:line-break/>tjtii fpiritus proprietate; Empedocles autem putrefactione;<text:line-break/>alii, quemadmodum et Asclepiades Bithynus, ex crudis<text:line-break/>fieri distributiones affirmarunt; ipsa quoque animam esse<text:line-break/>quinque fenfuum exercitationem dixit.</text:span></text:span></text:p>
      <text:p text:style-name="P1"><text:span text:style-name="Default_20_Paragraph_20_Font"><text:span text:style-name="T3">C. Sanguificatio est in sanguinem alimenti mutatio.</text:span></text:span></text:p>
      <text:p text:style-name="P1"><text:span text:style-name="Default_20_Paragraph_20_Font"><text:span text:style-name="T3">CI. Distributio est cocti, confecti et in sanguinem<text:line-break/>conversi alimenti in corporis particulas omnes et partes<text:line-break/>attractio quam nativus calor molitur. Quidam hoc modo:<text:line-break/>distributio est concoctio alimenti in totum corpus attra-<text:line-break/>ctio, quam naturalis obit calor cum propria mutatione<text:line-break/>confectioneque.</text:span></text:span></text:p>
      <text:p text:style-name="P1"><text:span text:style-name="Default_20_Paragraph_20_Font"><text:span text:style-name="T3">CII. Auctio est corporum in longitudinem, latitudi-<text:line-break/>nemet profunditatem promotio ac processus.</text:span></text:span></text:p>
      <text:p text:style-name="P1"><text:span text:style-name="Default_20_Paragraph_20_Font"><text:span text:style-name="T3">Clu. Nutritio est additio quae corporibus in circui-^<text:line-break/>tum et latitudinem fit.</text:span></text:span></text:p>
      <text:p text:style-name="P1"><text:span text:style-name="Default_20_Paragraph_20_Font"><text:span text:style-name="T3">CIV. Aetates quatuor funt; prima quidem adole-</text:span></text:span></text:p>
      <text:p text:style-name="P3"><text:span text:style-name="Default_20_Paragraph_20_Font"><text:span text:style-name="T2">t</text:span></text:span><text:span text:style-name="Default_20_Paragraph_20_Font"><text:span text:style-name="T3">uentum, fecunda vigentium fert juvenum, tertia medio-<text:line-break/>cum , quarta senum. Adolescentes quidem temperamento<text:line-break/>calidi et humidi funt ac veri similes. - Vigentes calidi et<text:line-break/>sicci idem cum aestate temperamentum adepti. Medii feu<text:line-break/>declinantes frigidi et sicci sunt temperamenti autumno<text:line-break/>consimiles ; </text:span></text:span><text:span text:style-name="Default_20_Paragraph_20_Font"><text:span text:style-name="T2">t</text:span></text:span><text:span text:style-name="Default_20_Paragraph_20_Font"><text:span text:style-name="T3">enes frigidi et humidi hiemique similes. Ex-<text:line-break/>uberat fanguis adolescentibus, flava bilis juvenibus, rne-<text:line-break/>diis feu declinantibus atra, pituita senibus, quod innatus<text:line-break/>calor multus quidem sit adolescentibus, vigens vero juve-<text:line-break/>ullius, medius mediis, senibus paucissimus.</text:span></text:span></text:p>
      <text:p text:style-name="P1"><text:span text:style-name="Default_20_Paragraph_20_Font"><text:span text:style-name="T3">CV. Adolescentia est in qua augescit animal incre-<text:line-break/>mentum capessente in ipsi, calido et humido; quo tempore<text:line-break/>coaeq</text:span></text:span><text:span text:style-name="Default_20_Paragraph_20_Font"><text:span text:style-name="T2">u</text:span></text:span><text:span text:style-name="Default_20_Paragraph_20_Font"><text:span text:style-name="T3">alia sunt accedentibus </text:span></text:span><text:span text:style-name="Default_20_Paragraph_20_Font"><text:span text:style-name="T2">a</text:span></text:span><text:span text:style-name="Default_20_Paragraph_20_Font"><text:span text:style-name="T3">l</text:span></text:span><text:span text:style-name="Default_20_Paragraph_20_Font"><text:span text:style-name="T2">imenti</text:span></text:span><text:span text:style-name="Default_20_Paragraph_20_Font"><text:span text:style-name="T3">s secedentis .exere-<text:line-break/>menta aut quum quod adnascitur majus est quam quod decidit.</text:span></text:span></text:p>
      <text:p text:style-name="P1"><text:span text:style-name="Default_20_Paragraph_20_Font"><text:span text:style-name="T3">CVIV Vigor est aetas in qua auctum periectumque<text:line-break/>animal est absolutis in eo calore atque humore quumque.<text:line-break/>accedentibus decedentia paria existunt.</text:span></text:span></text:p>
      <text:p text:style-name="P2"><text:span text:style-name="Default_20_Paragraph_20_Font"><text:span text:style-name="T3">CVII. Senectus aetas est in qua imminuitur deficit-.<text:line-break/>que animal decrescentibus in eo calido et humido , fri-<text:line-break/>gido autem et sicco augescentibus.</text:span></text:span></text:p>
      <text:p text:style-name="P1"><text:span text:style-name="Default_20_Paragraph_20_Font"><text:span text:style-name="T3">CV11I. Respiratio est motus thoracis et pulmonis.<text:line-break/>Ejus autem partes duae sunt inspiratio et exspiratio. Vel<text:line-break/>hoc modo.: respiratio est attractio aeris per oset nares in<text:line-break/>cerebrum et per fauces et pulmones in cor, adit quoque<text:line-break/>in ventriculum atque ex accepto aere rursum pauca quae-<text:line-break/>dam in ambientem fit redditio.</text:span></text:span></text:p>
      <text:p text:style-name="P1"><text:span text:style-name="Default_20_Paragraph_20_Font"><text:span text:style-name="T3">C1X. Perfpiratio est attractio aeris praeter volnera-<text:line-break/>tem a naturali calore per corporis ipsius superficiem cum<text:line-break/>iis quae una abeunt facta. Aliter: perfpi</text:span></text:span><text:span text:style-name="Default_20_Paragraph_20_Font"><text:span text:style-name="T2">r</text:span></text:span><text:span text:style-name="Default_20_Paragraph_20_Font"><text:span text:style-name="T3">atio est ex cor-<text:line-break/>pore attractio aeris cum naturali appetentia per totum<text:line-break/>corpus ac rursus per vias excretio.</text:span></text:span></text:p>
      <text:p text:style-name="P1"><text:span text:style-name="Default_20_Paragraph_20_Font"><text:span text:style-name="T3">CX. Pulsus est cordis et arteriarum naturalis dila-<text:line-break/>tatio et contractio. Sunt autem duae pulsus partes dia-<text:line-break/>stole et fystole. Vel sic: pulsus est cordis et arteriarum</text:span></text:span></text:p>
      <text:p text:style-name="P3"><text:span text:style-name="Default_20_Paragraph_20_Font"><text:span text:style-name="T3">et cerebri et meningum naturalis ac inuoluntarius motus<text:line-break/>per diastolen et systolen. Sic quoque definiri potest: pul-<text:line-break/>sus est motus naturalis ac involuntarius caloris qui in corde<text:line-break/>continetur in fe et a se similiter et cor et arterias com-<text:line-break/>movens. Aliter: pulsus est cordis atque arteriarum natu-<text:line-break/>ralis per diastole</text:span></text:span><text:span text:style-name="Default_20_Paragraph_20_Font"><text:span text:style-name="T2">n</text:span></text:span><text:span text:style-name="Default_20_Paragraph_20_Font"><text:span text:style-name="T3"> ac . fystole</text:span></text:span><text:span text:style-name="Default_20_Paragraph_20_Font"><text:span text:style-name="T2">n</text:span></text:span><text:span text:style-name="Default_20_Paragraph_20_Font"><text:span text:style-name="T3"> motus ad innati caloris<text:line-break/>refrigerationem^ et vitalis roboris incrementum et animalis<text:line-break/>spiritus generationem. Aliter: pullus est verax eorum<text:line-break/>nuncius quae in profundo delitescunt et vates obscurorum<text:line-break/>et incertorum-index motu concinno ac musica percussione<text:line-break/>dispositionem praenuncians invisibilem.</text:span></text:span></text:p>
      <text:p text:style-name="P1"><text:span text:style-name="Default_20_Paragraph_20_Font"><text:span text:style-name="T3">CXI. Genus pulsus est motio quae nec sedari potest<text:line-break/>nec a voluntate progreditur in sempiterni motus disten-<text:line-break/>tione ac contractione consistens atque in corde et arteriis<text:line-break/>principium obtinens. Arteria vel circulatim movetur vel<text:line-break/>in rectum. Constat in .orbem non moveri, quod autem<text:line-break/>neque in rectum agatur hinc manifeste noveris. A loco<text:line-break/>in.. locum demigrant quaecunque in rectum moventur</text:span></text:span></text:p>
      <text:p text:style-name="P3"><text:span text:style-name="Default_20_Paragraph_20_Font"><text:span text:style-name="T3">finemque obtinent motionis: non ergo in rectum movetur.<text:line-break/>Quod si quum duo sint motus neutro cieatur, non igitur<text:line-break/>movetur. At id salsum et fenfui repugnat; etenim mo-<text:line-break/>vetor. Quum igitur moveatur, demonstrandum est quali<text:line-break/>motu moveatur arteria. Dicimus itaque arteriam mixto<text:line-break/>cieri motu tum circulari tum recto. Porro an mixta hujus<text:line-break/>motio sit, ut dictum est, consentanea rationi, demonstratio<text:line-break/>est centrum.</text:span></text:span></text:p>
      <text:p text:style-name="P1"><text:span text:style-name="Default_20_Paragraph_20_Font"><text:span text:style-name="T3">CX11. Centrum autem appello medium punctum a<text:line-break/>quo fefe dilatantia arteriae fluxus foras impellitur et ad<text:line-break/>quod rursum fefe contrahentis lapsus it. Hac igitur ra-<text:line-break/>tione moveri fecundum rectitudinem videtur; ex eo autem<text:line-break/>quod in orbem perpetuo agatur, speciem nobis invehit<text:line-break/>circularis motionis. At si velis hisce rebus arteriae con-<text:line-break/>templari motum, sit tibi haec similitudo rei narratae per-<text:line-break/>spicua. Aliquis fumat lapidem ac in aquam ejaculetur;<text:line-break/>deinde </text:span></text:span><text:span text:style-name="Default_20_Paragraph_20_Font"><text:span text:style-name="T2">per incusa</text:span></text:span><text:span text:style-name="Default_20_Paragraph_20_Font"><text:span text:style-name="T3">m a lapide plagam concipies arteriam ;<text:line-break/>qui ex ip</text:span></text:span><text:span text:style-name="Default_20_Paragraph_20_Font"><text:span text:style-name="T2">t</text:span></text:span><text:span text:style-name="Default_20_Paragraph_20_Font"><text:span text:style-name="T3">a factus est circulus manifestam tibi diastolem<text:line-break/>effingit. Si vero rudunt non ad infinitum ipsius circulum</text:span></text:span></text:p>
      <text:p text:style-name="P3"><text:span text:style-name="Default_20_Paragraph_20_Font"><text:span text:style-name="T3">ire concipies, imo stare ac incipere paulo post imminui, .<text:line-break/>quousque in eum </text:span></text:span><text:span text:style-name="Default_20_Paragraph_20_Font"><text:span text:style-name="T2">locum</text:span></text:span><text:span text:style-name="Default_20_Paragraph_20_Font"><text:span text:style-name="T3"> ejaculatus fueris unde principium<text:line-break/>ortus accepit.</text:span></text:span></text:p>
      <text:p text:style-name="P1"><text:span text:style-name="Default_20_Paragraph_20_Font"><text:span text:style-name="T3">CXIII. Princeps animae facultas ea est quae parti-<text:line-break/>bus animae praeest, quae regnat et imperat in cerebri basi<text:line-break/>redent obtinens. Quidam hoc modo: princeps animae fa-<text:line-break/>cultas est quae universi animantis gubernationi praeest in<text:line-break/>cerebri corde constituta.</text:span></text:span></text:p>
      <text:p text:style-name="P1"><text:span text:style-name="Default_20_Paragraph_20_Font"><text:span text:style-name="T3">CX1V. Ministra animae facultas feu pars est quae prin-<text:line-break/>cipi fubdita est atque ministrat in reliquo corpore collocata.</text:span></text:span></text:p>
      <text:p text:style-name="P1"><text:span text:style-name="Default_20_Paragraph_20_Font"><text:span text:style-name="T3">CXU Sen</text:span></text:span><text:span text:style-name="Default_20_Paragraph_20_Font"><text:span text:style-name="T2">t</text:span></text:span><text:span text:style-name="Default_20_Paragraph_20_Font"><text:span text:style-name="T3">os est assectus animae per corpus, nuncius<text:line-break/>rei motum concitantis. Quid differt len</text:span></text:span><text:span text:style-name="Default_20_Paragraph_20_Font"><text:span text:style-name="T2">t</text:span></text:span><text:span text:style-name="Default_20_Paragraph_20_Font"><text:span text:style-name="T3">us et sensorium<text:line-break/>et sensibile et sensificum ? Differt; </text:span></text:span><text:span text:style-name="Default_20_Paragraph_20_Font"><text:span text:style-name="T2">t</text:span></text:span><text:span text:style-name="Default_20_Paragraph_20_Font"><text:span text:style-name="T3">en</text:span></text:span><text:span text:style-name="Default_20_Paragraph_20_Font"><text:span text:style-name="T2">t</text:span></text:span><text:span text:style-name="Default_20_Paragraph_20_Font"><text:span text:style-name="T3">us siquidem est agens<text:line-break/>facultas. Sensorium vero organum lest quod </text:span></text:span><text:span text:style-name="Default_20_Paragraph_20_Font"><text:span text:style-name="T2">t</text:span></text:span><text:span text:style-name="Default_20_Paragraph_20_Font"><text:span text:style-name="T3">ensum ali-<text:line-break/>quem creditum habet. Sensibile est quod sub </text:span></text:span><text:span text:style-name="Default_20_Paragraph_20_Font"><text:span text:style-name="T2">t</text:span></text:span><text:span text:style-name="Default_20_Paragraph_20_Font"><text:span text:style-name="T3">en</text:span></text:span><text:span text:style-name="Default_20_Paragraph_20_Font"><text:span text:style-name="T2">t</text:span></text:span><text:span text:style-name="Default_20_Paragraph_20_Font"><text:span text:style-name="T3">um ca-<text:line-break/>diu Sensificum </text:span></text:span><text:span text:style-name="Default_20_Paragraph_20_Font"><text:span text:style-name="T2">seu sensu praeditum</text:span></text:span><text:span text:style-name="Default_20_Paragraph_20_Font"><text:span text:style-name="T3"> est id ipsum quod<text:line-break/>fentit veluti. senius, vi</text:span></text:span><text:span text:style-name="Default_20_Paragraph_20_Font"><text:span text:style-name="T2">t</text:span></text:span><text:span text:style-name="Default_20_Paragraph_20_Font"><text:span text:style-name="T3">us, gustus, olfactus et reliqui</text:span></text:span></text:p>
      <text:p text:style-name="P3"><text:span text:style-name="Default_20_Paragraph_20_Font"><text:span text:style-name="T3">siensus auditus et tactus. Sensorium est vel oculus vel<text:line-break/>na</text:span></text:span><text:span text:style-name="Default_20_Paragraph_20_Font"><text:span text:style-name="T2">t</text:span></text:span><text:span text:style-name="Default_20_Paragraph_20_Font"><text:span text:style-name="T3">us vel lingua et quae sentiendi organa nuncupantur.<text:line-break/>Sensile lignum vel lapis vel paries vel columna et quae-<text:line-break/>cumque </text:span></text:span><text:span text:style-name="Default_20_Paragraph_20_Font"><text:span text:style-name="T2">t</text:span></text:span><text:span text:style-name="Default_20_Paragraph_20_Font"><text:span text:style-name="T3">e sensibus obiiciunt, Sensu pollet Theon et Dion<text:line-break/>et quaecunque sentiunt animalia.</text:span></text:span></text:p>
      <text:p text:style-name="P1"><text:span text:style-name="Default_20_Paragraph_20_Font"><text:span text:style-name="T3">CXVL Sensus quinque sunt , vi</text:span></text:span><text:span text:style-name="Default_20_Paragraph_20_Font"><text:span text:style-name="T2">t</text:span></text:span><text:span text:style-name="Default_20_Paragraph_20_Font"><text:span text:style-name="T3">us, auditus, gustus,<text:line-break/>olsactus, tactus. Ministrant autem hi ac inserviunt ani-<text:line-break/>mae ut Asclepiades Bitbynus asserit, qui proi</text:span></text:span><text:span text:style-name="Default_20_Paragraph_20_Font"><text:span text:style-name="T2">n</text:span></text:span><text:span text:style-name="Default_20_Paragraph_20_Font"><text:span text:style-name="T3">de animam<text:line-break/>esse quinque sensuum exercitationem dixit.</text:span></text:span></text:p>
      <text:p text:style-name="P1"><text:span text:style-name="Default_20_Paragraph_20_Font"><text:span text:style-name="T3">CXV1I. Vi</text:span></text:span><text:span text:style-name="Default_20_Paragraph_20_Font"><text:span text:style-name="T2">t</text:span></text:span><text:span text:style-name="Default_20_Paragraph_20_Font"><text:span text:style-name="T3">us est </text:span></text:span><text:span text:style-name="Default_20_Paragraph_20_Font"><text:span text:style-name="T2">sensu</text:span></text:span><text:span text:style-name="Default_20_Paragraph_20_Font"><text:span text:style-name="T3">s qui fit per oculos contum-<text:line-break/>persto in ipsis tenui spiritu pupillae locum potissimum<text:line-break/>obtinente, per quem visoriae apprehensiones fiunt. Quid<text:line-break/>visus est? Visus est facultas aeriae substantiae lucida, ad-<text:line-break/>spectus autem activus.</text:span></text:span></text:p>
      <text:p text:style-name="P1"><text:span text:style-name="Default_20_Paragraph_20_Font"><text:span text:style-name="T3">CXV11I. Auditus est </text:span></text:span><text:span text:style-name="Default_20_Paragraph_20_Font"><text:span text:style-name="T2">sensu</text:span></text:span><text:span text:style-name="Default_20_Paragraph_20_Font"><text:span text:style-name="T3">s qui fit per spiritum in<text:line-break/>auribus contentum qui siccior magis quam tenuior exsistit,<text:line-break/>quo auditoriae apprehensiones efficiuntur.</text:span></text:span></text:p>
      <text:p text:style-name="P1"><text:span text:style-name="Default_20_Paragraph_20_Font"><text:span text:style-name="T3">CXIX. Olfactus est qui absolvitur spiritu in naribus</text:span></text:span></text:p>
      <text:p text:style-name="P3"><text:span text:style-name="Default_20_Paragraph_20_Font"><text:span text:style-name="T3">contento fuliginoso halituosioreque , per quem olfactilium<text:line-break/>fiunt apprehensiones;</text:span></text:span></text:p>
      <text:p text:style-name="P1"><text:span text:style-name="Default_20_Paragraph_20_Font"><text:span text:style-name="T3">CXX. Gustus est </text:span></text:span><text:span text:style-name="Default_20_Paragraph_20_Font"><text:span text:style-name="T2">ense</text:span></text:span><text:span text:style-name="Default_20_Paragraph_20_Font"><text:span text:style-name="T3">s qui sit spiritu linguae insito<text:line-break/>magis humidiora.</text:span></text:span></text:p>
      <text:p text:style-name="P1"><text:span text:style-name="Default_20_Paragraph_20_Font"><text:span text:style-name="T3">CXXI. Tactus est </text:span></text:span><text:span text:style-name="Default_20_Paragraph_20_Font"><text:span text:style-name="T2">sensu</text:span></text:span><text:span text:style-name="Default_20_Paragraph_20_Font"><text:span text:style-name="T3">s qui per spiritum corpus per-<text:line-break/>meantem perficitur, quo corporeae fiunt apprehensiones.</text:span></text:span></text:p>
      <text:p text:style-name="P1"><text:span text:style-name="Default_20_Paragraph_20_Font"><text:span text:style-name="T3">CXXH. Transitivus motus est animalium universorum<text:line-break/>qui per appetitionem fit provocante quidem facultate<text:line-break/>principe, ministrante. vero eo qui nervis inest spiritu una<text:line-break/>producente ac a</text:span></text:span><text:span text:style-name="Default_20_Paragraph_20_Font"><text:span text:style-name="T2">t</text:span></text:span><text:span text:style-name="Default_20_Paragraph_20_Font"><text:span text:style-name="T3">portante partes.</text:span></text:span></text:p>
      <text:p text:style-name="P1"><text:span text:style-name="Default_20_Paragraph_20_Font"><text:span text:style-name="T3">CXXlll. Vox fonus quidam est animantis. Aliter:<text:line-break/>vox est quae. fit principis facultatis impulsu fele ac. lpiri-<text:line-break/>tum simul per fauces usque in pulmones, .os et linguam<text:line-break/>extendentis iis congredientem- aerem diverberantibus.<text:line-break/>Aliter. lox opus est reconditi in nobis. spiritus quod<text:line-break/>per alperam arteriam agitatur et per linguam .et ligulam<text:line-break/>efformatur. Aliter. Vox est impulsus aeris </text:span></text:span><text:span text:style-name="Default_20_Paragraph_20_Font"><text:span text:style-name="T2">t</text:span></text:span><text:span text:style-name="Default_20_Paragraph_20_Font"><text:span text:style-name="T3">onus qui</text:span></text:span></text:p>
      <text:p text:style-name="P3">quum arbitrio nostro edatur intercostalibus musculis sese<text:line-break/>contrahentibus et asperam arteriam , laryngem , gulam et<text:line-break/>ligulam oblidentibus animales affectione annunciat.</text:p>
      <text:p text:style-name="P1">CXXIV. Memoria est detentio et conservatio eorum<text:line-break/>quae antea in anima observata sunt vel quae animam prius<text:line-break/>affecerunt. Nonnulli hoc modo. Memoria est praeteriti<text:line-break/>comprehensio cujuS praesens ex sensu percipiebatur.</text:p>
      <text:p text:style-name="P1">CXXV. Recordatio est quum praeter cetera inter-<text:line-break/>jecto multo tempore rursus cogitatio oritur, adeo ut quae<text:line-break/>prius animam movere ad memoriam revocentur.</text:p>
      <text:p text:style-name="P1">CXXVI. Cogitatio est intima notio, notio vero ra-<text:line-break/>tionalis imaginatio.</text:p>
      <text:p text:style-name="P1">CXXV1I. Somnus est remissio animae secundum na-<text:line-break/>turam a finibuS ad principatum. Nonnulli vero ita. Som-<text:line-break/>nus est animae delatio secundum naturam a finibus ad<text:line-break/>principium. Aliter. SomnuS est quies ac cessatio functio-<text:line-break/>num <text:span text:style-name="Default_20_Paragraph_20_Font"><text:span text:style-name="T1">animae</text:span></text:span> principum. Quae somni causa essicienS^<text:span text:style-name="Default_20_Paragraph_20_Font"><text:span text:style-name="T1">l</text:span></text:span></text:p>
      <text:p text:style-name="P3"><text:span text:style-name="Default_20_Paragraph_20_Font"><text:span text:style-name="T3">Utilis in cerebro materia. Vel somnum conciliat utilis<text:line-break/>materia quae a stomacho in cerebrum .effertur quaeque<text:line-break/>magis humidior ac mediocriter calidior .esu oi</text:span></text:span></text:p>
      <text:p text:style-name="P26"><text:span text:style-name="Default_20_Paragraph_20_Font"><text:span text:style-name="T3">CXXVI1I. Vigilia est .intentio animae a principio ad<text:line-break/>omnes. corporis partes et particulas. -<text:tab/>.. .......<text:tab/>... i;.</text:span></text:span></text:p>
      <text:p text:style-name="P1"><text:span text:style-name="Default_20_Paragraph_20_Font"><text:span text:style-name="T3">CXX1X. i Sanitas est primorum qui fecundum natu-<text:line-break/>ram nobis insunt humorum proba temperies autnatura-<text:line-break/>lium facultatum actio minime interturbata. Vel sanitas<text:line-break/>proba est quatuor primorum elementorum ex quibus cor-<text:line-break/>pus constituitur, calidi, frigidi, humidi- et sicci temperies.<text:line-break/>Nonnulli ita </text:span></text:span><text:span text:style-name="Default_20_Paragraph_20_Font"><text:span text:style-name="T2">del</text:span></text:span><text:span text:style-name="Default_20_Paragraph_20_Font"><text:span text:style-name="T3">i</text:span></text:span><text:span text:style-name="Default_20_Paragraph_20_Font"><text:span text:style-name="T2">n</text:span></text:span><text:span text:style-name="Default_20_Paragraph_20_Font"><text:span text:style-name="T3">i</text:span></text:span><text:span text:style-name="Default_20_Paragraph_20_Font"><text:span text:style-name="T2">un</text:span></text:span><text:span text:style-name="Default_20_Paragraph_20_Font"><text:span text:style-name="T3">t : harmonia, id est concinnitas con-<text:line-break/>stituentium hominem calidorum, frigidorum, humidorum<text:line-break/>ac siccorum. </text:span></text:span><text:span text:style-name="Default_20_Paragraph_20_Font"><text:span text:style-name="T2">Qu</text:span></text:span><text:span text:style-name="Default_20_Paragraph_20_Font"><text:span text:style-name="T3">o</text:span></text:span><text:span text:style-name="Default_20_Paragraph_20_Font"><text:span text:style-name="T2">t sani</text:span></text:span><text:span text:style-name="Default_20_Paragraph_20_Font"><text:span text:style-name="T3">t</text:span></text:span><text:span text:style-name="Default_20_Paragraph_20_Font"><text:span text:style-name="T2">atem com</text:span></text:span><text:span text:style-name="Default_20_Paragraph_20_Font"><text:span text:style-name="T3">it</text:span></text:span><text:span text:style-name="Default_20_Paragraph_20_Font"><text:span text:style-name="T2">antur?</text:span></text:span><text:span text:style-name="Default_20_Paragraph_20_Font"><text:span text:style-name="T3"> Tria, pulchri-<text:line-break/>tudo, bonus habitus, integritas. </text:span></text:span><text:span text:style-name="Default_20_Paragraph_20_Font"><text:span text:style-name="T2">Qual</text:span></text:span><text:span text:style-name="Default_20_Paragraph_20_Font"><text:span text:style-name="T3">is </text:span></text:span><text:span text:style-name="Default_20_Paragraph_20_Font"><text:span text:style-name="T2">pulchritudo</text:span></text:span><text:span text:style-name="Default_20_Paragraph_20_Font"><text:span text:style-name="T3">^ Pul-<text:line-break/>chritudo quidem non qualis artis fucandi per faciei illi-<text:line-break/>tus .capillorumque tincturam et his similia comparatur.<text:line-break/></text:span></text:span><text:span text:style-name="Default_20_Paragraph_20_Font"><text:span text:style-name="T2">Qu</text:span></text:span><text:span text:style-name="Default_20_Paragraph_20_Font"><text:span text:style-name="T3">is </text:span></text:span><text:span text:style-name="Default_20_Paragraph_20_Font"><text:span text:style-name="T2">bonu</text:span></text:span><text:span text:style-name="Default_20_Paragraph_20_Font"><text:span text:style-name="T3">s </text:span></text:span><text:span text:style-name="Default_20_Paragraph_20_Font"><text:span text:style-name="T2">habitu</text:span></text:span><text:span text:style-name="Default_20_Paragraph_20_Font"><text:span text:style-name="T3">s P Bonus habitus non qui a gymna-<text:line-break/>fii ca, fed qui per sanitatis consequentiam constituitur</text:span></text:span><text:span text:style-name="Default_20_Paragraph_20_Font"><text:span text:style-name="T2">. Quae<text:line-break/></text:span></text:span><text:span text:style-name="Default_20_Paragraph_20_Font"><text:span text:style-name="T3">i</text:span></text:span><text:span text:style-name="Default_20_Paragraph_20_Font"><text:span text:style-name="T2">ntegritas?</text:span></text:span><text:span text:style-name="Default_20_Paragraph_20_Font"><text:span text:style-name="T3"> Integritas ea quae cunctarum partium nume-</text:span></text:span></text:p>
      <text:p text:style-name="P3"><text:span text:style-name="Default_20_Paragraph_20_Font"><text:span text:style-name="T3">ris omnibus absolutarum roboratio commoderatioque esu<text:line-break/>Rursus pulchritudinem tria comitantur, bonus calor, pro-<text:line-break/>portio membrorum ac numeri concinnitas. Nonnulli ita-<text:line-break/>que pulchritudinem ita definiunt: pulchritudo est partium<text:line-break/>proportio et concinnitas cum coloris probitate, probus enim<text:line-break/>color , partium proportio et numeri concinnitas sirnt qui-<text:line-break/>bus inest pulchritudo. </text:span></text:span><text:span text:style-name="Default_20_Paragraph_20_Font"><text:span text:style-name="T2">Quid a bono habitu d</text:span></text:span><text:span text:style-name="Default_20_Paragraph_20_Font"><text:span text:style-name="T3">i</text:span></text:span><text:span text:style-name="Default_20_Paragraph_20_Font"><text:span text:style-name="T2">ffert san</text:span></text:span><text:span text:style-name="Default_20_Paragraph_20_Font"><text:span text:style-name="T3">it</text:span></text:span><text:span text:style-name="Default_20_Paragraph_20_Font"><text:span text:style-name="T2">a</text:span></text:span><text:span text:style-name="Default_20_Paragraph_20_Font"><text:span text:style-name="T3">s p<text:line-break/>Sanitas a bono habitu differt quod fanitas bonus sit habi-<text:line-break/>tus commoderatus , habitus autem. bonus sanitas intensa.<text:line-break/>Bonus vero - gymnesticorum habitus ne sanitas quidem ulla<text:line-break/>esse potest.</text:span></text:span></text:p>
      <text:p text:style-name="P1"><text:span text:style-name="Default_20_Paragraph_20_Font"><text:span text:style-name="T3">CXXX. Virtutes quidem corporis^ fiunt fanitas, ro-<text:line-break/>bur, pulchritudo, integritas. Animi vero virtutes prudeu-<text:line-break/>tia, modestia, fortitudo, justitia. Quaenam est illarum ad<text:line-break/>has analogia? Sanitas equidem ad modestiam analogiam<text:line-break/>habet. Est enim sanitas bona primorum temperies ac<text:line-break/>constitutio; temperantia autem est. purum ah omni affectu<text:line-break/>animum reddere nempe voluptate, metu, tristitia, cupi-<text:line-break/>ditate ; quam ob caulam animi motus imperturbatos tran-</text:span></text:span></text:p>
      <text:p text:style-name="P3"><text:span text:style-name="Default_20_Paragraph_20_Font"><text:span text:style-name="T3">quillosque exhibet estque haec animae constitutio ac sta-<text:line-break/>nitas. Rursus proportione robur corporis animi fbrtitu-<text:line-break/>dini consentit. Est enim robur firmitas ac vis inexpug-<text:line-break/>nobilis corporis ab iis rebus quae corrumpere corpus cen-<text:line-break/>fantur. Fortitudo vero animi robur et strenuitas ad ea<text:line-break/>perferenda quae mortis , laboris , aerumnae ac denique<text:line-break/>omnium quae gravia et terribilia. esse videntur, speciem<text:line-break/>impensius prae fe ferunt. Similis autem justitia pulchri-<text:line-break/>insilui videtur; pulchritudo namque in membrorum sum-<text:line-break/>metris cum coloris bonitate intelligitur : justitia autem in<text:line-break/>ejus com moderatione quod in re quaque exsuperat; cuique<text:line-break/>enim pro dignitate tribuit ut diis, parentibus, cognatis,<text:line-break/>amicis, familiaribus, civibus. Prudentiae vero integritas<text:line-break/>consertur. Integritas namque ut partium corporis sic et<text:line-break/>prudentia rectarum animi com prehensionum consumma-<text:line-break/>tio est.</text:span></text:span></text:p>
      <text:p text:style-name="P1"><text:span text:style-name="Default_20_Paragraph_20_Font"><text:span text:style-name="T3">CXXXI. Equidem quod fecundum naturam sanitas<text:line-break/>est, quod vero praeter naturam morbus. Quod autem est<text:line-break/>natura, id neque secundum naturam neque praeter natu-</text:span></text:span></text:p>
      <text:p text:style-name="P3"><text:span text:style-name="Default_20_Paragraph_20_Font"><text:span text:style-name="T3">ram jam est; ut gracilis admodum ac siccus vel crassius<text:line-break/>jam et praepinguis vel qui caio est adunco vel fimo ver<text:line-break/>caesius vel qui varus aut varia est natura, qui ita fe ha-<text:line-break/>bent .non funt fecundum naturam affecti ; nam hi fymme-<text:line-break/>triam transgressi sunt; sed nec praeter naturam quoque<text:line-break/>afficiuntur;- non enim in functionibus edendis impediun-<text:line-break/>tur. Quod autem non natura ejusmodi est, ut neque fe--<text:line-break/>eundum naturam neque praeter naturam neque natura<text:line-break/>existat: tales sunt qui leucas aut alphos aut acrochordoues<text:line-break/>aut myrmecias ac similia habent. Haec enim neque fe-<text:line-break/>cundum naturam sunt, nam extra naturalem sunt statum;<text:line-break/>neque vero praeter naturam quum naturales minime lae-^<text:line-break/>dant actiones; verum neque natura sunt; non enim ea<text:line-break/>fuere a principio genita neque a prima generatione con-<text:line-break/>statere; non natura ergo ut si</text:span></text:span><text:span text:style-name="Default_20_Paragraph_20_Font"><text:span text:style-name="T2">n</text:span></text:span><text:span text:style-name="Default_20_Paragraph_20_Font"><text:span text:style-name="T3">t relinquitur. Enimvero<text:line-break/>quod constat natura ei quod fecundum naturam et quod<text:line-break/>non natura ei quod praeter naturam ratione proximum esu</text:span></text:span></text:p>
      <text:p text:style-name="P1"><text:span text:style-name="Default_20_Paragraph_20_Font"><text:span text:style-name="T3">CXXXII. Quae partes nobis insunt aliae quidem ad<text:line-break/>vivendum a natura, aliae varo ad bene vivendum ana-<text:line-break/>tura procreatae. sunt. Quae itaque partes ad vivendum</text:span></text:span></text:p>
      <text:p text:style-name="P3"><text:span text:style-name="Default_20_Paragraph_20_Font"><text:span text:style-name="T3">progenitae funt propriae .ac principes habentur, ut cere-<text:line-break/>litum, cor, pulmo, jeeur et ventriculus, his enim prave<text:line-break/>affectis animal protinus aut postmodum necessario interit.<text:line-break/>Quae vero ad bene vivendum oculi, pedes, manus et<text:line-break/>caetero partes. His namque affectis vivit quidem animal,<text:line-break/>sed feliciter minus vivit.</text:span></text:span></text:p>
      <text:p text:style-name="P1"><text:span text:style-name="Default_20_Paragraph_20_Font"><text:span text:style-name="T3">. . CXXX11I. Morbus est primorum quae fecundum na-<text:line-break/>ruram consistunt </text:span></text:span><text:span text:style-name="Default_20_Paragraph_20_Font"><text:span text:style-name="T2">corp</text:span></text:span><text:span text:style-name="Default_20_Paragraph_20_Font"><text:span text:style-name="T3">o</text:span></text:span><text:span text:style-name="Default_20_Paragraph_20_Font"><text:span text:style-name="T2">rum</text:span></text:span><text:span text:style-name="Default_20_Paragraph_20_Font"><text:span text:style-name="T3"> intemperies. Vel: eorum quae<text:line-break/>nobis, insunt. humorum intemperies, Vel: naturalium fa-<text:line-break/>unitatum impeditio. Veli eversio corporis. ab eo qui fe-<text:line-break/>cuudum naturam est. statu in eum qui, praeter naturam.<text:line-break/>Vel morbus est primorum intemperies in qua siccum aut<text:line-break/>frigidum aut calidum.. aut humidum exsuperat; M orbo- -<text:line-break/>sissimae corporum constitutiones ex contrariis temperamento<text:line-break/>constant partibus, quemadmodum optimae corporumsitu-<text:line-break/>cturae sunt ex organicarum. portium .symmetria et. e.x.sitni-..<text:line-break/>tarium . proba temperie,</text:span></text:span></text:p>
      <text:p text:style-name="P1"><text:span text:style-name="Default_20_Paragraph_20_Font"><text:span text:style-name="T3">CXXXIU Affectio est. interturbatioalicujus quj se-,<text:line-break/>eundum naturam est actionis morbosa aut quarundam. aut</text:span></text:span></text:p>
      <text:p text:style-name="P27"><text:span text:style-name="Default_20_Paragraph_20_Font"><text:span text:style-name="T3">unius aut omnium naturae functionum, Quidam vero ut.<text:line-break/>Herophilei hoc modo. Affectio -est quae non sempe- eo-</text:span></text:span><text:span text:style-name="Default_20_Paragraph_20_Font"><text:span text:style-name="T2">r<text:line-break/></text:span></text:span><text:span text:style-name="Default_20_Paragraph_20_Font"><text:span text:style-name="T3">dem, tempore solvitur, fed in breviore quandoque inter-<text:line-break/>d</text:span></text:span><text:span text:style-name="Default_20_Paragraph_20_Font"><text:span text:style-name="T2">p</text:span></text:span><text:span text:style-name="Default_20_Paragraph_20_Font"><text:span text:style-name="T3">m .et longiore.<text:tab/>.a</text:span></text:span></text:p>
      <text:p text:style-name="P1"><text:span text:style-name="Default_20_Paragraph_20_Font"><text:span text:style-name="T3">CXXXV. Aegritudo est- affectio morbosa aut. totius<text:line-break/>corporis aut partis. Ad haec. morborum alii quidem con-<text:line-break/>linui sunt-; alii intermittentes, aiii acuti, ali. peracuit<text:line-break/>aiii diuturni. Continui sunt hemitritaeus , typhodes quae</text:span></text:span><text:span text:style-name="Default_20_Paragraph_20_Font"><text:span text:style-name="T2">r<text:line-break/></text:span></text:span><text:span text:style-name="Default_20_Paragraph_20_Font"><text:span text:style-name="T3">ita vocatur et febris ardens. Intermittentes hi sunt; quo-<text:line-break/>tidiana, tertiana, quartana, quintana et his similes. Acuti<text:line-break/>funt pbrenitis, lethargus, pleuritis, peripneumonla, febres<text:line-break/>ardentes et tertianae continuae. Peracuti funt fynanche, .<text:line-break/>cynanche, apoplexia, cholera-, tetanus et his siciles.<text:line-break/>Diuturni funt tabes, epilepsia, arthritis,neph vitis, hydrops; .<text:line-break/>marcor et his consimiles. Morborum praeterea quidam<text:line-break/>acuti funt et continui ut ardentes febres, phrenitides,<text:line-break/>pleuritides ; hi enim acuti et continui. sunt.. . . ..Non r ulli<text:line-break/>neque acuti neque continui ut diuturni morbi. Quidam</text:span></text:span></text:p>
      <text:p text:style-name="P3"><text:span text:style-name="Default_20_Paragraph_20_Font"><text:span text:style-name="T3">vero acuti quidem fiunt, non autem continui ut tertianae<text:line-break/>febres. Quidam denique continui quidem funi, non- au-<text:line-break/>tem acuti ut hemitritaei et typhodes febres.</text:span></text:span></text:p>
      <text:p text:style-name="P1"><text:span text:style-name="Default_20_Paragraph_20_Font"><text:span text:style-name="T3">CXXX.VI. Febrium status quatuor funi quos etiam<text:line-break/>tempora nominant, insultus, incrementum, vigor, declinatio.</text:span></text:span></text:p>
      <text:p text:style-name="P1"><text:span text:style-name="Default_20_Paragraph_20_Font"><text:span text:style-name="T3">CXXxVII. Hippocrates novem morborum disseren-<text:line-break/>tias novit, acutum, peracutum, malignum, diuturnum;<text:line-break/>medium, exitialem, salutarem , periculosum, periculi ex-<text:line-break/>perient.</text:span></text:span></text:p>
      <text:p text:style-name="P1"><text:span text:style-name="Default_20_Paragraph_20_Font"><text:span text:style-name="T3">CxxxVlll. Morbus acutus est qui et viribus et<text:line-break/>fpecie magnus est et periculosus quique ut plurimum fe-<text:line-break/>ptem diebus judicatur. Aliter.. Acutus morbus est qui<text:line-break/>magnus est et ad vigorem celeriter pervenit: Vel ex Hip-<text:line-break/>pocrate. Acutus morbus magnus et. periculosus morbus<text:line-break/>est quique plurimos enecat. Aliter. Acutus morbus est is<text:line-break/>qui facilem solutionem vel internecionem quantum in ipso<text:line-break/>est habet.</text:span></text:span></text:p>
      <text:p text:style-name="P1"><text:span text:style-name="Default_20_Paragraph_20_Font"><text:span text:style-name="T3">CXXX1X. Morbus peracutus est affectus acuto vi et<text:line-break/>fpecie major et difficilior qui fere septem diebus judica-</text:span></text:span></text:p>
      <text:p text:style-name="Normal"><text:span text:style-name="Default_20_Paragraph_20_Font"><text:span text:style-name="T1">. r -</text:span></text:span></text:p>
      <text:p text:style-name="P3"><text:span text:style-name="Default_20_Paragraph_20_Font"><text:span text:style-name="T3">tur; hunc etiam acutissimum appellare consuevit Hippo-<text:line-break/>crates.. Aliter. . Peracutus morbus is est. qui statim in<text:line-break/>summo vigore v.get; per statim autem circa primum.qua-<text:line-break/>ternarium vel paulo post intelligendum. Aliter. Morbus ,<text:line-break/>peracutus est qui septimum diem non transgreditur, sest<text:line-break/>aut in eo aut etiam maturius judicatur.</text:span></text:span></text:p>
      <text:p text:style-name="P1"><text:span text:style-name="Default_20_Paragraph_20_Font"><text:span text:style-name="T3">CXL. Malignus morbus est qui facultate quidem<text:line-break/>magnas est et difficilis, specie vero debilis neque statuta<text:line-break/>judicationis habet tempora. Aliter; malignus morbus vo-<text:line-break/>eatur qui aegris periculum minatur nec spem salutis adimit.</text:span></text:span></text:p>
      <text:p text:style-name="P1"><text:span text:style-name="Default_20_Paragraph_20_Font"><text:span text:style-name="T3">. CXLI. Morbus diuturnus est qui ru -pejus mutatur<text:line-break/>ac melius; in mensibus annisque judicatur aut etiam cum<text:line-break/>homine interit.</text:span></text:span></text:p>
      <text:p text:style-name="P1"><text:span text:style-name="Default_20_Paragraph_20_Font"><text:span text:style-name="T3">CXLII. Medius morbus qui inter diuturnum et acu-<text:line-break/>tum est ; is quoque in melius ac deterius commeat atque<text:line-break/>in sexaginta fere aut octoginta diebus judicatur.</text:span></text:span></text:p>
      <text:p text:style-name="P28"><text:span text:style-name="Default_20_Paragraph_20_Font"><text:span text:style-name="T3">CXL11I. Exitialis est morbus qui protius exitium<text:line-break/>affert vel brevi vel plurimo tempore.<text:tab/>. .</text:span></text:span></text:p>
      <text:p text:style-name="P29"><text:span text:style-name="Default_20_Paragraph_20_Font"><text:span text:style-name="T3">CXLIU. Salutaris morbus est - qui nunquam fit per-<text:line-break/>emptorius quantum pensu, quoniam multoties ob erro-<text:line-break/>rem periculosus evadit. .<text:tab/>.</text:span></text:span></text:p>
      <text:p text:style-name="P1"><text:span text:style-name="Default_20_Paragraph_20_Font"><text:span text:style-name="T3">CXI.V. Periculosus morbus est qui ad perniciem et<text:line-break/>falutem aequale habet momentum-; is anceps quoque- dici<text:line-break/>potest.</text:span></text:span></text:p>
      <text:p text:style-name="P1"><text:span text:style-name="Default_20_Paragraph_20_Font"><text:span text:style-name="T3">CXI.VI. Non periculosus </text:span></text:span><text:span text:style-name="Default_20_Paragraph_20_Font"><text:span text:style-name="T2">vel securu</text:span></text:span><text:span text:style-name="Default_20_Paragraph_20_Font"><text:span text:style-name="T3">s morbus est qui<text:line-break/></text:span></text:span><text:span text:style-name="Default_20_Paragraph_20_Font"><text:span text:style-name="T2">t</text:span></text:span><text:span text:style-name="Default_20_Paragraph_20_Font"><text:span text:style-name="T3">emper ad falutem - quantum in ipso est vergit ittemque<text:line-break/>facultate cum salutari esu</text:span></text:span></text:p>
      <text:p text:style-name="P1"><text:span text:style-name="Default_20_Paragraph_20_Font"><text:span text:style-name="T3">CXLVII. Morbus fpecie - magnus est ut vulnus in<text:line-break/>carnosis locis multum (patri occupans ; magnus autem re<text:line-break/>vel effectu ut punctura in nervo vel mufculo quae parva<text:line-break/>vi</text:span></text:span><text:span text:style-name="Default_20_Paragraph_20_Font"><text:span text:style-name="T2">l</text:span></text:span><text:span text:style-name="Default_20_Paragraph_20_Font"><text:span text:style-name="T3">ui apparet, facultate autem magna esu .</text:span></text:span></text:p>
      <text:p text:style-name="P1"><text:span text:style-name="Default_20_Paragraph_20_Font"><text:span text:style-name="T3">CXI.V11I. Infirmitas feti adversa valetudo morbus est<text:line-break/>inveteratus multa cum imbecillitate. </text:span></text:span><text:span text:style-name="Default_20_Paragraph_20_Font"><text:span text:style-name="T2">x</text:span></text:span><text:span text:style-name="Default_20_Paragraph_20_Font"><text:span text:style-name="T3">el : infirmitas- est<text:line-break/>morbus imbecillis vires diminuens.</text:span></text:span></text:p>
      <text:p text:style-name="P2"><text:span text:style-name="Default_20_Paragraph_20_Font"><text:span text:style-name="T3">CxLxI. Morbus permanens est dispositio praeter<text:line-break/>naturam corporum vitam participantium quem affectum<text:line-break/>esse ajunt Herophilei qui nec facile solvitur neque facile<text:line-break/>dimovetur susque esse ru humidis caulam.</text:span></text:span></text:p>
      <text:p text:style-name="P1"><text:span text:style-name="Default_20_Paragraph_20_Font"><text:span text:style-name="T3">CL. Morbi fporadici sunt qui omni tempore et loco<text:line-break/>exoriuntur. Aliter. Morbi fporadici sunt qui separatim<text:line-break/>quemque invadunt. Alio modo. Morbi dispersi dimersi<text:line-break/>non ejusdem generis alii aliis contingentes.</text:span></text:span></text:p>
      <text:p text:style-name="P1"><text:span text:style-name="Default_20_Paragraph_20_Font"><text:span text:style-name="T3">- CLI. Vernaculi morbi funt qui quibusdam in locis<text:line-break/>frequentius affluunt. Aliter. Morbi vernaculi sunt qui<text:line-break/>perpetuo regionem aliquam occupant.</text:span></text:span></text:p>
      <text:p text:style-name="P1"><text:span text:style-name="Default_20_Paragraph_20_Font"><text:span text:style-name="T3">cLll. Vulgares morbi sunt qui temporibus qurbus-<text:line-break/>dam plures eodem in loco corripiunt.</text:span></text:span></text:p>
      <text:p text:style-name="P1"><text:span text:style-name="Default_20_Paragraph_20_Font"><text:span text:style-name="T3">CLHI. Pestilentia est morbus qui in omnes aut plu-<text:line-break/>rimos grassatur ab aeris corruptela proveniens; quo fit<text:line-break/>ut quamplurimi intereant. Fertur st quaedam hujusmodi<text:line-break/>definitio. Pestilentia est communis assectus plurimorum<text:line-break/>qui sub idem tempus per urbes nationesque acuta pericula</text:span></text:span></text:p>
      <text:p text:style-name="P3"><text:span text:style-name="Default_20_Paragraph_20_Font"><text:span text:style-name="T3">mortesque infert acutas. Definire et hoc modo possumus.<text:line-break/>Pestilentia est conversio aeris adeo ut nec- ordinem pro-<text:line-break/>prium fervent anni tempora simulque plures ex eodem<text:line-break/>morbo intereant. </text:span></text:span><text:span text:style-name="Default_20_Paragraph_20_Font"><text:span text:style-name="T2">c</text:span></text:span></text:p>
      <text:p text:style-name="P1"><text:span text:style-name="Default_20_Paragraph_20_Font"><text:span text:style-name="T3">CL1V. Caula est quae in corpore aliquid efficit ex-<text:line-break/>persque ipfa est corporis. Vel cau</text:span></text:span><text:span text:style-name="Default_20_Paragraph_20_Font"><text:span text:style-name="T2">t</text:span></text:span><text:span text:style-name="Default_20_Paragraph_20_Font"><text:span text:style-name="T3">a est, ut tradunt pbi-<text:line-break/>losophi, alicujus rei effectrix aut cujus gratia aliquid fit.<text:line-break/>Triplex autem causa est; alia quidem est .evidens; alia<text:line-break/>vero antecedens; alia denique continens sieu conjuncta.</text:span></text:span></text:p>
      <text:p text:style-name="P1"><text:span text:style-name="Default_20_Paragraph_20_Font"><text:span text:style-name="T3">CLU Catssa </text:span></text:span><text:span text:style-name="Default_20_Paragraph_20_Font"><text:span text:style-name="T2">e</text:span></text:span><text:span text:style-name="Default_20_Paragraph_20_Font"><text:span text:style-name="T3">videns est quae peracto opere discessit,<text:line-break/>quemadmodum canis quum momordit et scorpius quum<text:line-break/>ictum inflixit et inustlo a fide quae </text:span></text:span><text:span text:style-name="Default_20_Paragraph_20_Font"><text:span text:style-name="T2">t</text:span></text:span><text:span text:style-name="Default_20_Paragraph_20_Font"><text:span text:style-name="T3">ebrem molitur. Albe-<text:line-break/>naeus autem Attalensis sic inquit: caula .est ea quae sarit.;<text:line-break/>haec autem est procatarctica. Aliter: causae evidentes<text:line-break/>funi quae ante totam operis consummationem existunt<text:line-break/>quasque nulla praecedit..</text:span></text:span></text:p>
      <text:p text:style-name="P1"><text:span text:style-name="Default_20_Paragraph_20_Font"><text:span text:style-name="T3">CLVI. Antecedens causa est- .quae ab evidente vel<text:line-break/>comparatur veI adjuyatur conjunctamque antecedit. Non-</text:span></text:span></text:p>
      <text:p text:style-name="P3"><text:span text:style-name="Default_20_Paragraph_20_Font"><text:span text:style-name="T3">nulli vero sic : antecedens cau</text:span></text:span><text:span text:style-name="Default_20_Paragraph_20_Font"><text:span text:style-name="T2">t</text:span></text:span><text:span text:style-name="Default_20_Paragraph_20_Font"><text:span text:style-name="T3">a est qua praesente adest<text:line-break/>effectus et augescente augetur et imminuta imminuitur<text:line-break/>et fublata tollitur. .</text:span></text:span></text:p>
      <text:p text:style-name="P1"><text:span text:style-name="Default_20_Paragraph_20_Font"><text:span text:style-name="T3">CLVll. Cau</text:span></text:span><text:span text:style-name="Default_20_Paragraph_20_Font"><text:span text:style-name="T2">t</text:span></text:span><text:span text:style-name="Default_20_Paragraph_20_Font"><text:span text:style-name="T3">a continens est quae praesens praefen-<text:line-break/>tem servat morbum et sublata simul tollit ut calculus in<text:line-break/>vesica, utr aquata, ut pterygium, ut encanthis atiaque<text:line-break/>ejusmodi quae cautas coniunctas vocant, ut praeclarissimi<text:line-break/>medici qui ea non in causarum dumtaxat, sed in affectuum<text:line-break/>ratione ponunt.</text:span></text:span></text:p>
      <text:p text:style-name="P1"><text:span text:style-name="Default_20_Paragraph_20_Font"><text:span text:style-name="T3">CLUHL Causa perfecta feu per se finiens est ipsa<text:line-break/>quae per fe finem facit.</text:span></text:span></text:p>
      <text:p text:style-name="P30"><text:span text:style-name="Default_20_Paragraph_20_Font"><text:span text:style-name="T3">CLIX. Coucaufa est quae cum alia pares obtinens<text:line-break/>vires opus molitur, id vero facere fola per fe ipsis non<text:line-break/>poterat.<text:tab/>.<text:tab/>.<text:tab/>. - .</text:span></text:span></text:p>
      <text:p text:style-name="P1"><text:span text:style-name="Default_20_Paragraph_20_Font"><text:span text:style-name="T3">CLX. Adjutrix causa est quae opus quidem conficit,<text:line-break/>sed aegre, quapropter alteri consonatu</text:span></text:span><text:span text:style-name="Default_20_Paragraph_20_Font"><text:span text:style-name="T2">s</text:span></text:span><text:span text:style-name="Default_20_Paragraph_20_Font"><text:span text:style-name="T3"> quo rem eonfequa-<text:line-break/>tur facilius quam prompte obire feorfum nequit.</text:span></text:span></text:p>
      <text:p text:style-name="Normal">t</text:p>
      <text:p text:style-name="P2"><text:span text:style-name="Default_20_Paragraph_20_Font"><text:span text:style-name="T3">CLXI. Causae manifestae sunt quaecunque ex se ipsis<text:line-break/>facientes agentesque </text:span></text:span><text:span text:style-name="Default_20_Paragraph_20_Font"><text:span text:style-name="T2">s</text:span></text:span><text:span text:style-name="Default_20_Paragraph_20_Font"><text:span text:style-name="T3">ensu deprehenduntur. Aliqui hoc<text:line-break/>modo. Manifestae sunt causae quae et apparent ipsae et<text:line-break/>opus consentanee sibi fieri ostendunt.</text:span></text:span></text:p>
      <text:p text:style-name="P1"><text:span text:style-name="Default_20_Paragraph_20_Font"><text:span text:style-name="T3">CI.XII. Non manifestae cau</text:span></text:span><text:span text:style-name="Default_20_Paragraph_20_Font"><text:span text:style-name="T2">t</text:span></text:span><text:span text:style-name="Default_20_Paragraph_20_Font"><text:span text:style-name="T3">ae funi quae non ex<text:line-break/>feipsis </text:span></text:span><text:span text:style-name="Default_20_Paragraph_20_Font"><text:span text:style-name="T2">t</text:span></text:span><text:span text:style-name="Default_20_Paragraph_20_Font"><text:span text:style-name="T3">ed per signa deprehenduntur quemadmodum ob-<text:line-break/>scurae, quae neque ex seipsis neque ex aliis noscuntur.</text:span></text:span></text:p>
      <text:p text:style-name="P1"><text:span text:style-name="Default_20_Paragraph_20_Font"><text:span text:style-name="T3">CLXHI. Ad tempus obscurae sunt quae detectae ex<text:line-break/>fe ipfae non apparent et .adjunctae c</text:span></text:span><text:span text:style-name="Default_20_Paragraph_20_Font"><text:span text:style-name="T2">o</text:span></text:span><text:span text:style-name="Default_20_Paragraph_20_Font"><text:span text:style-name="T3">rp</text:span></text:span><text:span text:style-name="Default_20_Paragraph_20_Font"><text:span text:style-name="T2">o</text:span></text:span><text:span text:style-name="Default_20_Paragraph_20_Font"><text:span text:style-name="T3">ribus per sig</text:span></text:span><text:span text:style-name="Default_20_Paragraph_20_Font"><text:span text:style-name="T2">n</text:span></text:span><text:span text:style-name="Default_20_Paragraph_20_Font"><text:span text:style-name="T3">a<text:line-break/>cognoscuntur. Vel sic. Pro tempore abditae sunt eae<text:line-break/>quae absunt aliquamdiu ac rursus venire </text:span></text:span><text:span text:style-name="Default_20_Paragraph_20_Font"><text:span text:style-name="T2">t</text:span></text:span><text:span text:style-name="Default_20_Paragraph_20_Font"><text:span text:style-name="T3">ub sensum valent.</text:span></text:span></text:p>
      <text:p text:style-name="P1"><text:span text:style-name="Default_20_Paragraph_20_Font"><text:span text:style-name="T3">CLXIU. Significatio est signi idea vel est per signupt<text:line-break/>vel per signa perceptio. Vel notatio est signum quod rem<text:line-break/>minus patentem quampiam declarat.</text:span></text:span></text:p>
      <text:p text:style-name="P1"><text:span text:style-name="Default_20_Paragraph_20_Font"><text:span text:style-name="T3">CLXU Signum.est rei quae contingere debet digno-<text:line-break/>tio. Nonnulli hoc pacto: signum est quo cognito aliud</text:span></text:span></text:p>
      <text:p text:style-name="P3"><text:span text:style-name="Default_20_Paragraph_20_Font"><text:span text:style-name="T3">quidpiam ex ipfo deprehenditu</text:span></text:span><text:span text:style-name="Default_20_Paragraph_20_Font"><text:span text:style-name="T2">r. </text:span></text:span><text:span text:style-name="Default_20_Paragraph_20_Font"><text:span text:style-name="T3">Vel quod prius ignotum<text:line-break/>nobis erat cognoscitur ac percipitur.</text:span></text:span></text:p>
      <text:p text:style-name="P1"><text:span text:style-name="Default_20_Paragraph_20_Font"><text:span text:style-name="T3">. CI.XVI. Pathognomonicum </text:span></text:span><text:span text:style-name="Default_20_Paragraph_20_Font"><text:span text:style-name="T2">seu affec</text:span></text:span><text:span text:style-name="Default_20_Paragraph_20_Font"><text:span text:style-name="T3">t</text:span></text:span><text:span text:style-name="Default_20_Paragraph_20_Font"><text:span text:style-name="T2">um notan</text:span></text:span><text:span text:style-name="Default_20_Paragraph_20_Font"><text:span text:style-name="T3">s est<text:line-break/>tum interiorum tum exteriorum significatio. Vel .passio-<text:line-break/>gnomonicum est signum ex quo affectus dignoscitur. vel:<text:line-break/>pathognomonicum est quod affectionis speciem significati</text:span></text:span></text:p>
      <text:p text:style-name="P1"><text:span text:style-name="Default_20_Paragraph_20_Font"><text:span text:style-name="T3">CLXV1L Praenotio eorum quae evenire debent fcien-<text:line-break/>tia esu Aut: praenotio est: praescire quae corpori sunt<text:line-break/>eventura. Prognosticum signum est ex quo futurum noscitur.</text:span></text:span></text:p>
      <text:p text:style-name="P1"><text:span text:style-name="Default_20_Paragraph_20_Font"><text:span text:style-name="T3">CI.XVlll. Praedictio est futuri praenotio praenun-<text:line-break/>clatioqne.</text:span></text:span></text:p>
      <text:p text:style-name="P1"><text:span text:style-name="Default_20_Paragraph_20_Font"><text:span text:style-name="T3">CI.xlx. Syndrome </text:span></text:span><text:span text:style-name="Default_20_Paragraph_20_Font"><text:span text:style-name="T2">vel c</text:span></text:span><text:span text:style-name="Default_20_Paragraph_20_Font"><text:span text:style-name="T3">o</text:span></text:span><text:span text:style-name="Default_20_Paragraph_20_Font"><text:span text:style-name="T2">ncursu</text:span></text:span><text:span text:style-name="Default_20_Paragraph_20_Font"><text:span text:style-name="T3">s est congressus fym-<text:line-break/>plumatum. Vel symptomatum collectio. Vel symptoma-<text:line-break/>tum cumulus omnibus liquido apparentium.</text:span></text:span></text:p>
      <text:p text:style-name="P1"><text:span text:style-name="Default_20_Paragraph_20_Font"><text:span text:style-name="T3">CI.XX. Symptoma est affectus accessorium vel con-<text:line-break/></text:span></text:span><text:span text:style-name="Default_20_Paragraph_20_Font"><text:span text:style-name="T2">t</text:span></text:span><text:span text:style-name="Default_20_Paragraph_20_Font"><text:span text:style-name="T3">ectariu m.</text:span></text:span></text:p>
      <text:p text:style-name="P1"><text:span text:style-name="Default_20_Paragraph_20_Font"><text:span text:style-name="T3">CLXXI. Auxiliaria signa sunt ea ex quibus curatio-<text:line-break/>nis quae in ipsis observata est commovemur.</text:span></text:span></text:p>
      <text:p text:style-name="P31"><text:span text:style-name="Default_20_Paragraph_20_Font"><text:span text:style-name="T3">CLXXII. Auxilium est quod hominibus ad salutem<text:line-break/>admovetur ex quantitate , .qualitate, ordine atque occasione<text:line-break/>constans.<text:tab/>.</text:span></text:span></text:p>
      <text:p text:style-name="P1"><text:span text:style-name="Default_20_Paragraph_20_Font"><text:span text:style-name="T3">CI </text:span></text:span><text:span text:style-name="Default_20_Paragraph_20_Font"><text:span text:style-name="T9">ΧΧ</text:span></text:span><text:span text:style-name="Default_20_Paragraph_20_Font"><text:span text:style-name="T12">1</text:span></text:span><text:span text:style-name="Default_20_Paragraph_20_Font"><text:span text:style-name="T9">ΙΙ</text:span></text:span><text:span text:style-name="Default_20_Paragraph_20_Font"><text:span text:style-name="T12">. </text:span></text:span><text:span text:style-name="Default_20_Paragraph_20_Font"><text:span text:style-name="T3">Curatio est morbi sublatio quae jam facta<text:line-break/>est, non quae adhuc fit. Vel curatio est ordo auxiliorum<text:line-break/>consequentiam bibentium. Vel: -opportunitas et tempus<text:line-break/>et ordo emendationis obeundae. Vel: temporis commodi-<text:line-break/>tas in qua opem ferimus laborantibus.</text:span></text:span></text:p>
      <text:p text:style-name="P1"><text:span text:style-name="Default_20_Paragraph_20_Font"><text:span text:style-name="T3">CLXXIV. Occasio .est commodae functionis tempus<text:line-break/>praeceps et commodi u fas rerum agendarum.</text:span></text:span></text:p>
      <text:p text:style-name="P32"><text:span text:style-name="Default_20_Paragraph_20_Font"><text:span text:style-name="T3">CI.XXU Demonstrativum signum, est quod primario,<text:line-break/>in abditae alienius rei consequentis deprehensionem per<text:line-break/>fe ducit.<text:tab/>- .</text:span></text:span></text:p>
      <text:p text:style-name="P1"><text:span text:style-name="Default_20_Paragraph_20_Font"><text:span text:style-name="T3">CLXXUI. Commemorans .signum </text:span></text:span><text:span text:style-name="Default_20_Paragraph_20_Font"><text:span text:style-name="T2">i</text:span></text:span><text:span text:style-name="Default_20_Paragraph_20_Font"><text:span text:style-name="T3"> ut ajunt, empirici<text:line-break/>res quae apparens atque ex praevia observatione innote-<text:line-break/>fcens ad rei quae cognoscitur memoriam conducit.</text:span></text:span></text:p>
      <text:p text:style-name="P1"><text:span text:style-name="Default_20_Paragraph_20_Font"><text:span text:style-name="T3">CLXXVII. Praesentium signorum omnium prae</text:span></text:span><text:span text:style-name="Default_20_Paragraph_20_Font"><text:span text:style-name="T2">t</text:span></text:span><text:span text:style-name="Default_20_Paragraph_20_Font"><text:span text:style-name="T3">entis<text:line-break/>tigna funt pathog</text:span></text:span><text:span text:style-name="Default_20_Paragraph_20_Font"><text:span text:style-name="T2">n</text:span></text:span><text:span text:style-name="Default_20_Paragraph_20_Font"><text:span text:style-name="T3">omonica omnia quae affectum demon-</text:span></text:span></text:p>
      <text:p text:style-name="P3"><text:span text:style-name="Default_20_Paragraph_20_Font"><text:span text:style-name="T3">strant: haec enim quum fiunt et adsunt assectus quoque<text:line-break/>permanent; quum vero cessant morbi quoque solvuntur.</text:span></text:span></text:p>
      <text:p text:style-name="P1"><text:span text:style-name="Default_20_Paragraph_20_Font"><text:span text:style-name="T3">CLXXV1H. Praesentia praeteritorum signa sunt a<text:line-break/>quibus praeteritum significatur ut facti prius ulceris cicatrix.</text:span></text:span></text:p>
      <text:p text:style-name="P1"><text:span text:style-name="Default_20_Paragraph_20_Font"><text:span text:style-name="T3">CLXXlx Praesentia vero futurorum signa funt a<text:line-break/>quibus futurum significatur ut cadaverosa facies mortis<text:line-break/>signum esu</text:span></text:span></text:p>
      <text:p text:style-name="P1"><text:span text:style-name="Default_20_Paragraph_20_Font"><text:span text:style-name="T3">CLXXX. Praeterita praeteritorum signa funt ut a<text:line-break/>declinatione remissio decessionis </text:span></text:span><text:span text:style-name="Default_20_Paragraph_20_Font"><text:span text:style-name="T2">morb</text:span></text:span><text:span text:style-name="Default_20_Paragraph_20_Font"><text:span text:style-name="T3">i </text:span></text:span><text:span text:style-name="Default_20_Paragraph_20_Font"><text:span text:style-name="T2">signum</text:span></text:span><text:span text:style-name="Default_20_Paragraph_20_Font"><text:span text:style-name="T3"> esu</text:span></text:span></text:p>
      <text:p text:style-name="P1"><text:span text:style-name="Default_20_Paragraph_20_Font"><text:span text:style-name="T3">CLXXXI. Praeterita praesentium signa sunt ut de-<text:line-break/>molium esse ab aspide inter exitialia cenferr. Quidam<text:line-break/>vero ita definiunt: praeterita praesentium signa fiunt ut<text:line-break/>tenue intestinum vulneratum inter exitialia esse vulnera.</text:span></text:span></text:p>
      <text:p text:style-name="P1"><text:span text:style-name="Default_20_Paragraph_20_Font"><text:span text:style-name="T3">CLXXX1I. Praeterita vero futurorum signa funt. ut<text:line-break/>confracto osse callum contrahente: callum enim id con-<text:line-break/>trahere oportet ad restitutionem. Nonnulli vero sic : prae-<text:line-break/>terita futurorum sunt ut ex capite dempto osse cicatricem<text:line-break/>cavam fequuturam.</text:span></text:span></text:p>
      <text:p text:style-name="P2"><text:span text:style-name="Default_20_Paragraph_20_Font"><text:span text:style-name="T3">CLXXXHI. Supervenientia praesentium signa sunt ut .<text:line-break/>in senibus sauciatum periclitari ex vulnere.</text:span></text:span></text:p>
      <text:p text:style-name="P1"><text:span text:style-name="Default_20_Paragraph_20_Font"><text:span text:style-name="T3">CLXXX1U Supervenientia vero succedentium signa<text:line-break/>funt ut ex vulnere convulsio: non enim vulneratus vivit<text:line-break/>praeterea quem convulsio. excepit.</text:span></text:span></text:p>
      <text:p text:style-name="P1"><text:span text:style-name="Default_20_Paragraph_20_Font"><text:span text:style-name="T3">CI.XXXV. Febris est limati.. caloris ad fletum prae-<text:line-break/>ter naturam eversio pulsibus et vehementioribus et fre-<text:line-break/>quentioribus redditis. Vel: febris est cordis .arteriarum-<text:line-break/>que calor praeter naturam vitale robur laedens, qui ab<text:line-break/>alto emergens tactui occursat ac maxime pro speciei. fe-<text:line-break/>bris ratione quaedam. ordinis perversitas pulsibus accedit.<text:line-break/>Aliqui et hoc modo: febris. exsuperantia est caloris mor-<text:line-break/>bosi fe</text:span></text:span><text:span text:style-name="Default_20_Paragraph_20_Font"><text:span text:style-name="T2">t</text:span></text:span><text:span text:style-name="Default_20_Paragraph_20_Font"><text:span text:style-name="T3">e potissimum ab alto efferentis cum pulsuum mn-<text:line-break/>tatione in. frequentiorem ac vehementiorem. Quidam au-<text:line-break/>tem sic; febris est naturalis spiritus ad calidiorem ac. sic-<text:line-break/>ciorem statum degenerans.</text:span></text:span></text:p>
      <text:p text:style-name="P1"><text:span text:style-name="Default_20_Paragraph_20_Font"><text:span text:style-name="T3">CLXXXVI. Febris continua est quae neque noctu<text:line-break/>neque interdiu intermittit, remissiones vero, indutias et</text:span></text:span></text:p>
      <text:p text:style-name="P3"><text:span text:style-name="Default_20_Paragraph_20_Font"><text:span text:style-name="T3">exacerbationes infert. Vel : continua febris est quae ad<text:line-break/>integritatem antequam ex toto solvatur non desinit, etsi<text:line-break/>remissio aliquo pensu perspicua appareat.</text:span></text:span></text:p>
      <text:p text:style-name="P1"><text:span text:style-name="Default_20_Paragraph_20_Font"><text:span text:style-name="T3">CLXXXVll. Febris continens est ea quae peraeque<text:line-break/>perdurat neque noctu neque interdiu intermittit; neque<text:line-break/>remissiones neque exacerbationes inserti</text:span></text:span></text:p>
      <text:p text:style-name="P1"><text:span text:style-name="Default_20_Paragraph_20_Font"><text:span text:style-name="T3">CLXXXVI1I. Febris ardens est quae cum fervore<text:line-break/>multo fit nullam requiem corpori praebet, linguam assiccat,<text:line-break/>denigrat, frigidae desiderium affert et cum magna respira-<text:line-break/>tione et calore corpus dolore afficit.</text:span></text:span></text:p>
      <text:p text:style-name="P1"><text:span text:style-name="Default_20_Paragraph_20_Font"><text:span text:style-name="T3">CLXXX1X. Pemphigodes febris est quae per caloris^<text:line-break/>intensionem phlyetidas </text:span></text:span><text:span text:style-name="Default_20_Paragraph_20_Font"><text:span text:style-name="T2">pustula</text:span></text:span><text:span text:style-name="Default_20_Paragraph_20_Font"><text:span text:style-name="T3">s lu ore excitat.</text:span></text:span></text:p>
      <text:p text:style-name="P1"><text:span text:style-name="Default_20_Paragraph_20_Font"><text:span text:style-name="T3">CXC. Lipyria febris </text:span></text:span><text:span text:style-name="Default_20_Paragraph_20_Font"><text:span text:style-name="T2">est ea</text:span></text:span><text:span text:style-name="Default_20_Paragraph_20_Font"><text:span text:style-name="T3"> in qua extrema et -su-;<text:line-break/>perficies refrigerantur, uritur profundum, excretiones de-<text:line-break/>tinentur, alpem sitientibus lingua est, pullus parvus atque<text:line-break/>obfcurus; quasi- calor. se intro receperit.</text:span></text:span></text:p>
      <text:p text:style-name="P1"><text:span text:style-name="Default_20_Paragraph_20_Font"><text:span text:style-name="T3">; CXC1. Eluens febris </text:span></text:span><text:span text:style-name="Default_20_Paragraph_20_Font"><text:span text:style-name="T2">est</text:span></text:span><text:span text:style-name="Default_20_Paragraph_20_Font"><text:span text:style-name="T3"> quae cum alvi. fluere,saepe.- .</text:span></text:span></text:p>
      <text:p text:style-name="P3"><text:span text:style-name="Default_20_Paragraph_20_Font"><text:span text:style-name="T3">vero et vomitibus refrigerationem infert fubitamque vi-<text:line-break/>rium dejectionem cum siti et insomnio et pulsuum pravitate.</text:span></text:span></text:p>
      <text:p text:style-name="P1"><text:span text:style-name="Default_20_Paragraph_20_Font"><text:span text:style-name="T3">CXCll. Astricta febris contraria est fluenti, excretlo-<text:line-break/>nes non .infert, pulsus magnos fervat, longiore spatio tem-<text:line-break/>poris corpus emaciat.</text:span></text:span></text:p>
      <text:p text:style-name="P1"><text:span text:style-name="Default_20_Paragraph_20_Font"><text:span text:style-name="T3">CXC11I. Auriginofa febris ea est quae similem latero<text:line-break/>colorem molitur, jecur in sublime attollit, linguam assiccat,<text:line-break/>cutis superficiem foedam fquallidam ac luteam redditi</text:span></text:span></text:p>
      <text:p text:style-name="P33"><text:span text:style-name="Default_20_Paragraph_20_Font"><text:span text:style-name="T3">CXCl</text:span></text:span><text:span text:style-name="Default_20_Paragraph_20_Font"><text:span text:style-name="T2">y. </text:span></text:span><text:span text:style-name="Default_20_Paragraph_20_Font"><text:span text:style-name="T3">Pestilens febris est quae cum multo calore<text:line-break/>sitim insanabilem invehat, bilis omnis generis vomitus,<text:line-break/>foeditas alvi excretiones ac virulentas ut paludum grave-.<text:line-break/>olentiae sint quae excernuntur similia, urinas multas ac<text:line-break/>graveolentes, exanthemata, pulsus celeres, parvos ac.sub-<text:line-break/>obscuros inducit.<text:tab/>.,</text:span></text:span></text:p>
      <text:p text:style-name="P1"><text:span text:style-name="Default_20_Paragraph_20_Font"><text:span text:style-name="T3">CXCU Typhodes febris, quam nonnulli vapidam ac<text:line-break/>madentem appellitant , est quae fusiores foetidos inducit.</text:span></text:span></text:p>
      <text:p text:style-name="P34"><text:span text:style-name="Default_20_Paragraph_20_Font"><text:span text:style-name="T3">Vel:. t.yphodes febris est quae -cum stupore sit et intensam<text:line-break/>cum furore mentis habet alienationem.<text:tab/>. </text:span></text:span><text:span text:style-name="Default_20_Paragraph_20_Font"><text:span text:style-name="T2">;r</text:span></text:span><text:span text:style-name="Default_20_Paragraph_20_Font"><text:span text:style-name="T3"> etc</text:span></text:span></text:p>
      <text:p text:style-name="P1"><text:span text:style-name="Default_20_Paragraph_20_Font"><text:span text:style-name="T3">. - CXCVL - Torpida febris est quae cum capitis gravi-<text:line-break/>tate provenit ver sanguinis per nares profluvio velexece-<text:line-break/>tionis suppressionem affert aut- ex necessitate molestam eor-<text:line-break/>poris - lapsionem.</text:span></text:span></text:p>
      <text:p text:style-name="P1"><text:span text:style-name="Default_20_Paragraph_20_Font"><text:span text:style-name="T3">CXCV1I. Horrida febris est quae calorem habet ri-<text:line-break/>geri permixtum. et pulsus admodum imbecillos; adeo ut<text:line-break/>ne in tactum veniant fed qui velut intro recesserunt; in<text:line-break/>ea venter tumefactus murmurat lingua, valde hunnda quid-<text:line-break/>-Jam acido simile habens, quo tanquam saliva circumluitur.</text:span></text:span></text:p>
      <text:p text:style-name="P1"><text:span text:style-name="Default_20_Paragraph_20_Font"><text:span text:style-name="T3">CXCVlII. Typus est iutensionum remissionumque or-<text:line-break/>dinata redditio. Vel ita:. typus est unius affectionis rem-<text:line-break/>pus cui et accessio et .emissio ordinata contingit.</text:span></text:span></text:p>
      <text:p text:style-name="P1"><text:span text:style-name="Default_20_Paragraph_20_Font"><text:span text:style-name="T3">CXCIX. Periodus est tempus in morbis ex intensione<text:line-break/>et remissione constans. Vela periodus est similis ad idem<text:line-break/>reditus vel motus. Vel sic : periodus est in morbis diu-<text:line-break/>turnis intensionis et rem issiouis -similis ad idem reditus.</text:span></text:span></text:p>
      <text:p text:style-name="P2"><text:span text:style-name="Default_20_Paragraph_20_Font"><text:span text:style-name="T3">CC. Quotidiana febris- est quae; uniquoque die ac<text:line-break/>nocte ut plurimum eadem hora mvadit.</text:span></text:span></text:p>
      <text:p text:style-name="P1"><text:span text:style-name="Default_20_Paragraph_20_Font"><text:span text:style-name="T3">CCI. Tertiana est febris quae uno die vel nocte in-<text:line-break/>fultat, fequente intermittit; tertio^ repetit-.</text:span></text:span></text:p>
      <text:p text:style-name="P35"><text:span text:style-name="Default_20_Paragraph_20_Font"><text:span text:style-name="T3">CCII. Quartana est quae uno die vel una nocte in--<text:line-break/>vadit, deinde biduum intermittit aut noctes-. duas, i quarto<text:line-break/>vero rursum accedit..<text:tab/>- . i . </text:span></text:span><text:span text:style-name="Default_20_Paragraph_20_Font"><text:span text:style-name="T2">sir</text:span></text:span></text:p>
      <text:p text:style-name="P1"><text:span text:style-name="Default_20_Paragraph_20_Font"><text:span text:style-name="T3">CCllL llemitritaeus est, quam nos ex fenta fenten-<text:line-break/>tia enunciantis primo epidemiorum febrem continuam. acu-<text:line-break/>tam appellamus,</text:span></text:span><text:span text:style-name="Default_20_Paragraph_20_Font"><text:span text:style-name="T2">c</text:span></text:span><text:span text:style-name="Default_20_Paragraph_20_Font"><text:span text:style-name="T3"> quae prorsus quidem son intermittit,<text:line-break/>scd dic</text:span></text:span><text:span text:style-name="Default_20_Paragraph_20_Font"><text:span text:style-name="T2">t</text:span></text:span><text:span text:style-name="Default_20_Paragraph_20_Font"><text:span text:style-name="T3">u unum aut noctem. leniorem infert alterum gra-<text:line-break/>viorem. At methodici hemitritae um parvam duabus con-<text:line-break/>stave iutermissiouibus putaverunt. Mediam hemitritaeuui<text:line-break/>vocitant quae tres intermissiones suscipit-.. Magnam deni-<text:line-break/>que quae quatuor intermissiones complectitur. .</text:span></text:span></text:p>
      <text:p text:style-name="P1"><text:span text:style-name="Default_20_Paragraph_20_Font"><text:span text:style-name="T3">CCIV. Erraticae febres vocantur.. quae non praefinio<text:line-break/>tae neo. recto ordine, sesi incerto statu proveniunt.</text:span></text:span></text:p>
      <text:p text:style-name="P1"><text:span text:style-name="Default_20_Paragraph_20_Font"><text:span text:style-name="T3">CCU. Diastole est. elevatio ac: veluti excitatio cordis</text:span></text:span></text:p>
      <text:p text:style-name="P3">arteriarum, cerebri et meningum in longitudinem, Iatitn-<text:line-break/><text:span text:style-name="Default_20_Paragraph_20_Font"><text:span text:style-name="T2">c</text:span></text:span>linem profundi tatemque in sensum tactus cadens ad ele-<text:line-break/>vationem. Alii autem sic: diastole explicatio est ac veluti<text:line-break/>eminentia cordis et arteriarum in longitudinem et latit<text:span text:style-name="Default_20_Paragraph_20_Font"><text:span text:style-name="T2">u-<text:line-break/></text:span></text:span>clinem sensilis ad elationem tactui.</text:p>
      <text:p text:style-name="P1">CCVL Systole est collectio et collapsus istorum quae<text:line-break/><text:span text:style-name="Default_20_Paragraph_20_Font"><text:span text:style-name="T2">s</text:span></text:span>ensum quidem non movet, ceterorum bona ac consenta-<text:line-break/>nea ratione deprehenditur.</text:p>
      <text:p text:style-name="P1">CCVII. Palpitatio est elatio et submissio cedentis<text:line-break/>corporis nec renitentis quae fit a spiritu nec perpetuo du-<text:line-break/>rat, sed certis cietur temporibus. Alii sic: palpitatio est<text:line-break/>elatio et submissio mnsculosorum corporum quae a spiritu<text:line-break/>efficitur nec semper fit, sed statis temporibus. Alio modo;<text:line-break/>palpitatio est motus involuntarius et invitus partium quae<text:line-break/>dum palpitant attolluntur et deferuntur^ Vel: palpitatio<text:line-break/>est dilatatio quidem praeter naturam et fit in omnibus<text:line-break/>quae distendi natura possunt partibus.</text:p>
      <text:p text:style-name="P2">CCVHI. Magnus pulsus est qui fit arteria multum sese<text:line-break/>in Iongitudinem , profunditatem ac latitudinem diducente.</text:p>
      <text:p text:style-name="P1">Parvus pulsus est qui contra in minimum spatium<text:line-break/>longitudinis, profunditatis latitudinisque assurgente arteria<text:line-break/>perficitur.</text:p>
      <text:p text:style-name="P1">Medius est pulsus qui his ambobus interiacet secun-<text:line-break/>dum longitudinem ac circularem dimensum , nimirum cin-<text:line-break/>cumserentia quoque digitis sese ad proportionem offerente.</text:p>
      <text:p text:style-name="P1">CCIX. Plenus pulsus est is qui sub tactum cadit dis-<text:line-break/>tentus adeo, ut ipsa quidem crassior facta videatur arte-<text:line-break/>riae tunica, maxime vero quod inter eam clauditur ple-<text:line-break/>nius universum ac corpulentius deprehenditur.</text:p>
      <text:p text:style-name="P1">Vacuus,.est pulsus in quo tum ipsius amplexus arte-<text:line-break/>riae gracilis omnino ampullaceusque est infusa quoque<text:line-break/>materia vix perceptibilis atque exilis adeo, ut li quis etiam<text:line-break/>digitis comprimat vacuitatis occurrat apprehensio.</text:p>
      <text:p text:style-name="P1">Medius est pulsus qui commoderans inter plenum et<text:line-break/>vacuum medius quique naturalis est;</text:p>
      <text:p text:style-name="P2"><text:span text:style-name="Default_20_Paragraph_20_Font"><text:span text:style-name="T3">CCX. Durus pulsus est in quo nervosa, ut quispiam<text:line-break/>dixerit, arteria videtur ac rigida et ten</text:span></text:span><text:span text:style-name="Default_20_Paragraph_20_Font"><text:span text:style-name="T2">t</text:span></text:span><text:span text:style-name="Default_20_Paragraph_20_Font"><text:span text:style-name="T3">us qui subest, fpi-<text:line-break/>ritus ; quo fit ut ictus vim quandam repercutiendi habeat.</text:span></text:span></text:p>
      <text:p text:style-name="P1"><text:span text:style-name="Default_20_Paragraph_20_Font"><text:span text:style-name="T3">Mollis pulsus est qui duro contrarius arteriam remisi-<text:line-break/>Iam mollemque obtinet ac spiritum qui inest exsolutum<text:line-break/>ictumque leniorem.</text:span></text:span></text:p>
      <text:p text:style-name="P1"><text:span text:style-name="Default_20_Paragraph_20_Font"><text:span text:style-name="T3">Medius pulsus est qui inter durum ac. mollem com-<text:line-break/>moderatus fecundum naturam existit.</text:span></text:span></text:p>
      <text:p text:style-name="P36"><text:span text:style-name="Default_20_Paragraph_20_Font"><text:span text:style-name="T3">CCXI. Humidus pulsus est qui mollis, ut et contenta<text:line-break/>in eo substantia mitis sit et humiditate quadam tactui<text:line-break/>occurrat.<text:tab/>. . .n</text:span></text:span></text:p>
      <text:p text:style-name="P1"><text:span text:style-name="Default_20_Paragraph_20_Font"><text:span text:style-name="T3">Siccus pulsus est ita ut assumpta sit fubjecta humidi-<text:line-break/>tas et siccae atque aeriae exhalationi permixta.</text:span></text:span></text:p>
      <text:p text:style-name="P1"><text:span text:style-name="Default_20_Paragraph_20_Font"><text:span text:style-name="T3">Medius pulsus est qui nec humidior nec siccior tactui<text:line-break/>apparet sied commoderatus ac naturalis est.</text:span></text:span></text:p>
      <text:p text:style-name="P1"><text:span text:style-name="Default_20_Paragraph_20_Font"><text:span text:style-name="T3">CCXII. calidus pulsus est quum arteria vicluis par-<text:line-break/>tibus calidior tangitur ut in febre hectica.</text:span></text:span></text:p>
      <text:p text:style-name="P2">Frigidus pulsus est in quo arteria frigidior <text:span text:style-name="Default_20_Paragraph_20_Font"><text:span text:style-name="T1">s</text:span></text:span>entitur.</text:p>
      <text:p text:style-name="P1">Medius est qui . frigidi et calidi commoderationem<text:line-break/>obtinet.</text:p>
      <text:p text:style-name="P1">CCXIIS. Vehemens pulsus est qui et motum strenuum<text:line-break/>habet et ictum molitur violentum.</text:p>
      <text:p text:style-name="P1">Obscurus seu <text:span text:style-name="Default_20_Paragraph_20_Font"><text:span text:style-name="T1">languidus</text:span></text:span> est qui et viribus est exsolu-<text:line-break/>lis et ictum imbecilliorem efficit.</text:p>
      <text:p text:style-name="P1">Medius est qui proportionem quandam inter utrumque<text:line-break/>horum servat.</text:p>
      <text:p text:style-name="P1">CCX1V. Celer pulsus est qui concisam habete tum<text:line-break/>diastolen tum fystolen. Vel : celer pul<text:span text:style-name="Default_20_Paragraph_20_Font"><text:span text:style-name="T1">s</text:span></text:span>us est qui fit quum<text:line-break/>modico tempore movetur arteria.</text:p>
      <text:p text:style-name="P1">Tardus pulsus est qui tardam habet tum diastolen<text:line-break/>tum fystolen. Vel : qui fit quum multo tempore movetur<text:line-break/>arteria.</text:p>
      <text:p text:style-name="P1">Medius est qui commoderatam habet tum diastolen<text:line-break/>ilum fystolen. Vel: qui commoderatus fit quum commo-<text:line-break/>deraso tempore movetur arteria.</text:p>
      <text:p text:style-name="P2"><text:span text:style-name="Default_20_Paragraph_20_Font"><text:span text:style-name="T3">CCXU Frequens pulsus est quando parvo interposito<text:line-break/>intervallo arteria distenditur.-- Veri. quum breve tempus<text:line-break/>est inter diastolen et fystolen.</text:span></text:span></text:p>
      <text:p text:style-name="P1"><text:span text:style-name="Default_20_Paragraph_20_Font"><text:span text:style-name="T3">Rarus est quum interposito longo. intervallo arteria<text:line-break/>distenditur. Vel ita; rarus est pulsus. quando quietis test-<text:line-break/>pus inter diastolen et fystolen mediam longum esu</text:span></text:span></text:p>
      <text:p text:style-name="P1"><text:span text:style-name="Default_20_Paragraph_20_Font"><text:span text:style-name="T3">Medius est qui inter frequentem .et rarum commode-<text:line-break/>ratus est. ^Vel.qui fit quum commoderato interposito<text:line-break/>tempore arteria distenditur.</text:span></text:span></text:p>
      <text:p text:style-name="P37"><text:span text:style-name="Default_20_Paragraph_20_Font"><text:span text:style-name="T3">CCXVI.. Pulsus ordo est habitus .quidam in magnius-<text:line-break/>dine vel vehementia vel rhythmo ver alio quopiam dir-<text:line-break/>crimine. . n-;;....- r<text:tab/>- -<text:tab/>C....</text:span></text:span></text:p>
      <text:p text:style-name="P1"><text:span text:style-name="Default_20_Paragraph_20_Font"><text:span text:style-name="T3">ordinatus .pulsus est in. quo circuituum analogia. fer-<text:line-break/>vat quendam ordinem. .Vel aliter: ordinatus </text:span></text:span><text:span text:style-name="Default_20_Paragraph_20_Font"><text:span text:style-name="T2">r</text:span></text:span><text:span text:style-name="Default_20_Paragraph_20_Font"><text:span text:style-name="T3"> pulsus est<text:line-break/>qui per circuitum par esu</text:span></text:span></text:p>
      <text:p text:style-name="P1"><text:span text:style-name="Default_20_Paragraph_20_Font"><text:span text:style-name="T3">CCXVTI. Confusio pulsus est instabililas differentiae<text:line-break/>pulsuum. Nonnulli ita: inordinatus pulsus est qui in<text:line-break/>percussionibus quibusdam interdum densior , interdum ra-</text:span></text:span></text:p>
      <text:p text:style-name="P3">rior est. Vel inordinatus est qui nullum circuituum fer-<text:line-break/>Aat ordinem.</text:p>
      <text:p text:style-name="P1">CCXV1II. Aequalitas pulsus est parilitas in quibus-<text:line-break/>dam pulsuum differentiis.</text:p>
      <text:p text:style-name="P1">Aequalis pulsus est qui continenter par existit. Vel<text:line-break/>in quo omnes pulsuum differentiae pares manent.</text:p>
      <text:p text:style-name="P1">CCXIX. Inaequalitas pulsus est imparilitas pulsuum<text:line-break/>in quibusdam differentiis quae ipsis puIsibus accidunt. Ali-<text:line-break/>qui vero ita. Inaequalis puIsus est in quo nunc vehe-<text:line-break/>mentiores fiunt ictus nunc imbeciIliores. Rursus talli si<text:span text:style-name="Default_20_Paragraph_20_Font"><text:span text:style-name="T1">c.<text:line-break/></text:span></text:span>Inaequalis est pulsus qui parte quadam altior humilior<text:line-break/>succidit eoque amplius perflata arteria ac diIatata parte<text:line-break/>vero alia quasi pro capedinis quantitate angustiore eva-<text:line-break/>dente vehementia inaequalis existit, tanquam parte qua-<text:line-break/>dam arteriae ^violentiorem elationem faciat, quadam vero<text:line-break/>submissam atque infirmiorem.</text:p>
      <text:p text:style-name="P1">CCXX<text:span text:style-name="Default_20_Paragraph_20_Font"><text:span text:style-name="T1">e</text:span></text:span> Bacchius Herophilius rhythmus, inquit, est</text:p>
      <text:p text:style-name="P3">motus in temporibus certum obtinens ordinem. ^eno au-<text:line-break/>tem Herophilius dixit: rythmus est ordo eorum temporum<text:line-break/>in quibus amplificantur arteriae collutus ad ea in quibus<text:line-break/>contrahuntur. Rectius autem hoc modo finias: rhythmus<text:line-break/>partium temporis proportio est quae quendam ad pulsus<text:line-break/>inter se habent respectum. Alius autem sic definivit:<text:line-break/>rhythmus est habitus temporum in quibus diducuntur ar-<text:line-break/>tersae ad ea in quibus contrahuntur.</text:p>
      <text:p text:style-name="P38">CCXXI. Eurhythmns pulsus est qui rhythmum ser-<text:line-break/>vat proprium aetati, naturae temperamento,. anni tempe-<text:line-break/>rati ac reliquis omnibus circumstantiis.<text:tab/>. L..,,</text:p>
      <text:p text:style-name="P1">Arrhythmus est qui nullum rhythmum servat cuique<text:line-break/>rei proprium.</text:p>
      <text:p text:style-name="P1">Cacorhythmus est pulsus qui rhythmum prave servat<text:line-break/>eurhythmo contrarius.</text:p>
      <text:p text:style-name="P1">CCXXII. Pararhythmum pulsum vocamus qui qna-<text:line-break/>dantenus ad aetatem in qua consideratur prope accedit<text:line-break/>babetqne rhythmum, fed non omnino eum qui illi con-</text:p>
      <text:p text:style-name="P3">veniat. Heterorhythmum appellamus pulsum qui alterius<text:line-break/>aetatis habet rhythmum. Ecrhythmus pulsus est qui nul-<text:line-break/>t</text:p>
      <text:p text:style-name="Normal">lius aetatis aut alterius circumstantiae omnino rhythmum<text:line-break/>retinet.</text:p>
      <text:p text:style-name="P1">CCXXIIS. Tremulus pulsus est qui ictum resert non<text:line-break/>aequalem nec minime inconcussum fed perinde quasi qui<text:line-break/>moveatur.</text:p>
      <text:p text:style-name="P1">CCXXIV. Obliquatus pulsus est qui non constituta<text:line-break/>in rectum arteria praeter situm editur.</text:p>
      <text:p text:style-name="P1">CCXXV. ^lyurus est a situ quum partes quidem ar-<text:line-break/>tersae superiores in arctum coguntur, inferiores vero con-<text:line-break/>tra ibi quidem dilatantur amplius, superiores autem con-<text:line-break/>trahuntur. Complures myuri<text:span text:style-name="Default_20_Paragraph_20_Font"><text:span text:style-name="T1">t</text:span></text:span>ontem vocitant quum ab<text:line-break/>ictu majore adacto sequentes per subtractionem jugi de-<text:line-break/>cremento minores peraguntur; nominantur et hac ratione<text:line-break/>myuri quum efficiuntur pulsus ex frequentioribus rariores;<text:line-break/>.vocatur et myurus ubi a ceteri in tardiorem demutatur.</text:p>
      <text:p text:style-name="P1">CCXXVI. Dimotus est pulsus quum remissio quae</text:p>
      <text:p text:style-name="P3">videtur arteriae non perfacta obitur, sed cunctatio pro<text:line-break/>subductionis aut inhibiti spiritus quantitate, dein refusio<text:line-break/>perfacta debitae fit contractionis.</text:p>
      <text:p text:style-name="P1">CCXXVH. Araneosus pulsus parvus est, non firmatus,<text:line-break/>sed qui araneae modo levi ab aura agitante movetur.</text:p>
      <text:p text:style-name="P1">CCXXVHI. Intermittens pullus est quum in sy stolis<text:line-break/>et di<text:span text:style-name="Default_20_Paragraph_20_Font"><text:span text:style-name="T2">s</text:span></text:span>sidiis obeundis puIsus unius arteria tempus omittit.<text:line-break/>Quidam ita : intermittens est pulsus in quo non ad duos<text:line-break/>tantum sed ad tres veI etiam plures ictus diastolen lunam<text:line-break/>vel duas veI plures relinquit arteria.</text:p>
      <text:p text:style-name="P1">CCXX1X. Intercidens puIsus est quum inter duos<text:line-break/>ictus qui ordine proprio concitantur, inde quidam ictus<text:line-break/>medius intercidit.</text:p>
      <text:p text:style-name="P1">CCXXX. Deficiens pulsus dicitur in quo non ad<text:line-break/>duos tantum arteria, sed ad tres etiam et ad plures ictus<text:line-break/>immobilis perseverat. Alii hunc in modum. Deficiens est<text:line-break/>qui a magnitudine incipiens ac vehementia magis ac ma-</text:p>
      <text:p text:style-name="P2">gis subinde minuitur talisque quoad ullam habeat magni-<text:line-break/>tudinem myurus, vocitatur ; ubi autem <text:span text:style-name="Default_20_Paragraph_20_Font"><text:span text:style-name="T2">s</text:span></text:span>ese <text:span text:style-name="Default_20_Paragraph_20_Font"><text:span text:style-name="T2">s</text:span></text:span>ubmiserit ac<text:line-break/>minor factus ut ad mi<text:span text:style-name="Default_20_Paragraph_20_Font"><text:span text:style-name="T2">p</text:span></text:span>us declinaverit deficiens nuncupatur.</text:p>
      <text:p text:style-name="P39">CCXXXI. Caprisans pulsus, .est ubi arteria quum se<text:line-break/>distendisse apparuerit nec suerit omnino distenta ad alium<text:line-break/>perculsum prius quam systoIes visionem praebeat praeci-<text:line-break/>pitantius transiliit; <text:span text:style-name="Default_20_Paragraph_20_Font"><text:span text:style-name="T2">s</text:span></text:span>ecunda autem fuit percussio facta ve-<text:line-break/>dementior.: , M t ; <text:span text:style-name="Default_20_Paragraph_20_Font"><text:span text:style-name="T2">r- </text:span></text:span>t <text:span text:style-name="Default_20_Paragraph_20_Font"><text:span text:style-name="T2">m</text:span></text:span>i <text:span text:style-name="Default_20_Paragraph_20_Font"><text:span text:style-name="T2">e. .ri<text:tab/>A</text:span></text:span>lu lassi</text:p>
      <text:p text:style-name="P40">su CCXXXH. Recurrens pulsus est qui ad quantum ex-<text:line-break/>currit magnitudinis aut vehementiae in aliis rursus ad<text:line-break/>tantumdem recurrit. .lusi t. .<text:tab/>. vj.v i</text:p>
      <text:p text:style-name="P1">CCXXX11I. Formicans pulsus est parvus, vacans, fre-<text:line-break/>quens , obscurus, omnium ad extremum deductus. Aut<text:line-break/>hoc modo : formicans est in quo circa digitos arteriae in-<text:line-break/>cumbentes im<text:span text:style-name="Default_20_Paragraph_20_Font"><text:span text:style-name="T2">q</text:span></text:span>gor veluti formicae fit ambulantis; quam-<text:line-break/>ohrem et parvus is est et obscurus.</text:p>
      <text:p text:style-name="P41">si : CCXXX1V. Phrenitis est mentis delirium cum febre<text:line-break/>r</text:p>
      <text:p text:style-name="Normal">acuta ac floccorum collectu et mentis emotio et eorum</text:p>
      <text:p text:style-name="P3">quae secundum naturam sunt institutorum ipsius infertur-<text:line-break/>batio et sapiendi oblivio; vel phrenum delirium conti-<text:line-break/>nolim cum tremore et vocis obscuritate et a maligna febre<text:line-break/>maxima ex parte facta palpitatione.</text:p>
      <text:p text:style-name="P1">CCXXXV. Lethargus est ^delatio in somnum inex-<text:line-break/>pugnabilis quae cum decoloratione et flatuoso oedemate<text:line-break/>nec line ipsarum quoque solidarum partium ac puIsifici<text:line-break/>spiritus imbeciIIitate provenit fere in obtusa febre ac<text:line-break/>maligna. Fiunt vero lethargi partim affecto principio par-<text:line-break/>tir<text:span text:style-name="Default_20_Paragraph_20_Font"><text:span text:style-name="T2">o</text:span></text:span> ex abscessu.</text:p>
      <text:p text:style-name="P1">CCXXX^I. Convulsio est assectus qui nervis ac mu-<text:line-break/>sculis accidit quum interdum corpus totum, interdum pars<text:line-break/>ejus voluntatis in jussit trahitur.</text:p>
      <text:p text:style-name="P1">CCXXXV1I. Tetanus est distentio rigiditasque in cor-<text:line-break/>pore nervorum omnium et musculorum. Vel hunc in mo-<text:line-break/>dum: tetanus est convulsio in rectum quum collum ac<text:line-break/>maxilIae trahuntur, dentes cohaerent neque annuere col-</text:p>
      <text:p text:style-name="P3">Ium potest nec renuere. Veta tetanus est quum partes<text:line-break/>invitae in contraria trahuntur a musculis oppositis.</text:p>
      <text:p text:style-name="P1">R CCXXXVlll. . Emprosthotonus est quum anterius tra-<text:line-break/>hi tu r colium ac retro flecti non valet.</text:p>
      <text:p text:style-name="P1">CCXXX1X. Opisthoton<text:span text:style-name="Default_20_Paragraph_20_Font"><text:span text:style-name="T2">o</text:span></text:span>s est quum retro trahitur ne-<text:line-break/>que deflecti in partem anteriorem potest. Vel: opisthoto-<text:line-break/>nus est convulsio et contentio in posteriora cervicis nimi-<text:line-break/>rum annuere non vasculis.</text:p>
      <text:p text:style-name="P1">CCXL. Epilepsia est invasio mentis ac sensoriorum<text:line-break/>qua qui corripiuntur concidunt repente hi quidem cum<text:line-break/>convulsione, illi vero citra convulsionem iisque insuper ac-<text:line-break/>cidit, ut spuma per os efferatur in remissione et declina-<text:line-break/>tione morbi.</text:p>
      <text:p text:style-name="Normal"><text:span text:style-name="Default_20_Paragraph_20_Font"><text:span text:style-name="T2">i -</text:span></text:span></text:p>
      <text:p text:style-name="P1">CCXI.I. Catochus est mentis stupor cum corporis<text:line-break/>totius rigiditate. Oatochi tres sunt species; primus som-<text:line-break/>niculosus lethargo proximus ; alter vigilans cui affinis te-<text:line-break/>tanus est et quae praefocatio uteri appellatur ; tertium ge-<text:line-break/>nus est catochi quem phreniticum non inerudite quis no-</text:p>
      <text:p text:style-name="P3">mina veri t; fit enim ex mixtis inter se duobus morbis<text:line-break/>catocho et phrenitide, quemadmodum et typhomania.</text:p>
      <text:p text:style-name="P1">CCXLH. Paralysis assectus est quo voluntarius motus<text:line-break/>oblaeditur; is circa partes aut partem aliquam fit; perfi-<text:line-break/>cit<text:span text:style-name="Default_20_Paragraph_20_Font"><text:span text:style-name="T1">o</text:span></text:span>r autem nervis musculisque affectis.</text:p>
      <text:p text:style-name="P1">CCXLIII. Typhomania vel delirus lethargus vel le-<text:line-break/>thargicum delirium est. Vel sic: typhomania mixtus est<text:line-break/>ex phrenitide et lethargo assectus.</text:p>
      <text:p text:style-name="P1">CCXLIV. Apoplexia est detentio. mentis cum ere-<text:line-break/>ptione sensuum et corporis resolutione. Item: apoplexia<text:line-break/>abolitio est in nervis omnibus sensus et motus. Vel:<text:line-break/>apoplexia sensus motusque privati<text:span text:style-name="Default_20_Paragraph_20_Font"><text:span text:style-name="T1">o</text:span></text:span> in toto corpore est cum<text:line-break/>principalium actionum laesione. Conflatur autem a frigido<text:line-break/>humore praecipuos cerebri ventriculos confertim opplente.<text:line-break/>Praecipui vero ventriculi sunt posterior et medius.</text:p>
      <text:p text:style-name="P1">CCXLV. At apoplexia a paraplexia ut a parte totum<text:line-break/>differt. Apoplectici namque prorsus etiam paraplectici</text:p>
      <text:p text:style-name="P3">sunt, paraplectici vero non omnino et apoplectici; disse-<text:line-break/>runt quoque eo quod sani mente paraplectici resoluti<text:line-break/>parte una corporis sunt aut pluribus, apoplectici vero et<text:line-break/>T is et mente et toto ; paraplectici demum dicuntur quibus<text:line-break/>dextrae tantum partes aut sinistrae resolutione eIanguescunI.</text:p>
      <text:p text:style-name="P1">CCXI.AI. alania est alienatio mentis et evariatio a<text:line-break/>rebus consuetis ac sanorum moribus sine fabre.</text:p>
      <text:p text:style-name="P1">C<text:span text:style-name="Default_20_Paragraph_20_Font"><text:span text:style-name="T2">C.</text:span></text:span>XLVH. MelanchoIia est assectus qui mentem lae-<text:line-break/>dit non sine gravi animi molestia atque aversione a rebus<text:line-break/>charissimis, fit line febre; nonnullis vero eorum si atra bi-<text:line-break/>lis accesserit multa stomachum usque adeo insestat, ut et<text:line-break/>evomatur simulque mens hoc modo vitietur.</text:p>
      <text:p text:style-name="P1">CCXLV11I. Cephalaea est assectus qui per quosdam<text:line-break/>circuitus intoIerabiIem capitis dolorem affert; quocirca et<text:line-break/>aures sonant et rubent oculi ac prominent; simul vero<text:line-break/>distenduntur et ipsis aegrotis venae frontis et rubor in fa-<text:line-break/>cie est. Vel : cephalaea est aegre cedens cephalalgia ex<text:line-break/>parvis causis maximas habens exacerbationes.</text:p>
      <text:p text:style-name="P2">CCXL1X. Dolor capitis non inveteratus cephalalgia<text:line-break/><text:span text:style-name="Default_20_Paragraph_20_Font"><text:span text:style-name="T3">est; </text:span></text:span>inveteratus vero cephalaea. Si caput doleat repente<text:line-break/>obvia quaque de causa aut etiam per plures dies cepha-<text:line-break/>Ialgia hic assectus nominatur: si vero longo tempore dolor<text:line-break/>affligere consuevit et per longos frequentesque circuitus<text:line-break/>et major ac gravior accedat aegre curationem admittens<text:line-break/>cephalaeam appellamus.</text:p>
      <text:p text:style-name="P1">CCL. Heterocrania est ubi modo in parte sinistra ca-<text:line-break/>pitis modo in dextra dolor accedit ac quandoque inten-<text:line-break/>siones interdum remissiones insert.</text:p>
      <text:p text:style-name="P1">CCLI. Vertiginosi appellantur tenebricosi quibus ob-<text:line-break/>tenebrationes contingunt videturque iis circumferri caput<text:line-break/>et lucis incerti ac vagi in tenebris splendores oculis ob-<text:line-break/>versari. Vel tenebricosa vertigo est quum simul res con-<text:line-break/>spectae vident<text:span text:style-name="Default_20_Paragraph_20_Font"><text:span text:style-name="T2">u</text:span></text:span>r circumvolvi et <text:span text:style-name="Default_20_Paragraph_20_Font"><text:span text:style-name="T2">s</text:span></text:span>ensus vis<text:span text:style-name="Default_20_Paragraph_20_Font"><text:span text:style-name="T2">u</text:span></text:span>s repente dev.<text:line-break/>perditur , quum aegroti sibi tenebras circ<text:span text:style-name="Default_20_Paragraph_20_Font"><text:span text:style-name="T2">u</text:span></text:span>mfundi existi-<text:line-break/>ment. Q<text:span text:style-name="Default_20_Paragraph_20_Font"><text:span text:style-name="T2">u</text:span></text:span>od contingit ore ventriculi a pravis humoribus<text:line-break/>dem orso.</text:p>
      <text:p text:style-name="P2">CCLH. Catarrhus est multorum defluxus humorum<text:line-break/>per palati foramina et nares qui descendentes subjecta<text:line-break/>Ioca laedunt, adeo ut cum excretione humorum is quoque<text:line-break/>qui simul excernitur spiritus strepitum quendam faciat.</text:p>
      <text:p text:style-name="P1">CCLHI. Coryza est is humor tenuis et crudus qui<text:line-break/>per nares excernitur, catarrhus vero dicitur qui per pala-<text:line-break/>tum defluit.</text:p>
      <text:p text:style-name="P1">CCL1V. Synanche est assectus colli acutus, difficilis,<text:line-break/>qui aegrotum angit praefocatione. Aut ita: synanche est<text:line-break/>phlegmone aliis extra collum ut partes tumescant, aliis<text:line-break/>intra tonsillas ut simul partes quoque afficiantur spirabi-<text:line-break/>Ies et aegra spiratio consequatur.</text:p>
      <text:p text:style-name="P1">CCLV. Hydrophobia vel hydrophobus est assectus ex<text:line-break/>canis morsu furentis qui fit cum potus aversione, convul-<text:line-break/>sione et singultu. His vero et delirium supervenit.</text:p>
      <text:p text:style-name="P1">CCLV1. Bulimus assectus est quo sit cibi desiderium<text:line-break/>ex paucis intervallis; qui hoc detinentur et resolvuntur</text:p>
      <text:p text:style-name="P3">et concidunt et decolores fiunt; perfrigescunt iis extrema<text:line-break/>corporis; premitur stomachus et pulsus obscurus fit.</text:p>
      <text:p text:style-name="P1">CCI.V1I. Phagedaena est constitutio qua multum ap-<text:line-break/>petentes cibum fumentesque immodicum non ipsum reti-<text:line-break/>nent lud ubi dejecerint rursus appetunt. Vel aliter: pha-<text:line-break/>gedaeuae sunt multorum ciborum esus easque ipsas immo-<text:line-break/>deratas appetentius ex vitiatis humoribus fieri conceditur.</text:p>
      <text:p text:style-name="P1">CCLV11I. Inflatio est quum spiritus vel flatus copio-<text:line-break/>fior factus in stomacho detinetur ipsumque cum eo ven-<text:line-break/>triculum distendit, quo fit ut distributi<text:span text:style-name="Default_20_Paragraph_20_Font"><text:span text:style-name="T2">o</text:span></text:span> impediatur alimenti.</text:p>
      <text:p text:style-name="P1">CCLXIX. Peripnenmonia est phlegmone pulmonis<text:line-break/>cum febre acuta et spirandi difficultate; rubent autem et<text:line-break/>in ipsis aegrotantibus malae.</text:p>
      <text:p text:style-name="P1">CCLX. Phthisis est ulceratio pulmonis vel thoracis<text:line-break/>vel faucium ut et tussiculae et^ debiles comitentur febres<text:line-break/>et corpus contabescat.</text:p>
      <text:p text:style-name="P1">CCLXI. Differt phthisis a phthoë; phthisis enim quae</text:p>
      <text:p text:style-name="P3">communiter dicitur est omnis diminutio corporis ac colli-<text:line-break/>quatio : phthoë vero proprie dicitur corporis consumptio<text:line-break/>ex ulcere ac demolitio. Dicta autem est a <text:span text:style-name="Default_20_Paragraph_20_Font"><text:span text:style-name="T8">φ</text:span></text:span><text:span text:style-name="Default_20_Paragraph_20_Font"><text:span text:style-name="T10">^</text:span></text:span><text:span text:style-name="Default_20_Paragraph_20_Font"><text:span text:style-name="T8">ἰνειν</text:span></text:span><text:span text:style-name="Default_20_Paragraph_20_Font"><text:span text:style-name="T10"> </text:span></text:span>quod<text:line-break/><text:span text:style-name="Default_20_Paragraph_20_Font"><text:span text:style-name="T3">est </text:span></text:span>diminui.</text:p>
      <text:p text:style-name="P1">CCLXII. Dyspnoici sunt in quibus spiritus velut per<text:line-break/>angustas vias actus exspiratur inspiraturque. Vel: dyspnoea<text:line-break/><text:span text:style-name="Default_20_Paragraph_20_Font"><text:span text:style-name="T3">est </text:span></text:span>respirationis laesio quaedam.</text:p>
      <text:p text:style-name="P1">CCLX1II. Asthma est affectus qui vehementem respi-<text:line-break/>rationis accelerationem spirandique difficultatem infert<text:line-break/>simulque aliquos sedere cogit ac resurgere.</text:p>
      <text:p text:style-name="P1">CCI.X1V. Pleuritis est dolor lateris ac succingentis<text:line-break/>membranae adusque claviculam et summum humerum ex-<text:line-break/>porrectus cum febre acuta minimeque intermittente cum<text:line-break/>dolore pungente simul et horrore et spirationis dissicuItate<text:line-break/>et tussi.</text:p>
      <text:p text:style-name="P1">CCLXV. Cardiaca affectio est innati roboris lique-<text:line-break/>factio et languor. Fit plerumque prave affecto ore ven-<text:line-break/>trienii et stomacho cum <text:span text:style-name="Default_20_Paragraph_20_Font"><text:span text:style-name="T2">s</text:span></text:span>udoribus intolerandis ; <text:span text:style-name="Default_20_Paragraph_20_Font"><text:span text:style-name="T2">s</text:span></text:span>unt qui</text:p>
      <text:p text:style-name="P3">c<text:span text:style-name="Default_20_Paragraph_20_Font"><text:span text:style-name="T1">o</text:span></text:span>rde phlegmone Iaborante fieri affectum putaverint atque<text:line-break/>ob hanc virium exsolutionem quod evenit malum cardia-<text:line-break/>cam vel affectionem vel syncopen nominarint.</text:p>
      <text:p text:style-name="P1">CCLXVI. Cholera est assectus peracutus ac gravis<text:line-break/>qui per vomitus in catarrhum id est <text:span text:style-name="Default_20_Paragraph_20_Font"><text:span text:style-name="T1">destuxum</text:span></text:span> protinus<text:line-break/>hominem detulit aut ex alvi profluvio et multa excretione<text:line-break/>in tormina atque non multo post in febres dysentericus<text:line-break/>atque malignas vifceratos impellit, hecticos et marcidos<text:line-break/>efficiens. Aut sic. Cholera est acutus assectus cum vomi-<text:line-break/>tibus biliosis multis alvique dejectionibus furis quoque fe<text:line-break/>contrahentibus ac frigescentibus extremitatibus; fiunt his<text:line-break/>in aegris et pulsus minores obscurioresque.</text:p>
      <text:p text:style-name="P42">CCLXVlI. CoeIiaca affectio est alvi fluxio non re-<text:line-break/>ceus sed diuturna cum torminibus multis dejectionibus<text:line-break/>corpore simul marcescente.<text:tab/>a</text:p>
      <text:p text:style-name="P1">CCLXVI1I. Diarrhoea copiosior fluxio est alvi diu-<text:line-break/>turna sine phlegmone et ulceratione. <text:span text:style-name="Default_20_Paragraph_20_Font"><text:span text:style-name="T1">t</text:span></text:span></text:p>
      <text:p text:style-name="P1">CCLXlX. Dysenteria est intestinorum exulceratio cum</text:p>
      <text:p text:style-name="P3">phlegmone et cruentorum aut faeci similium strigmentorum<text:line-break/>excretione non fine alvi intestinorumque morsu ac cruciatu.</text:p>
      <text:p text:style-name="P1">CCLXX. Teinesmus est affectus partes inseIiores re-<text:line-break/>ctumque ipsum intestinum ita obsidens, ut exsurrectiones<text:line-break/>cupiditatesque desidendi plures, paucae vero excretiones<text:line-break/>fiant. Vel ut alii: teinesmus est recti intestini mordica-<text:line-break/>tio quam biliosi acresque humores faciunt cum exstare-<text:line-break/>ctione cerebra cupiditateque egerendi, tametsi perpauca<text:line-break/>excernuntur.</text:p>
      <text:p text:style-name="P1">CCLXXI. Leienteria est dysenteriae magna ex parte<text:line-break/>comes assectus, quando ob factas ex ulceribus cicatrices<text:line-break/>spissioribus, laevioribus indolentioribusque redditis intesti-<text:line-break/>nis necesse est ut cibi prius quam assumpti concoquantur,<text:line-break/>ocius ad exteriores decurrant utique impromiscui, incocti,<text:line-break/>quales ingesti fuere. Alii vero sic. Leienteria est tota<text:line-break/>simul celerrimaque transmissio ciborum quum tales excreti<text:line-break/>sunt quales devorati.</text:p>
      <text:p text:style-name="P1">CCLXXIL Colica affectio constitutio est coli intestini</text:p>
      <text:p text:style-name="P3">di<text:span text:style-name="Default_20_Paragraph_20_Font"><text:span text:style-name="T2">u</text:span></text:span>turna in qua <text:span text:style-name="Default_20_Paragraph_20_Font"><text:span text:style-name="T2">s</text:span></text:span>patiis temporis interjectis cruciatus in-<text:line-break/>tolerabiles dissicultatesque respirandi, <text:span text:style-name="Default_20_Paragraph_20_Font"><text:span text:style-name="T2">s</text:span></text:span>udores perfrictio-<text:line-break/>nesque adoriuntur.</text:p>
      <text:p text:style-name="P1">CCI.XXHI. Volvulus est phlegmone intestinorum quo<text:line-break/>malo nec flatus infra nec deiectiones transmittuntur, tor-<text:line-break/>mina sequuntur vehementia cruciatusque intolerabiles.</text:p>
      <text:p text:style-name="P1">CCLXX1V. IIepatici sunt quos jecoris dolor comita-<text:line-break/>tur diuturnus cum tumore et duritia et corporis decolo-<text:line-break/>ratione; supervenit iis fabris ardens et lingua exarescit.</text:p>
      <text:p text:style-name="P1">CCLXXV. Scirrho affectum jecur est quum ipsi tu- t<text:line-break/>mor adest vehementer durus et tactui renitens nec do-<text:line-break/>Iorssicus.</text:p>
      <text:p text:style-name="P1">CCLXXV1. Icterus est bilis refusio in cutem, quo fit<text:line-break/>ut superficies tingatur luteaque fiat et vitietur cutis; albae<text:line-break/>quoque ventris dejectiones fiunt eo morbo affectis.</text:p>
      <text:p text:style-name="P1">CCLXXV1I. Lienosi sunt quibus contracta phlegmone<text:line-break/>lienes ad naturae statum non redeunt nec phlegmone li-</text:p>
      <text:p text:style-name="P3">berantur, sed permanet ipsis duritia ; quapropter et fluxio-<text:line-break/>nibus per morbos infestantur, color vero et ipsis corporis<text:line-break/>nativus permutatur.</text:p>
      <text:p text:style-name="P1">CCLXXVIIL Scirrhus lienis est quum major lien et<text:line-break/>durus admodum et renitens et tumore distentus fubjacet.</text:p>
      <text:p text:style-name="P1">CCLXX1X. Hydrops anasarca est quum corpus totum<text:line-break/>intumuit oedemate atque humore circumluitur, pervertun-<text:line-break/>-tur et aegrotis pudenda, ciborum appetitus tollit<text:span text:style-name="Default_20_Paragraph_20_Font"><text:span text:style-name="T2">u</text:span></text:span>r et fe-<text:line-break/>bria comitatur.</text:p>
      <text:p text:style-name="P1">CCLXXX. Hydrops ascites est in quo venter et foro-<text:line-break/>tum cruraque intumescunt, <text:span text:style-name="Default_20_Paragraph_20_Font"><text:span text:style-name="T2">s</text:span></text:span>uperiores autem partes exte-<text:line-break/>nuantur et graciles fiunt</text:p>
      <text:p text:style-name="P1">CCLXXXI. Hydrops tympanias est quum in ventre<text:line-break/>plus flatus invenitur humoris minus ac si quis pulsaverit<text:line-break/>s<text:span text:style-name="Default_20_Paragraph_20_Font"><text:span text:style-name="T2">o</text:span></text:span>nus exauditur.</text:p>
      <text:p text:style-name="P1">CCLXXXH. Nephritis est renum phlegmone cum do-<text:line-break/>lore vehementi, quandoque vero et urinae difficultate ; in</text:p>
      <text:p text:style-name="P3">qua fibrosa quaedam vel arenosa cum modico sanguine<text:line-break/>excernuntur.</text:p>
      <text:p text:style-name="P1">CCLXXXIH. Lithiasis est calculi generatio in vesica<text:line-break/>per quem urinae excretio prohibetur. Alio modo: lithiasis<text:line-break/><text:span text:style-name="Default_20_Paragraph_20_Font"><text:span text:style-name="T3">est </text:span></text:span>assectus. qui distentiones affert vesicae; simul vero et<text:line-break/>imus venter distenditur nec raro ad praeputium ea disten-<text:line-break/>tio pervenit. Succedunt iis et urinae suppressiones utique<text:line-break/>quum provectus lapis vias excrementi intercluserit.</text:p>
      <text:p text:style-name="P43">CCLXXXlV. Stanguria est excretio urinae guttatim<text:line-break/>-<text:tab/>i<text:span text:style-name="Default_20_Paragraph_20_Font"><text:span text:style-name="T1">s</text:span></text:span> t A t</text:p>
      <text:p text:style-name="Normal">destillantis. Vel: stranguria assectus vocatur, quum quis<text:line-break/>paucam urinam continenter excernit.</text:p>
      <text:p text:style-name="P1">CCLXXXV. Dysuria est difficultas ac molestia min-<text:line-break/>gendi ; stranguria vero quae guttatim fit mixtio.</text:p>
      <text:p text:style-name="P1">CCLXXXVI. Ischuria absoluta prorsus urinae sup-<text:line-break/>pressio est quae periculum affert. Octo vero modis sup-<text:line-break/>primitur aut retinetur urina, phlegmone , scirrho, sangui-<text:line-break/>nis grumo, resolutione, calculi procidentia, renum sym-<text:line-break/>patina, ulceratione, calculo.</text:p>
      <text:p text:style-name="P2">CCLXXXVII. Fiunt in renibus calculi quand<text:span text:style-name="Default_20_Paragraph_20_Font"><text:span text:style-name="T2">o</text:span></text:span> in<text:line-break/>corporibus illis humorum crassiorum copia cum febrili ca-<text:line-break/>lore coluerit. Vel aliter. Procreantur in renibus calculi<text:line-break/>ubi collecta in iis cum proportionali febre crassiorum hu-<text:line-break/>morum copia fuerit a qua fup crassati ad calculi transeunt<text:line-break/>generationem.</text:p>
      <text:p text:style-name="P1">CCLXXXV111. Gonorrboea est excretio feminis mor-<text:line-break/>bum inserens cum quo tabescit corpus decoloraturque : fit<text:line-break/>malum hoc vasorum seminalium robore soluto adeo ut<text:line-break/>quodam modo debilibus ipsis factis semen non retineatur.</text:p>
      <text:p text:style-name="P44">CCI.XXX1X. Satyriasis est assectus cum pudendi ten-<text:line-break/>tigine simul se tendentibus ejus particulis; sunt quibus et<text:line-break/>feminis ejaculatio cum voluptate fiat; hi vero mente ex-<text:line-break/><text:span text:style-name="Default_20_Paragraph_20_Font"><text:span text:style-name="T2">r</text:span></text:span> v<text:tab/>-<text:tab/>. sal. Is . . ... lud</text:p>
      <text:p text:style-name="Normal">turbantur, nervorum tensio et seminis fili</text:p>
      <text:p text:style-name="P1">CCXC. Ischias est coxendicis dolor diuturnus nec<text:line-break/>solutu facilis. Aut sic: ischias est morbus validum dolo-</text:p>
      <text:p text:style-name="P3">rem coxae per circuitum inferens qui dolor veI usque ad<text:line-break/>poplitem et suram descendat.</text:p>
      <text:p text:style-name="P1">CCXCl. Arthritis est phlegmone stabilis circa arti-<text:line-break/>culos consistens, dolorem ingerens vehementem nervis ni-<text:line-break/>mirum affectis.</text:p>
      <text:p text:style-name="P1">CCXCII. Podagra est assectus qui circa pedes oritur<text:line-break/>et dolorem movet affectis nervis idque aliis cum ardore<text:line-break/>aliis cum algore.</text:p>
      <text:p text:style-name="P1">CCXC11I. Scelotyrbe species est paralyseos qua quis<text:line-break/>rectus ambulare non potest et latus alias in rectum quan-<text:line-break/>doque sinistrum in dextrum aut dextrum in sinistrum cir-<text:line-break/>c<text:span text:style-name="Default_20_Paragraph_20_Font"><text:span text:style-name="T1">o</text:span></text:span>mfert, interdum quoque pedem non attollit, sed attrahit<text:line-break/>velut iis qui magnum quid adscendunt.</text:p>
      <text:p text:style-name="P1">CCXCIV. Perosis est privatio interturbatione natu-<text:line-break/>ralis functionis aut alicujus partis mutilatio.</text:p>
      <text:p text:style-name="P1">CCXCV. Lepra est cutis mutatio in habitum qui<text:line-break/>praeter naturam sit cum asperitate et pruritibus doloribus-</text:p>
      <text:p text:style-name="P3"><text:span text:style-name="Default_20_Paragraph_20_Font"><text:span text:style-name="T3">que nonnunquam et squamis decidentibus interdum autem<text:line-break/>secus; interdum plures etiam corporis partes depascitur..,<text:line-break/>CCXCVI. Elephas est assectus qui .cutem crassam ale<text:line-break/>que inaequabilem reddit, lividior adest tum cuti tum ocu-<text:line-break/>lorum albis ; extenduntur partes manuum ac pedum fum.-<text:line-break/>mae ex quibus lanies livida et foetida emanat.</text:span></text:span></text:p>
      <text:p text:style-name="P1"><text:span text:style-name="Default_20_Paragraph_20_Font"><text:span text:style-name="T3">CCXCVII. Impetigo est summae cutis asperitas cum<text:line-break/>multa prurigine.</text:span></text:span></text:p>
      <text:p text:style-name="P1"><text:span text:style-name="Default_20_Paragraph_20_Font"><text:span text:style-name="T3">CCXCV11I. Phlegmone in utero est quae cum veu-<text:line-break/>tris atque inguinum cruciatu ac febribus fit, qua. et finei-<text:line-break/>piris labor et tunsionum contractio adest. et oculorum dolor.</text:span></text:span></text:p>
      <text:p text:style-name="P1"><text:span text:style-name="Default_20_Paragraph_20_Font"><text:span text:style-name="T3">CCX.C1X. Abscessus est in utero .quum intensus est<text:line-break/>dolor pulsatque et usque ad imum ventrem..et inguina ac<text:line-break/>lumbos pertingit et febres adoriuntur.</text:span></text:span></text:p>
      <text:p text:style-name="P1"><text:span text:style-name="Default_20_Paragraph_20_Font"><text:span text:style-name="T3">CCC. Uteri suffocatio est assectus qui fit per uteri<text:line-break/>adfcenfum vel defcenfum vocisque delictum affert;. quare<text:line-break/>nec manifesta iis respiratio fit. et attolluntur hypochondria,<text:line-break/>pulsum hae quoque obscurum ac tardum habenti</text:span></text:span></text:p>
      <text:p text:style-name="P2"><text:span text:style-name="Default_20_Paragraph_20_Font"><text:span text:style-name="T3">CCCI. Muliebris fluor est humorum defluxus .per<text:line-break/>uterum ad multum tempus perdurans qui ipsi ab --exere-<text:line-break/>dione fit,: Albus fluor est quum alba funt quae excernun-<text:line-break/>tur , apparent tumores in facie, partes quoque sub oculis<text:line-break/>intumescunt, nonnullis vero et venter et crura. -Rufus<text:line-break/>fluor est quum ftrbrusa excretio est doloresque in lumbis<text:line-break/>nafcuntur atque in inguinibus. Fluo</text:span></text:span><text:span text:style-name="Default_20_Paragraph_20_Font"><text:span text:style-name="T2">r</text:span></text:span><text:span text:style-name="Default_20_Paragraph_20_Font"><text:span text:style-name="T3"> ruber est quando<text:line-break/>tale id manet ♃uod excernitur , qualis sanguis jugulatae<text:line-break/>recens victimae apparet; excidunt sanguinis grumi, dolor<text:line-break/>habet et ardor ac stridor ; dolor quoque ad ipfa pudenda<text:line-break/>et imum ventrem. Niger fluor est quum nigrae excretio-<text:line-break/>nes </text:span></text:span><text:span text:style-name="Default_20_Paragraph_20_Font"><text:span text:style-name="T2">prodeun</text:span></text:span><text:span text:style-name="Default_20_Paragraph_20_Font"><text:span text:style-name="T3">t, corpus aegre spirat exhalatque et in pu-<text:line-break/>denda dolor incumbis et extenuantur mulieres.</text:span></text:span></text:p>
      <text:p text:style-name="P45"><text:span text:style-name="Default_20_Paragraph_20_Font"><text:span text:style-name="T3">CCCll. Erysipelas in utero est ubi uterus perinde<text:line-break/>afficitur dolore atque ii qui intolerabiliter ab igne urun-<text:line-break/>tur ardorque ille in quibusdam alias ad alios uteri locos<text:line-break/>transmigrat.<text:tab/>...<text:tab/>. </text:span></text:span><text:span text:style-name="Default_20_Paragraph_20_Font"><text:span text:style-name="T9">μ</text:span></text:span><text:span text:style-name="Default_20_Paragraph_20_Font"><text:span text:style-name="T6">. </text:span></text:span><text:span text:style-name="Default_20_Paragraph_20_Font"><text:span text:style-name="T3">,</text:span></text:span></text:p>
      <text:p text:style-name="P1"><text:span text:style-name="Default_20_Paragraph_20_Font"><text:span text:style-name="T3">CCCIII. Scleroma uteri est tumor duriusculos qui</text:span></text:span></text:p>
      <text:p text:style-name="P3">in parte uteri aliqua nascitur sitque plerumque ex phle-<text:line-break/>gmonis quae diu permansere.</text:p>
      <text:p text:style-name="P1">CCClV. Scirrhus in utero affectio est in ejus aliqua<text:line-break/>parte ut sit durities renitens, tumens, inaequalis magna-<text:line-break/>que ex Parte vacans dolose.</text:p>
      <text:p text:style-name="P1">CCCV. Carcinoma in utero est tumor sine ulcera-<text:line-break/>tione inaequalis, verrucosus.</text:p>
      <text:p text:style-name="P1">CCCVI. Pilosum novem sunt assectus, rhopalosis, Ili-<text:line-break/>chophyia, tbrausis, atrophia, ariditas, canities, fluxio, alope-<text:line-break/>cia, opina sis.</text:p>
      <text:p text:style-name="P1">CCCVH. Rhopalosis retentio est ac concretio summo-<text:line-break/>russi pilorum individua cum eo ut non amplius crescant.</text:p>
      <text:p text:style-name="P1">CCCVI II. Dichophyïa est dividua summorum pilorum<text:line-break/>concretio qua ipsi haud amplius crescunt.</text:p>
      <text:p text:style-name="P1">CCC1X. Thrausis est casus inaequabilis pilorum non<text:line-break/>dissimilis iis qui forfice abscissi sunt.</text:p>
      <text:p text:style-name="P1">CCCX. Atrophia est gracilitas eorum nimia qui nec<text:line-break/>amplius augescant.</text:p>
      <text:p text:style-name="P2">CCCXI. Ariditas lanuginosa eorundem superficies est<text:line-break/>pulvere conspersis assimilis.</text:p>
      <text:p text:style-name="P1">CCCXII. Canities est pilorum ante legitimam aeta-<text:line-break/>tem commutatio in album.</text:p>
      <text:p text:style-name="P1">CCCXHI. Fluxus est pil<text:span text:style-name="Default_20_Paragraph_20_Font"><text:span text:style-name="T2">o</text:span></text:span>rum defluvium quae tabef-<text:line-break/>centibns magna ex parte atque ex diuturn<text:span text:style-name="Default_20_Paragraph_20_Font"><text:span text:style-name="T2">o</text:span></text:span> morbo con-<text:line-break/>valescentibus evenit.</text:p>
      <text:p text:style-name="P1">CCCXIV. Alopecia est mutatio coloris in albiorem<text:line-break/>qua auri colorem reserantes pili radicitus decidunt.</text:p>
      <text:p text:style-name="P1">CCCXV. Ophiasis mutatio est colotis antedictae simi-<text:line-break/>lis ceterum ad majorem quam in illa pilorum densitatem<text:line-break/>cum tortuosa denudatione.</text:p>
      <text:p text:style-name="P1">CCCXVl. Fracturarum octo in capite funt disseren-<text:line-break/>tiae, rhogme, eccope, engisoma, ecpiesma, camarosis, apo-<text:line-break/>sceparn limus , thlalïna, apechema ; quidam vero thIasma<text:line-break/>non admittunt et apechema rhogmae subiiciunt.</text:p>
      <text:p text:style-name="P1">CCCXV1I. Rhogme est ossis intercisio in s<text:span text:style-name="Default_20_Paragraph_20_Font"><text:span text:style-name="T2">u</text:span></text:span>perficie<text:line-break/>recta et vel angusta vel sata.</text:p>
      <text:p text:style-name="P46"><text:span text:style-name="Default_20_Paragraph_20_Font"><text:span text:style-name="T1">e,<text:tab/></text:span></text:span><text:span text:style-name="Default_20_Paragraph_20_Font"><text:span text:style-name="T3">l</text:span></text:span></text:p>
      <text:p text:style-name="P1">CCCXVI1I. Eccope divisio est calvariae qua os lae-<text:line-break/>fum refractum esu</text:p>
      <text:p text:style-name="P1">CCCX1X. Engisoma pertusis est ossis quum pars asse-<text:line-break/>cta in profundum descendit ac super illaesum os corruit.</text:p>
      <text:p text:style-name="P1">CCCXX. Ecpiefma calvae in multas partes diffractio<text:line-break/>est simul intrusae ossis partes in imum decubuerint ac<text:line-break/>membranam innix<text:span text:style-name="Default_20_Paragraph_20_Font"><text:span text:style-name="T2">a</text:span></text:span> suo premant.</text:p>
      <text:p text:style-name="P1">CCCXXI. Aposceparnismus abscissio est ossis quum<text:line-break/>ejus pars decussa vuluerando fuerit.</text:p>
      <text:p text:style-name="P1">CCCXXH. Camarosis est ossis perruptio quum ex al-<text:line-break/>terutra resractum parte similem camerae figuram acceperit.</text:p>
      <text:p text:style-name="P1">CCCXXHI. Apagma est ossis superficiaria praecisio<text:line-break/>aut etiam profunda in oppositis vulneris partibus.</text:p>
      <text:p text:style-name="P1">CCCXX1V. Thlasma est recessus ossis calvae in pro-<text:line-break/>fundum absque fractura fitque potissimum in puerili ae-<text:line-break/>tate, planius vero quod dictum est intelliges si quod stan-<text:line-break/>neis vasis contingit contemplatus fueris.</text:p>
      <text:p text:style-name="P2"><text:span text:style-name="Default_20_Paragraph_20_Font"><text:span text:style-name="T3">CCCXXV. Triplices oculis oboriuntur affectus phle-<text:line-break/>gmonae , fluxus , ulcerationes.</text:span></text:span></text:p>
      <text:p text:style-name="P1"><text:span text:style-name="Default_20_Paragraph_20_Font"><text:span text:style-name="T3">CCCXXVI. Quae oculis- ulceratio nes oboriuntur ea-<text:line-break/>rnm differentiae sunt albor, nubecula, inustum, fossula, pu-<text:line-break/>stola, albugo, carbunculus, muscipula suppuratio, unguis,<text:line-break/>uva , haec cum percussu eveniunt, at absque percussu ul-<text:line-break/>cerationis assectus hi sunt, mydriasis, tabes, atrophia, no-<text:line-break/>dividua, suffusio, glaucoma, paralysis, conniventia, strabis-<text:line-break/>mus, pinnula, encanthis, procidentia, hiatus, confusio.</text:span></text:span></text:p>
      <text:p text:style-name="P1"><text:span text:style-name="Default_20_Paragraph_20_Font"><text:span text:style-name="T3">CCCXXV11. Phlegmone est tumor oculorum qui cum<text:line-break/>rubore et calore multo et motu difficili ac punctionibus<text:line-break/>oboritur.</text:span></text:span></text:p>
      <text:p text:style-name="P1"><text:span text:style-name="Default_20_Paragraph_20_Font"><text:span text:style-name="T3">CCCXXVIII. Fluxus est tenuium humorum decorius<text:line-break/>involuntarius qui coerceri non potest.</text:span></text:span></text:p>
      <text:p text:style-name="P1"><text:span text:style-name="Default_20_Paragraph_20_Font"><text:span text:style-name="T3">CCCXXIX. Ulceratio est ruptio circa corneam tuni-<text:line-break/>eam quae vel ex ictu vel vehementi phlegmone oritur.</text:span></text:span></text:p>
      <text:p text:style-name="P1"><text:span text:style-name="Default_20_Paragraph_20_Font"><text:span text:style-name="T3">CCCXXX. Argemon est ulceratio quae in ocuIP nigro<text:line-break/>alba apparet; in albo autem subrubrae.</text:span></text:span></text:p>
      <text:p text:style-name="P2"><text:span text:style-name="Default_20_Paragraph_20_Font"><text:span text:style-name="T3">CcCXXXI. Nephelium est caligo vel su persica ria<text:line-break/>ulceratio in nigro. Vel: nubecula ulcus est superficlarmm<text:line-break/>albugine longe minus et album.</text:span></text:span></text:p>
      <text:p text:style-name="P1"><text:span text:style-name="Default_20_Paragraph_20_Font"><text:span text:style-name="T3">CCCXXXH. Epicauma est velut .ex igne crust</text:span></text:span><text:span text:style-name="Default_20_Paragraph_20_Font"><text:span text:style-name="T2">at</text:span></text:span><text:span text:style-name="Default_20_Paragraph_20_Font"><text:span text:style-name="T3">a ul-<text:line-break/>cerario quae. nigro advenit neo permanet.</text:span></text:span></text:p>
      <text:p text:style-name="P1"><text:span text:style-name="Default_20_Paragraph_20_Font"><text:span text:style-name="T3">, CCCXXXHI. Bothrium est cavum ulcus vel purum<text:line-break/>in nigro.</text:span></text:span></text:p>
      <text:p text:style-name="P1"><text:span text:style-name="Default_20_Paragraph_20_Font"><text:span text:style-name="T3">CCCXXX1U. Phlyctis est abscessus in nigro humo-<text:line-break/>rem continens cum phlegmoue et fluxu.</text:span></text:span></text:p>
      <text:p text:style-name="P1"><text:span text:style-name="Default_20_Paragraph_20_Font"><text:span text:style-name="T3">CCCXXXV, Leucoma cicatrix est crassa et profunda<text:line-break/>ulceri inducta.</text:span></text:span></text:p>
      <text:p text:style-name="P1"><text:span text:style-name="Default_20_Paragraph_20_Font"><text:span text:style-name="T3">CCCXXXVI. Myocephalum est exigua uvae tunicae<text:line-break/>porrectio in nigro muscae capiti similis per ulcerationem<text:line-break/>facta.</text:span></text:span></text:p>
      <text:p text:style-name="P1"><text:span text:style-name="Default_20_Paragraph_20_Font"><text:span text:style-name="T3">CCCxXxVII . Carbunculus est crustofa ulceratio cum<text:line-break/>pastu et fluxu interdum quoque et bubonibus et febre.</text:span></text:span></text:p>
      <text:p text:style-name="P1"><text:span text:style-name="Default_20_Paragraph_20_Font"><text:span text:style-name="T3">CCCXxXVIII. Suppuratio vel unguis est collectio pu—<text:line-break/>ris in nigro cum phlegmone fecundum iridem ungui con</text:span></text:span><text:span text:style-name="Default_20_Paragraph_20_Font"><text:span text:style-name="T14">similis.</text:span></text:span></text:p>
      <text:p text:style-name="P2"><text:span text:style-name="Default_20_Paragraph_20_Font"><text:span text:style-name="T3">CCCXXXIX, confusio ruptio est tunicarum quae lu<text:line-break/>profundo sunt aliquando ex ictu, aliquando spontanea cum<text:line-break/>profusione humorum et pupillae alteratione.</text:span></text:span></text:p>
      <text:p text:style-name="P1"><text:span text:style-name="Default_20_Paragraph_20_Font"><text:span text:style-name="T3">CCCXL Mydriafis facultatis obscuratio visuriae est<text:line-break/>turbatis humoribus.</text:span></text:span></text:p>
      <text:p text:style-name="P1"><text:span text:style-name="Default_20_Paragraph_20_Font"><text:span text:style-name="T3">CCCXLI. Phthisis oculi est pupillae diminutio cum<text:line-break/>obscuratione.</text:span></text:span></text:p>
      <text:p text:style-name="P1"><text:span text:style-name="Default_20_Paragraph_20_Font"><text:span text:style-name="T3">CCCXI.ll</text:span></text:span><text:span text:style-name="Default_20_Paragraph_20_Font"><text:span text:style-name="T2">v</text:span></text:span><text:span text:style-name="Default_20_Paragraph_20_Font"><text:span text:style-name="T3"> Atrophia est parvitas totius oculi et pu-<text:line-break/>piliae cum obscuratione.</text:span></text:span></text:p>
      <text:p text:style-name="P1"><text:span text:style-name="Default_20_Paragraph_20_Font"><text:span text:style-name="T3">CCCXLHI. Nyctalops est affectus dispositioque ocu-<text:line-break/>lorum sine manifesta causat sic autem affectis evenit ut<text:line-break/>interdiu non cernant, noctu vero conspiciant.</text:span></text:span></text:p>
      <text:p text:style-name="P1"><text:span text:style-name="Default_20_Paragraph_20_Font"><text:span text:style-name="T3">CCCxI.IV. Glaucoma est naturalium humorum in<text:line-break/>glaucum colorem mutatio.</text:span></text:span></text:p>
      <text:p text:style-name="P1"><text:span text:style-name="Default_20_Paragraph_20_Font"><text:span text:style-name="T3">CCCXI.U Staphyloma est quod ru pupillae loco con-<text:line-break/>surgit acino uvae simile.</text:span></text:span></text:p>
      <text:p text:style-name="P1"><text:span text:style-name="Default_20_Paragraph_20_Font"><text:span text:style-name="T3">CCCXLVI. Procidentia est quum ab ictu aliquo vio-</text:span></text:span></text:p>
      <text:p text:style-name="P3"><text:span text:style-name="Default_20_Paragraph_20_Font"><text:span text:style-name="T3">lento aut strangulatione cum continua febre vel capitis<text:line-break/>dolore prolapsus oculus suerit;</text:span></text:span></text:p>
      <text:p text:style-name="P1"><text:span text:style-name="Default_20_Paragraph_20_Font"><text:span text:style-name="T3">CCCXLU1I. Myopsis est affectus ab ortu contractus quo<text:line-break/>propinqua cernimus remota vel parum vel nihil omnino.</text:span></text:span></text:p>
      <text:p text:style-name="P1"><text:span text:style-name="Default_20_Paragraph_20_Font"><text:span text:style-name="T3">CCCXLVllI. Strabismus est paralysis musculorum<text:line-break/></text:span></text:span><text:span text:style-name="Default_20_Paragraph_20_Font"><text:span text:style-name="T2">o</text:span></text:span><text:span text:style-name="Default_20_Paragraph_20_Font"><text:span text:style-name="T3">culi non omnino sed quorundam, ob quam causam vel<text:line-break/>sursum vel deorsum vel in latera nuunt oculi.</text:span></text:span></text:p>
      <text:p text:style-name="P1"><text:span text:style-name="Default_20_Paragraph_20_Font"><text:span text:style-name="T3">CCCXLIX. Hippus affectio est .ab ortu prodiens qua<text:line-break/>instabiles fiunt oculi ac semper moventur ; utique motum<text:line-break/>sustinentes in concussu aut tremore . assiduo consistentem :<text:line-break/>hanc affectionem equum vocavit Hippocrates: assectus au-<text:line-break/>tem est oculum firmantis musculi qui visuri</text:span></text:span><text:span text:style-name="Default_20_Paragraph_20_Font"><text:span text:style-name="T2">s</text:span></text:span><text:span text:style-name="Default_20_Paragraph_20_Font"><text:span text:style-name="T3"> basim insim-<text:line-break/>menti complexus est.</text:span></text:span></text:p>
      <text:p text:style-name="P1"><text:span text:style-name="Default_20_Paragraph_20_Font"><text:span text:style-name="T3">CCCL. Chemosis est ambientis .oculum membranae<text:line-break/>quod album quoque appellatur assectus albae carni persimilis.</text:span></text:span></text:p>
      <text:p text:style-name="P1"><text:span text:style-name="Default_20_Paragraph_20_Font"><text:span text:style-name="T3">CCCLI. In palpebris angulisque oculorum hi -con-<text:line-break/>trahuntur affectus, scabies, pedicularis, hordeolum, grando,</text:span></text:span></text:p>
      <text:p text:style-name="P3"><text:span text:style-name="Default_20_Paragraph_20_Font"><text:span text:style-name="T3">calcularis, aquula, pistris, afpredo, leporinus oculus, in-<text:line-break/>versio, rivulus, anchilops, uva.</text:span></text:span></text:p>
      <text:p text:style-name="P1"><text:span text:style-name="Default_20_Paragraph_20_Font"><text:span text:style-name="T3">CCCI.ll. Scabies est summarum oculi palpebrarum aut<text:line-break/>angulorum erosio cum pruritu, quam acerrima fluxio progignit.</text:span></text:span></text:p>
      <text:p text:style-name="P1"><text:span text:style-name="Default_20_Paragraph_20_Font"><text:span text:style-name="T3">CCCLHL Phtheiriasis est scabies circa palpebrarum<text:line-break/>radices quae squamas furfuri similes dimittit.</text:span></text:span></text:p>
      <text:p text:style-name="P1"><text:span text:style-name="Default_20_Paragraph_20_Font"><text:span text:style-name="T3">CCCI.IV. Chalaxa tuberculum est in palpebra milii<text:line-break/>magnitudine; eadem quoque est lithiasis.</text:span></text:span></text:p>
      <text:p text:style-name="P1"><text:span text:style-name="Default_20_Paragraph_20_Font"><text:span text:style-name="T3">CCCI.U. Hordeolum est humor concretus circa pat- .<text:line-break/>pebram oblongior hordeo similis.</text:span></text:span></text:p>
      <text:p text:style-name="P1"><text:span text:style-name="Default_20_Paragraph_20_Font"><text:span text:style-name="T3">CCCI.VI. Afpredo est durities et asperitas inaequa-<text:line-break/>lis quae intra palpebras oritur.</text:span></text:span></text:p>
      <text:p text:style-name="P1"><text:span text:style-name="Default_20_Paragraph_20_Font"><text:span text:style-name="T3">CCCLVII. Rbaea est angulorum carnis absumptio<text:line-break/>qua effluit lacryma.</text:span></text:span></text:p>
      <text:p text:style-name="P1"><text:span text:style-name="Default_20_Paragraph_20_Font"><text:span text:style-name="T3">CCCLVHI. Trichiasis ca</text:span></text:span><text:span text:style-name="Default_20_Paragraph_20_Font"><text:span text:style-name="T2">t</text:span></text:span><text:span text:style-name="Default_20_Paragraph_20_Font"><text:span text:style-name="T3">us est palpebrarum insito-<text:line-break/>rumque iis pilorum ortus praeter naturam.</text:span></text:span></text:p>
      <text:p text:style-name="P2"><text:span text:style-name="Default_20_Paragraph_20_Font"><text:span text:style-name="T3">CCCLIX. </text:span></text:span><text:span text:style-name="Default_20_Paragraph_20_Font"><text:span text:style-name="T6">- </text:span></text:span><text:span text:style-name="Default_20_Paragraph_20_Font"><text:span text:style-name="T3">Tres Trichiateos differentiae fiunt phalan-<text:line-break/>gosis, ca</text:span></text:span><text:span text:style-name="Default_20_Paragraph_20_Font"><text:span text:style-name="T2">t</text:span></text:span><text:span text:style-name="Default_20_Paragraph_20_Font"><text:span text:style-name="T3">us, fubortus, nonnulli distichium, id est duplicem<text:line-break/>ordinem superinvehunt.</text:span></text:span></text:p>
      <text:p text:style-name="P1"><text:span text:style-name="Default_20_Paragraph_20_Font"><text:span text:style-name="T3">CCCLX. At distichia est alterius pilorum ordinis lu<text:line-break/>palpebrae margine exortus praeter naturam.</text:span></text:span></text:p>
      <text:p text:style-name="P1"><text:span text:style-name="Default_20_Paragraph_20_Font"><text:span text:style-name="T3">CCCI.XI. En cambis est exsuperantia carnis in tna-<text:line-break/>gno angulo.</text:span></text:span></text:p>
      <text:p text:style-name="P1"><text:span text:style-name="Default_20_Paragraph_20_Font"><text:span text:style-name="T3">CCCI.X1I. Anchilops tumor in angulo magno consur-<text:line-break/>gens atque humoris collectionem habens non perforatus<text:line-break/>aut simul perforatus. Dictus est anchilops quod prope<text:line-break/>oculum sit; </text:span></text:span><text:span text:style-name="Default_20_Paragraph_20_Font"><text:span text:style-name="T9">ῶψ</text:span></text:span><text:span text:style-name="Default_20_Paragraph_20_Font"><text:span text:style-name="T6"> </text:span></text:span><text:span text:style-name="Default_20_Paragraph_20_Font"><text:span text:style-name="T3">enim oculus est, </text:span></text:span><text:span text:style-name="Default_20_Paragraph_20_Font"><text:span text:style-name="T9">ἄγχι</text:span></text:span><text:span text:style-name="Default_20_Paragraph_20_Font"><text:span text:style-name="T6"> </text:span></text:span><text:span text:style-name="Default_20_Paragraph_20_Font"><text:span text:style-name="T3">vero prope.</text:span></text:span></text:p>
      <text:p text:style-name="P1"><text:span text:style-name="Default_20_Paragraph_20_Font"><text:span text:style-name="T3">CCCLXIII. - Suffusio est cor : etio aquosi humoris quae<text:line-break/>vi</text:span></text:span><text:span text:style-name="Default_20_Paragraph_20_Font"><text:span text:style-name="T2">t</text:span></text:span><text:span text:style-name="Default_20_Paragraph_20_Font"><text:span text:style-name="T3">um magis minusve impedit. Differt suffusio a glauco-<text:line-break/>mate lum quod suffusio concretio sit diluti humoris, glau-<text:line-break/>coma vero naturalium mutatio humorum in caesium colo-<text:line-break/>rem, tum quod in glaucomate haud pronus in suffusione<text:line-break/>aliquantulum cernant, f </text:span></text:span><text:span text:style-name="Default_20_Paragraph_20_Font"><text:span text:style-name="T2">c</text:span></text:span></text:p>
      <text:p text:style-name="P1"><text:span text:style-name="Default_20_Paragraph_20_Font"><text:span text:style-name="T3">CCCLXIU Hydatis substratae superiori palpebrae</text:span></text:span></text:p>
      <text:p text:style-name="P3"><text:span text:style-name="Default_20_Paragraph_20_Font"><text:span text:style-name="T3">pinguedinis augmentum est qua fluunt praeter naturam<text:line-break/>oculi. -</text:span></text:span></text:p>
      <text:p text:style-name="P1"><text:span text:style-name="Default_20_Paragraph_20_Font"><text:span text:style-name="T3">cCCLXV. Lagophthatrnum est superioris palpebrae re-<text:line-break/>tractio adeo ut oculum dum clauditur totum non contegat.</text:span></text:span></text:p>
      <text:p text:style-name="P1"><text:span text:style-name="Default_20_Paragraph_20_Font"><text:span text:style-name="T3">CcCI.XVI. Pterygium corporis excrescentia est quae<text:line-break/>corneae tunicae inhaerescit.</text:span></text:span></text:p>
      <text:p text:style-name="P47"><text:span text:style-name="Default_20_Paragraph_20_Font"><text:span text:style-name="T3">i CccLXVH. Ectropion est fubcrta caro in palpebra<text:line-break/>quae palpebram ipsam </text:span></text:span><text:span text:style-name="Default_20_Paragraph_20_Font"><text:span text:style-name="T2">t</text:span></text:span><text:span text:style-name="Default_20_Paragraph_20_Font"><text:span text:style-name="T3">ua gravitate foras evertit, Ever-<text:line-break/>fio nis autem cau</text:span></text:span><text:span text:style-name="Default_20_Paragraph_20_Font"><text:span text:style-name="T2">t</text:span></text:span><text:span text:style-name="Default_20_Paragraph_20_Font"><text:span text:style-name="T3">a est aut adnascens caro aut resolutio aut<text:line-break/>cicatricis obductio.<text:tab/>x</text:span></text:span></text:p>
      <text:p text:style-name="P1"><text:span text:style-name="Default_20_Paragraph_20_Font"><text:span text:style-name="T3">CCCLXVIH. Ptilofis est palpebram mea</text:span></text:span><text:span text:style-name="Default_20_Paragraph_20_Font"><text:span text:style-name="T2">t</text:span></text:span><text:span text:style-name="Default_20_Paragraph_20_Font"><text:span text:style-name="T3">us ab acer—<text:line-break/>rimo fluxu.</text:span></text:span></text:p>
      <text:p text:style-name="P1"><text:span text:style-name="Default_20_Paragraph_20_Font"><text:span text:style-name="T3">CccLXIX. Staphyloma est nigri tunicae extensio<text:line-break/>cum ardore arino uvae similis.</text:span></text:span></text:p>
      <text:p text:style-name="P1"><text:span text:style-name="Default_20_Paragraph_20_Font"><text:span text:style-name="T3">CCCLXX. S arco m a est carnis in narrnus praeter na-<text:line-break/>turam auctio. Est vero et polypus quoddam farcoma.<text:line-break/>Porro dictum polypus. est a polypis piscibus; nam ut illi<text:line-break/>multas habent propagines mollesque fiant atque augentur,</text:span></text:span></text:p>
      <text:p text:style-name="P3"><text:span text:style-name="Default_20_Paragraph_20_Font"><text:span text:style-name="T3">ita is quoque affectus. Differt farcoma a polypo magni-<text:line-break/>tudine et opifici</text:span></text:span><text:span text:style-name="Default_20_Paragraph_20_Font"><text:span text:style-name="T2">a.</text:span></text:span></text:p>
      <text:h text:style-name="Heading_20_2" text:outline-level="2"><text:span text:style-name="Default_20_Paragraph_20_Font">i CCCLXXI. </text:span></text:h>
      <text:p text:style-name="P70"><text:span text:style-name="Default_20_Paragraph_20_Font"><text:span text:style-name="T3">Osaena est ulceratio in naribus profui .da<text:line-break/>tetri odoris atque halitum emittens.</text:span></text:span></text:p>
      <text:h text:style-name="Heading_20_2" text:outline-level="2"><text:span text:style-name="Default_20_Paragraph_20_Font">CCCLXXH.</text:span></text:h>
      <text:p text:style-name="P70"><text:span text:style-name="Default_20_Paragraph_20_Font"><text:span text:style-name="T3"><text:s/>Parotides abscessus fecundum aures sunt;<text:line-break/>hos nonnulli Castores appellarunt; succedunt ut plurimum<text:line-break/>febribus atque ab iis liberant.</text:span></text:span></text:p>
      <text:h text:style-name="Heading_20_2" text:outline-level="2"><text:span text:style-name="Default_20_Paragraph_20_Font">CCCLXXIII. .</text:span></text:h>
      <text:p text:style-name="P70"><text:span text:style-name="Default_20_Paragraph_20_Font"><text:span text:style-name="T3">Leuce corporis in album colorem mu-<text:line-break/>tatio est praeter naturam.</text:span></text:span></text:p>
      <text:h text:style-name="Heading_20_2" text:outline-level="2"><text:span text:style-name="Default_20_Paragraph_20_Font">CCCLXXIU</text:span></text:h>
      <text:p text:style-name="P70"><text:span text:style-name="Default_20_Paragraph_20_Font"><text:span text:style-name="T5">H</text:span></text:span><text:span text:style-name="Default_20_Paragraph_20_Font"><text:span text:style-name="T3">erpes est ulcus quod ex bilis exsule-<text:line-break/>rantia fit et depastionem facit. Aliter: sicrpes est qui fer—<text:line-break/>pons vocatur , ex ulceratio superficiei cutis quae ab acri<text:line-break/>bile procreatur.</text:span></text:span></text:p>
      <text:h text:style-name="Heading_20_2" text:outline-level="2"><text:span text:style-name="Default_20_Paragraph_20_Font"><text:span text:style-name="T3">CCCLXX</text:span></text:span><text:span text:style-name="Default_20_Paragraph_20_Font"><text:span text:style-name="T2">J. </text:span></text:span></text:h>
      <text:p text:style-name="P70"><text:span text:style-name="Default_20_Paragraph_20_Font"><text:span text:style-name="T3">Atb erema est tunica nervosis quae hu-<text:line-break/>morem pulti similem continet.</text:span></text:span></text:p>
      <text:h text:style-name="Heading_20_2" text:outline-level="2"><text:span text:style-name="Default_20_Paragraph_20_Font">CCCLXXV1. </text:span></text:h>
      <text:p text:style-name="P70"><text:span text:style-name="Default_20_Paragraph_20_Font"><text:span text:style-name="T3">Steatoma est auctio pinguedinis prae-<text:line-break/>ter naturam congesta.</text:span></text:span></text:p>
      <text:h text:style-name="Heading_20_2" text:outline-level="2"><text:span text:style-name="Default_20_Paragraph_20_Font">CCCLXXVII.</text:span></text:h>
      <text:p text:style-name="P70"><text:span text:style-name="Default_20_Paragraph_20_Font"><text:span text:style-name="T3">Prosiartesis longiorum est membrana-<text:line-break/>rum ad vicina corpora applicatio.</text:span></text:span></text:p>
      <text:h text:style-name="P51" text:outline-level="2"><text:span text:style-name="Default_20_Paragraph_20_Font">CCCI.XXVHI. </text:span></text:h>
      <text:p text:style-name="P70"><text:span text:style-name="Default_20_Paragraph_20_Font"><text:span text:style-name="T3">Aneuryfma venosi vasis dilatatio est aut<text:line-break/>dispersio spirituofae materiae </text:span></text:span><text:span text:style-name="Default_20_Paragraph_20_Font"><text:span text:style-name="T2">t</text:span></text:span><text:span text:style-name="Default_20_Paragraph_20_Font"><text:span text:style-name="T3">ub carnem per dissultum.<text:line-break/>fe</text:span></text:span><text:span text:style-name="Default_20_Paragraph_20_Font"><text:span text:style-name="T2">t</text:span></text:span><text:span text:style-name="Default_20_Paragraph_20_Font"><text:span text:style-name="T3">e distribuentis.</text:span></text:span></text:p>
      <text:h text:style-name="Heading_20_2" text:outline-level="2"><text:span text:style-name="Default_20_Paragraph_20_Font">CCCLXX1X.</text:span></text:h>
      <text:p text:style-name="P70"><text:span text:style-name="Default_20_Paragraph_20_Font"><text:span text:style-name="T3">Hyposphagma extra superficiem est per-<text:line-break/>simile vinici.</text:span></text:span></text:p>
      <text:h text:style-name="Heading_20_2" text:outline-level="2"><text:span text:style-name="Default_20_Paragraph_20_Font">CCCLXXX.</text:span></text:h>
      <text:p text:style-name="P70"><text:span text:style-name="Default_20_Paragraph_20_Font"><text:span text:style-name="T3">Ganglium concretio est nervi praeter<text:line-break/>naturam quae in unum corpus coaluit.</text:span></text:span></text:p>
      <text:h text:style-name="Heading_20_2" text:outline-level="2"><text:span text:style-name="Default_20_Paragraph_20_Font">CCCI.XXXL </text:span></text:h>
      <text:p text:style-name="P70"><text:span text:style-name="Default_20_Paragraph_20_Font"><text:span text:style-name="T3">Aphtha superficiaria est ulceratio quae in ore<text:line-break/>gignitur: visitur autem haec in puerulis potissimum ulceratio.</text:span></text:span></text:p>
      <text:h text:style-name="Heading_20_2" text:outline-level="2"><text:span text:style-name="Default_20_Paragraph_20_Font">CCCI.XXX1I. </text:span></text:h>
      <text:p text:style-name="P70"><text:span text:style-name="Default_20_Paragraph_20_Font"><text:span text:style-name="T3">Phlegmone est tumor cum rubore et du-<text:line-break/>ritia pulsitantes afferens dolores dicta quod affectus ea<text:line-break/>locus veluti uratur aut tumor dolens ac renitens cum<text:line-break/>rubore citra febrem. Vel: inflammatio est tumor dolens<text:line-break/>durus, renitens, ex sanguineo humore </text:span></text:span><text:span text:style-name="Default_20_Paragraph_20_Font"><text:span text:style-name="T2">t</text:span></text:span><text:span text:style-name="Default_20_Paragraph_20_Font"><text:span text:style-name="T3">uum habens ortum.</text:span></text:span></text:p>
      <text:h text:style-name="Heading_20_2" text:outline-level="2"><text:span text:style-name="Default_20_Paragraph_20_Font">CCCLXXX11I. </text:span></text:h>
      <text:p text:style-name="P71"><text:span text:style-name="Default_20_Paragraph_20_Font"><text:span text:style-name="T3">Erysipelas est ruhedo cum ignita in-<text:line-break/>flammatione febres interdum horroresque infereus. VeI<text:line-break/>ignis face</text:span></text:span><text:span text:style-name="Default_20_Paragraph_20_Font"><text:span text:style-name="T2">s</text:span></text:span><text:span text:style-name="Default_20_Paragraph_20_Font"><text:span text:style-name="T3"> est tumor rubens, dolorificus qui a bilioso </text:span></text:span><text:span text:style-name="Default_20_Paragraph_20_Font"><text:span text:style-name="T2">t</text:span></text:span><text:span text:style-name="Default_20_Paragraph_20_Font"><text:span text:style-name="T3">au-<text:line-break/>guine generationem obtinet.</text:span></text:span></text:p>
      <text:h text:style-name="P51" text:outline-level="2"><text:span text:style-name="Default_20_Paragraph_20_Font">CCCLXXXIV.</text:span></text:h>
      <text:p text:style-name="P67"><text:span text:style-name="Default_20_Paragraph_20_Font"><text:span text:style-name="T3">carbunculus est ex magis melancholico<text:line-break/>putrefacto sanguine rumor ulcerosus. Vel aliter: car bun-<text:line-break/>culus ulcus est erustosum cum multa ambientium corporum<text:line-break/>incensione; qui ex calido. quidem fervore, materra vero.<text:line-break/>ronsistentia crassa originem habet.</text:span></text:span></text:p>
      <text:h text:style-name="Heading_20_2" text:outline-level="2"><text:span text:style-name="Default_20_Paragraph_20_Font">CCCLXXXV.</text:span></text:h>
      <text:p text:style-name="P67"><text:span text:style-name="Default_20_Paragraph_20_Font"><text:span text:style-name="T3"><text:s/>Scirrhus ist tumor corporum cum du-<text:line-break/>ritia et pondere et motus ac sensus difficultate.</text:span></text:span></text:p>
      <text:h text:style-name="Heading_20_2" text:outline-level="2"><text:span text:style-name="Default_20_Paragraph_20_Font">CCCLXXXVI.</text:span></text:h>
      <text:p text:style-name="P67"><text:span text:style-name="Default_20_Paragraph_20_Font"><text:span text:style-name="T3">Oedema tumor est laxus ac moliis qui<text:line-break/>premendo dolore vacat.</text:span></text:span></text:p>
      <text:h text:style-name="Heading_20_2" text:outline-level="2"><text:span text:style-name="Default_20_Paragraph_20_Font">CCCLX XXVII.</text:span></text:h>
      <text:p text:style-name="P67"><text:span text:style-name="Default_20_Paragraph_20_Font"><text:span text:style-name="T3"><text:s/>Abscessus est corporum ex phlegmone<text:line-break/>in pus transmutatio.</text:span></text:span></text:p>
      <text:h text:style-name="Heading_20_2" text:outline-level="2"><text:span text:style-name="Default_20_Paragraph_20_Font">CCCLXXXVHI. </text:span></text:h>
      <text:p text:style-name="P67"><text:span text:style-name="Default_20_Paragraph_20_Font"><text:span text:style-name="T3">Mutilatio est desectus particulae in<text:line-break/>partu aliqua corporis.</text:span></text:span></text:p>
      <text:h text:style-name="Heading_20_2" text:outline-level="2"><text:span text:style-name="Default_20_Paragraph_20_Font">CCCLXXX1X. </text:span></text:h>
      <text:p text:style-name="P67"><text:span text:style-name="Default_20_Paragraph_20_Font"><text:span text:style-name="T3">callus est substantia lapidosa, dura ac<text:line-break/>renitens.</text:span></text:span></text:p>
      <text:h text:style-name="Heading_20_2" text:outline-level="2"><text:span text:style-name="Default_20_Paragraph_20_Font">CCCXC.</text:span></text:h>
      <text:p text:style-name="P67"><text:span text:style-name="Default_20_Paragraph_20_Font"><text:span text:style-name="T3">Hydrocephalon est humoris aquosi aut fae-<text:line-break/>culenti sanguinis collectio in parte corporum aliqua eo-<text:line-break/>rum quae caput concinnant.</text:span></text:span></text:p>
      <text:h text:style-name="P51" text:outline-level="2"><text:span text:style-name="Default_20_Paragraph_20_Font">CCCXCI.</text:span></text:h>
      <text:p text:style-name="P67"><text:span text:style-name="Default_20_Paragraph_20_Font"><text:span text:style-name="T3"><text:s/>Favus ulcus est assidua habens foramina ex<text:line-break/>quibus humor melli. similis excernitur.</text:span></text:span></text:p>
      <text:h text:style-name="Heading_20_2" text:outline-level="2"><text:span text:style-name="Default_20_Paragraph_20_Font">CCCXcH. </text:span></text:h>
      <text:p text:style-name="P67"><text:span text:style-name="Default_20_Paragraph_20_Font"><text:span text:style-name="T3">Phagedaena est ulcus quod propinqua et<text:line-break/>adjacentia erodit.</text:span></text:span></text:p>
      <text:h text:style-name="Heading_20_2" text:outline-level="2"><text:span text:style-name="Default_20_Paragraph_20_Font">CCCXC11I.,</text:span></text:h>
      <text:p text:style-name="P67"><text:span text:style-name="Default_20_Paragraph_20_Font"><text:span text:style-name="T3"><text:s/>carcinoma est tumor malignus et prae-<text:line-break/>durus sine ulcere a cancro animali dictus.</text:span></text:span></text:p>
      <text:h text:style-name="Heading_20_2" text:outline-level="2"><text:span text:style-name="Default_20_Paragraph_20_Font">CCCXC1V. </text:span></text:h>
      <text:p text:style-name="P67"><text:span text:style-name="Default_20_Paragraph_20_Font"><text:span text:style-name="T3">Diouysifci sunt osseae eminentiae quae<text:line-break/>prope tempora nascuntur; dicuntur autem et cornua a cor-<text:line-break/>urgeris animalibus vocata.</text:span></text:span></text:p>
      <text:h text:style-name="Heading_20_2" text:outline-level="2"><text:span text:style-name="Default_20_Paragraph_20_Font">CCCXCU </text:span></text:h>
      <text:p text:style-name="P67"><text:span text:style-name="Default_20_Paragraph_20_Font"><text:span text:style-name="T3">Teredo pertusio est ossis ex corruptione;<text:line-break/>affectui nomen ab accidentibus foraminibus datum est<text:line-break/>quasi teredo quaedam existat.</text:span></text:span></text:p>
      <text:h text:style-name="Heading_20_2" text:outline-level="2"><text:span text:style-name="Default_20_Paragraph_20_Font">CCCXCVI.</text:span></text:h>
      <text:p text:style-name="P67"><text:span text:style-name="Default_20_Paragraph_20_Font"><text:span text:style-name="T3">Aden collectio sicca quaedam et carnosa<text:line-break/>est vel camela convolutio.</text:span></text:span></text:p>
      <text:h text:style-name="Heading_20_2" text:outline-level="2"><text:span text:style-name="Default_20_Paragraph_20_Font">CCCXCVH. </text:span></text:h>
      <text:p text:style-name="P67"><text:span text:style-name="Default_20_Paragraph_20_Font"><text:span text:style-name="T3">Struma caro est sicca quae non facile<text:line-break/>solvitur.</text:span></text:span></text:p>
      <text:h text:style-name="Heading_20_2" text:outline-level="2"><text:span text:style-name="Default_20_Paragraph_20_Font">CCCXCVm.</text:span></text:h>
      <text:p text:style-name="P67"><text:span text:style-name="Default_20_Paragraph_20_Font"><text:span text:style-name="T3"><text:s/>Bron.chocele tumor est gutturi adna-<text:line-break/>scena differtque ab eo qui in scroto progignitur.</text:span></text:span></text:p>
      <text:h text:style-name="P51" text:outline-level="2"><text:span text:style-name="Default_20_Paragraph_20_Font">CCCxCIX.) </text:span></text:h>
      <text:p text:style-name="P67"><text:span text:style-name="Default_20_Paragraph_20_Font"><text:span text:style-name="T3">Ancyle est eorum qui lu cervice aut ar-<text:line-break/>t ic utis </text:span></text:span><text:span text:style-name="Default_20_Paragraph_20_Font"><text:span text:style-name="T2">t</text:span></text:span><text:span text:style-name="Default_20_Paragraph_20_Font"><text:span text:style-name="T3">uus tendonum compressio qua functio interturbatur.</text:span></text:span></text:p>
      <text:h text:style-name="Heading_20_2" text:outline-level="2"><text:span text:style-name="Default_20_Paragraph_20_Font">CD.</text:span></text:h>
      <text:p text:style-name="P67"><text:span text:style-name="Default_20_Paragraph_20_Font"><text:span text:style-name="T3">Acrochordon verruca est vel eruptio orbicula-<text:line-break/>rem angustamque obtinens basim</text:span></text:span></text:p>
      <text:h text:style-name="Heading_20_2" text:outline-level="2"><text:span text:style-name="Default_20_Paragraph_20_Font">CDI.</text:span></text:h>
      <text:p text:style-name="P67"><text:span text:style-name="Default_20_Paragraph_20_Font"><text:span text:style-name="T3">Myrmecia tuberculum est asperum non angu-<text:line-break/>stam habens basse.</text:span></text:span></text:p>
      <text:h text:style-name="Heading_20_2" text:outline-level="2"><text:span text:style-name="Default_20_Paragraph_20_Font">. CD1I. </text:span></text:h>
      <text:p text:style-name="P67"><text:span text:style-name="Default_20_Paragraph_20_Font"><text:span text:style-name="T3">Thymus asperae carnis extuleratis est quae<text:line-break/>esculentis thymis similis circa genitale ac sedem oritur.</text:span></text:span></text:p>
      <text:h text:style-name="Heading_20_2" text:outline-level="2"><text:span text:style-name="Default_20_Paragraph_20_Font">CDIII.</text:span></text:h>
      <text:p text:style-name="P67"><text:span text:style-name="Default_20_Paragraph_20_Font"><text:span text:style-name="T3"><text:s/>Gynaecomasthon subjectae mammis pinguedi-<text:line-break/>nis incrementum est praeter naturam:</text:span></text:span></text:p>
      <text:h text:style-name="Heading_20_2" text:outline-level="2"><text:span text:style-name="Default_20_Paragraph_20_Font">CD1V.</text:span></text:h>
      <text:p text:style-name="P68"><text:span text:style-name="Default_20_Paragraph_20_Font"><text:span text:style-name="T3"><text:s/>ExompbaIon prominentia est umbilici quae<text:line-break/>diversis ex causis oboritur.</text:span></text:span></text:p>
      <text:h text:style-name="Heading_20_2" text:outline-level="2"><text:span text:style-name="Default_20_Paragraph_20_Font">- CDV.</text:span></text:h>
      <text:p text:style-name="P69"><text:span text:style-name="Default_20_Paragraph_20_Font"><text:span text:style-name="T3">rEpiploomphalon est omenti in umbilicum<text:line-break/>decursus.</text:span></text:span></text:p>
      <text:h text:style-name="Heading_20_2" text:outline-level="2"><text:span text:style-name="Default_20_Paragraph_20_Font">CDVI.</text:span></text:h>
      <text:p text:style-name="P67"><text:span text:style-name="Default_20_Paragraph_20_Font"><text:span text:style-name="T3"><text:s/>Enteromphalon esu intestini in umbilicum<text:line-break/>decurfus.</text:span></text:span></text:p>
      <text:h text:style-name="Heading_20_2" text:outline-level="2"><text:span text:style-name="Default_20_Paragraph_20_Font">CDVII.</text:span></text:h>
      <text:p text:style-name="P67"><text:span text:style-name="Default_20_Paragraph_20_Font"><text:span text:style-name="T3">Hydromphalon coacervatio in umbilico est<text:line-break/>lenti humoris qui fusi tunica quoque interdum continuatur.</text:span></text:span></text:p>
      <text:h text:style-name="P51" text:outline-level="2"><text:span text:style-name="Default_20_Paragraph_20_Font">CDVIU.</text:span></text:h>
      <text:p text:style-name="P52"><text:span text:style-name="Default_20_Paragraph_20_Font"><text:span text:style-name="T3"><text:s/>Poromphalon est concretio tophi in umbilico.</text:span></text:span></text:p>
      <text:h text:style-name="Heading_20_2" text:outline-level="2"><text:span text:style-name="Default_20_Paragraph_20_Font">CDIX.</text:span></text:h>
      <text:p text:style-name="P52"><text:span text:style-name="Default_20_Paragraph_20_Font"><text:span text:style-name="T3"><text:s/>Sarcomphalort incrementum carnis praetor<text:line-break/>naturam . est in umbilico vel mitis vel malignae.</text:span></text:span></text:p>
      <text:h text:style-name="Heading_20_2" text:outline-level="2"><text:span text:style-name="Default_20_Paragraph_20_Font">CDX, </text:span></text:h>
      <text:p text:style-name="P52"><text:span text:style-name="Default_20_Paragraph_20_Font"><text:span text:style-name="T3">Pneumomphalon dilatatio est umbilici.</text:span></text:span></text:p>
      <text:h text:style-name="Heading_20_2" text:outline-level="2"><text:span text:style-name="Default_20_Paragraph_20_Font">CDXI.</text:span></text:h>
      <text:p text:style-name="P52"><text:span text:style-name="Default_20_Paragraph_20_Font"><text:span text:style-name="T3"><text:s/>In contect</text:span></text:span><text:span text:style-name="Default_20_Paragraph_20_Font"><text:span text:style-name="T2">o</text:span></text:span><text:span text:style-name="Default_20_Paragraph_20_Font"><text:span text:style-name="T3"> est abscessus quum corporum quae<text:line-break/>funt in profundo aut viscerum in pus fit mutatio.</text:span></text:span></text:p>
      <text:h text:style-name="Heading_20_2" text:outline-level="2"><text:span text:style-name="Default_20_Paragraph_20_Font">CDX1I. </text:span></text:h>
      <text:p text:style-name="P52"><text:span text:style-name="Default_20_Paragraph_20_Font"><text:span text:style-name="T3">Phygetblon abscessus est nascens in inguine.</text:span></text:span></text:p>
      <text:h text:style-name="Heading_20_2" text:outline-level="2"><text:span text:style-name="Default_20_Paragraph_20_Font">CDX11I. </text:span></text:h>
      <text:p text:style-name="P52"><text:span text:style-name="Default_20_Paragraph_20_Font"><text:span text:style-name="T3">Hypofpadias est affectus in quo glans colis<text:line-break/>retracta est. Vel : affectus est in quo colis gtans impen-<text:line-break/>det et uretrae foramen substernitur.</text:span></text:span></text:p>
      <text:h text:style-name="Heading_20_2" text:outline-level="2"><text:span text:style-name="Default_20_Paragraph_20_Font">CDX1V. </text:span></text:h>
      <text:p text:style-name="P52"><text:span text:style-name="Default_20_Paragraph_20_Font"><text:span text:style-name="T3">Lipodermus est tegentis glandem pelliculae<text:line-break/>adeo ut distrahi non amplius possit. Quod autem tegit<text:line-break/>glandem praeputium vel praeputii fumma vocatur.</text:span></text:span></text:p>
      <text:h text:style-name="Heading_20_2" text:outline-level="2"><text:span text:style-name="Default_20_Paragraph_20_Font">CDXV..</text:span></text:h>
      <text:p text:style-name="P52"><text:span text:style-name="Default_20_Paragraph_20_Font"><text:span text:style-name="T3">Phimus est meatuum naturalium praeclusio.<text:line-break/>Phimi duae funt differentiae; vel enim ex natura fit vel<text:line-break/>postea gignitur ulceratione antegressa.</text:span></text:span></text:p>
      <text:h text:style-name="Heading_20_2" text:outline-level="2"><text:span text:style-name="Default_20_Paragraph_20_Font">cDXVI. </text:span></text:h>
      <text:p text:style-name="P52"><text:span text:style-name="Default_20_Paragraph_20_Font"><text:span text:style-name="T3">Paraphimosis est quum retracto glanuis<text:line-break/>nervo praeputium deduci praeterea nequit.</text:span></text:span></text:p>
      <text:h text:style-name="P51" text:outline-level="2"><text:span text:style-name="Default_20_Paragraph_20_Font">CDXVH. </text:span></text:h>
      <text:p text:style-name="P52"><text:span text:style-name="Default_20_Paragraph_20_Font"><text:span text:style-name="T3">Peritome ablatio est cutis glandem obtegentis.</text:span></text:span></text:p>
      <text:h text:style-name="Heading_20_2" text:outline-level="2"><text:span text:style-name="Default_20_Paragraph_20_Font">CDXVIII.</text:span></text:h>
      <text:p text:style-name="P52"><text:span text:style-name="Default_20_Paragraph_20_Font"><text:span text:style-name="T3">Rhagas divisio est labra obtine</text:span></text:span><text:span text:style-name="Default_20_Paragraph_20_Font"><text:span text:style-name="T2">n</text:span></text:span><text:span text:style-name="Default_20_Paragraph_20_Font"><text:span text:style-name="T3">s callo<text:line-break/>indurata.</text:span></text:span></text:p>
      <text:h text:style-name="Heading_20_2" text:outline-level="2"><text:span text:style-name="Default_20_Paragraph_20_Font">CDXIX.</text:span></text:h>
      <text:p text:style-name="P52"><text:span text:style-name="Default_20_Paragraph_20_Font"><text:span text:style-name="T3">Haemorrhois dilatatio est valorum quae fie-<text:line-break/>dem contexunt dicta quod tanguis per eam fluat. D.ffe-<text:line-break/>rentiae quinque fiunt haemorrhoidum a magnitudine, mui-<text:line-break/>titudine, figura, loco , constitutione. A magnitudine quod<text:line-break/>aliae parvae sint , aliae magnae , aliae mediae. A multi-<text:line-break/>tudine quod in aliis una, plures in aliis, in quibusdam<text:line-break/>vero pauciores consistam. A figura quod nonnullae angusta,<text:line-break/>quaedam lata sint basi. A loco quod quaedam in ano<text:line-break/>quaedam. in fphyuctere , quaedam in recto sunt intestino.<text:line-break/>V constitutione quoniam aliae mites sunt, aliae malignae.</text:span></text:span></text:p>
      <text:h text:style-name="Heading_20_2" text:outline-level="2"><text:span text:style-name="Default_20_Paragraph_20_Font">CDXX.</text:span></text:h>
      <text:p text:style-name="P52"><text:span text:style-name="Default_20_Paragraph_20_Font"><text:span text:style-name="T3">condyloma est extuberatio quae cum pnle-<text:line-break/>gmone in rugosis ani parte consurgit.-</text:span></text:span></text:p>
      <text:h text:style-name="Heading_20_2" text:outline-level="2"><text:span text:style-name="Default_20_Paragraph_20_Font">CDXXI.</text:span></text:h>
      <text:p text:style-name="P52"><text:span text:style-name="Default_20_Paragraph_20_Font"><text:span text:style-name="T3">Fistula ductus est callosus , angustus et oh-<text:line-break/>longue, i</text:span></text:span><text:span text:style-name="Default_20_Paragraph_20_Font"><text:span text:style-name="T2">n</text:span></text:span><text:span text:style-name="Default_20_Paragraph_20_Font"><text:span text:style-name="T3">terdum etiam obliquus osculum habens cui cica-</text:span></text:span></text:p>
      <text:p text:style-name="P3"><text:span text:style-name="Default_20_Paragraph_20_Font"><text:span text:style-name="T3">trix obduci nequit, per quod humor certis temporibus<text:line-break/>tenuis excernitur. Duae sunt fistularum differentiae. Quae-<text:line-break/>dam enim ipsarum caecae sunt, quaedam vero occultae.<text:line-break/>Caecae quidem sunt quae osculum in profundo sinum ad<text:line-break/>superficiem habent; occultae vero quae et os et sinum in.<text:line-break/>prosundo obtinent.</text:span></text:span></text:p>
      <text:h text:style-name="Heading_20_2" text:outline-level="2"><text:span text:style-name="Default_20_Paragraph_20_Font">CDXX1I. </text:span></text:h>
      <text:p text:style-name="P52"><text:span text:style-name="Default_20_Paragraph_20_Font"><text:span text:style-name="T3">Tres circa scrotum fiunt assectus, ramex,<text:line-break/>scabies, detritio.</text:span></text:span></text:p>
      <text:h text:style-name="Heading_20_2" text:outline-level="2"><text:span text:style-name="Default_20_Paragraph_20_Font">CDXXI1I.</text:span></text:h>
      <text:p text:style-name="P52"><text:span text:style-name="Default_20_Paragraph_20_Font"><text:span text:style-name="T3"><text:s/>Tumores in </text:span></text:span><text:span text:style-name="Default_20_Paragraph_20_Font"><text:span text:style-name="T2">t</text:span></text:span><text:span text:style-name="Default_20_Paragraph_20_Font"><text:span text:style-name="T3">croto novem consistunt, hy-<text:line-break/>drocele , enterocele , hydrenterocele , cirfocele , porocele,<text:line-break/>epiplocele, enterepiplocele, enteroporocele , hydrocirsocele.</text:span></text:span></text:p>
      <text:h text:style-name="Heading_20_2" text:outline-level="2"><text:span text:style-name="Default_20_Paragraph_20_Font">C D XX IV. </text:span></text:h>
      <text:p text:style-name="P52"><text:span text:style-name="Default_20_Paragraph_20_Font"><text:span text:style-name="T3">Hydrocele est lenti humoris in parte scroti<text:line-break/>collectio.</text:span></text:span></text:p>
      <text:h text:style-name="Heading_20_2" text:outline-level="2"><text:span text:style-name="Default_20_Paragraph_20_Font">CDXXV.</text:span></text:h>
      <text:p text:style-name="P52"><text:span text:style-name="Default_20_Paragraph_20_Font"><text:span text:style-name="T3">Enterocele fit intestini in scrotum paulatim<text:line-break/>vel fiemel delapsus. Enteroceles cau</text:span></text:span><text:span text:style-name="Default_20_Paragraph_20_Font"><text:span text:style-name="T2">t</text:span></text:span><text:span text:style-name="Default_20_Paragraph_20_Font"><text:span text:style-name="T3">ae . sunt antecedens<text:line-break/>quidem intensio vel ictus, continens autem iterata extensio<text:line-break/>aut ruptio peritonaeI.</text:span></text:span></text:p>
      <text:h text:style-name="P51" text:outline-level="2"><text:span text:style-name="Default_20_Paragraph_20_Font">CDXXVI.</text:span></text:h>
      <text:p text:style-name="P52"><text:span text:style-name="Default_20_Paragraph_20_Font"><text:span text:style-name="T3">Hydre n tero cele est delapfus intestini mi-<text:line-break/>nusque elaborati humoris collectio in scroto.</text:span></text:span></text:p>
      <text:h text:style-name="Heading_20_2" text:outline-level="2"><text:span text:style-name="Default_20_Paragraph_20_Font">CDXXV11. </text:span></text:h>
      <text:p text:style-name="P52"><text:span text:style-name="Default_20_Paragraph_20_Font"><text:span text:style-name="T3">Cirfocele est dilatatio amplificatioque quo-<text:line-break/>tundam aut omnium quae testem alunt vastorum.</text:span></text:span></text:p>
      <text:h text:style-name="Heading_20_2" text:outline-level="2"><text:span text:style-name="Default_20_Paragraph_20_Font">CDXXV1H. </text:span></text:h>
      <text:p text:style-name="P66"><text:span text:style-name="Default_20_Paragraph_20_Font"><text:span text:style-name="T3">Hydrocirsiocele est dilatata. testem uutri-<text:line-break/>cautium vastorum et lenti humoris in scroti aliqua parte<text:line-break/>collectio.</text:span></text:span></text:p>
      <text:h text:style-name="Heading_20_2" text:outline-level="2"><text:span text:style-name="Default_20_Paragraph_20_Font">CDXXIX.</text:span></text:h>
      <text:p text:style-name="P65"><text:span text:style-name="Default_20_Paragraph_20_Font"><text:span text:style-name="T3">Porocele est concretio calli in aliqua parte<text:line-break/>lcroti.</text:span></text:span></text:p>
      <text:h text:style-name="Heading_20_2" text:outline-level="2"><text:span text:style-name="Default_20_Paragraph_20_Font">CDXXX.</text:span></text:h>
      <text:p text:style-name="P52"><text:span text:style-name="Default_20_Paragraph_20_Font"><text:span text:style-name="T3">Epiplocele lapsus omenti est in partem scroti.</text:span></text:span></text:p>
      <text:h text:style-name="Heading_20_2" text:outline-level="2"><text:span text:style-name="Default_20_Paragraph_20_Font">CDXXXI.</text:span></text:h>
      <text:p text:style-name="P52"><text:span text:style-name="Default_20_Paragraph_20_Font"><text:span text:style-name="T3">Enteroeprprocele in scroti partem- intestini<text:line-break/>atque omenti ca</text:span></text:span><text:span text:style-name="Default_20_Paragraph_20_Font"><text:span text:style-name="T2">t</text:span></text:span><text:span text:style-name="Default_20_Paragraph_20_Font"><text:span text:style-name="T3">us esu</text:span></text:span></text:p>
      <text:h text:style-name="Heading_20_2" text:outline-level="2"><text:span text:style-name="Default_20_Paragraph_20_Font">CD XXXII. </text:span></text:h>
      <text:p text:style-name="P52"><text:span text:style-name="Default_20_Paragraph_20_Font"><text:span text:style-name="T3">Cele tumor est qui dictorum aliquod con-<text:line-break/>tinet; omnis enim in scroto tumor ramex nuncupatur.</text:span></text:span></text:p>
      <text:h text:style-name="Heading_20_2" text:outline-level="2"><text:span text:style-name="Default_20_Paragraph_20_Font">CDXXXIII.</text:span></text:h>
      <text:p text:style-name="P64"><text:span text:style-name="Default_20_Paragraph_20_Font"><text:span text:style-name="T3"><text:s/>Crypforchis est testiculi veltesticulorum<text:line-break/>recessus.</text:span></text:span></text:p>
      <text:h text:style-name="Heading_20_2" text:outline-level="2"><text:span text:style-name="Default_20_Paragraph_20_Font">CDXXXIV, </text:span></text:h>
      <text:p text:style-name="P52"><text:span text:style-name="Default_20_Paragraph_20_Font"><text:span text:style-name="T3">Rhacosis multa scroti extensio est.</text:span></text:span></text:p>
      <text:h text:style-name="P51" text:outline-level="2"><text:span text:style-name="Default_20_Paragraph_20_Font">CDXXXV.</text:span></text:h>
      <text:p text:style-name="P52"><text:span text:style-name="Default_20_Paragraph_20_Font"><text:span text:style-name="T3">P</text:span></text:span><text:span text:style-name="Default_20_Paragraph_20_Font"><text:span text:style-name="T4">s</text:span></text:span><text:span text:style-name="Default_20_Paragraph_20_Font"><text:span text:style-name="T3">oriasis multa durities est scroti cum in-<text:line-break/>tensa prurigine quandoque veto et ulceratione.</text:span></text:span></text:p>
      <text:h text:style-name="Heading_20_2" text:outline-level="2"><text:span text:style-name="Default_20_Paragraph_20_Font">CDXXXVI.</text:span></text:h>
      <text:p text:style-name="P52"><text:span text:style-name="Default_20_Paragraph_20_Font"><text:span text:style-name="T3">Gangraena est corporis mutatio a natu-<text:line-break/>rali cujusque habitu in alienum atque exstinctio cum ul-<text:line-break/>ceratione et citra ulcerationem. Gignitur autem gangraena<text:line-break/>vel plaga procedente vel dum exstinctio fit aut phlegmone<text:line-break/>ex chirurgia.</text:span></text:span></text:p>
      <text:h text:style-name="Heading_20_2" text:outline-level="2"><text:span text:style-name="Default_20_Paragraph_20_Font">CDXXXVIS.</text:span></text:h>
      <text:p text:style-name="P52"><text:span text:style-name="Default_20_Paragraph_20_Font"><text:span text:style-name="T3"><text:s/>Dracunculus est ulcus quod a parte<text:line-break/>propinqua ad ipfum nervi delationem habet. Dictus an-<text:line-break/>tem est quod nervus movendo corpore in ulcus recedat<text:line-break/>in eoque occultetur.</text:span></text:span></text:p>
      <text:h text:style-name="Heading_20_2" text:outline-level="2"><text:span text:style-name="Default_20_Paragraph_20_Font">CDXXXVlll. </text:span></text:h>
      <text:p text:style-name="P52"><text:span text:style-name="Default_20_Paragraph_20_Font"><text:span text:style-name="T3">Clavus est ulcus in pedis planta or-<text:line-break/>biculatum quod callum contraxit.</text:span></text:span></text:p>
      <text:h text:style-name="Heading_20_2" text:outline-level="2"><text:span text:style-name="Default_20_Paragraph_20_Font">CDXXX1X.</text:span></text:h>
      <text:p text:style-name="P52"><text:span text:style-name="Default_20_Paragraph_20_Font"><text:span text:style-name="T3">Semen, ut Plato ac. Diocles autumant,<text:line-break/>ex cerebro et dorsi medulla excernitur; ut autem Praxa-<text:line-break/>goras atque Democritus praeterea et Hippocrates censent<text:line-break/>ex toto corpore. Democritus quidem quum ait; homines<text:line-break/>unus erit et homo omnes. Hippocrates vero, genitura,</text:span></text:span></text:p>
      <text:p text:style-name="P3"><text:span text:style-name="Default_20_Paragraph_20_Font"><text:span text:style-name="T3">inquit, nndique a corpore demanat a fanis fana, a mor-<text:line-break/>bosis morbosa. Semen est secundum Stoicos quod cum<text:line-break/>fpiritu et anima sed veluti non pars ab animali dimittitur ;<text:line-break/>ut autem opinio fert Asclepiadis genitalis humor qui in<text:line-break/>ven ereis congressibus excernitur.</text:span></text:span></text:p>
      <text:h text:style-name="Heading_20_2" text:outline-level="2"><text:span text:style-name="Default_20_Paragraph_20_Font">CDXL.</text:span></text:h>
      <text:p text:style-name="P52"><text:span text:style-name="Default_20_Paragraph_20_Font"><text:span text:style-name="T3">Quaesitum est utrum femina femen emittat<text:line-break/>ut et mas femen promit. Etenim eandem libidinem ha-<text:line-break/>bet femina eorundemque morborum est particeps ac plane<text:line-break/>ex dissectione seminariis meatibus praedita esse ostenditur.<text:line-break/>Maximum quoque id producendi feminis testimonium est<text:line-break/>quod similes matribus procreentur liberi ; quod autem<text:line-break/>conferat testis est Hippocrates qui in libro de pueri na-<text:line-break/>tura: </text:span></text:span><text:span text:style-name="Default_20_Paragraph_20_Font"><text:span text:style-name="T2">st pr</text:span></text:span><text:span text:style-name="Default_20_Paragraph_20_Font"><text:span text:style-name="T3">o</text:span></text:span><text:span text:style-name="Default_20_Paragraph_20_Font"><text:span text:style-name="T2">fecta</text:span></text:span><text:span text:style-name="Default_20_Paragraph_20_Font"><text:span text:style-name="T3">, inquit, </text:span></text:span><text:span text:style-name="Default_20_Paragraph_20_Font"><text:span text:style-name="T2">ab amb</text:span></text:span><text:span text:style-name="Default_20_Paragraph_20_Font"><text:span text:style-name="T3">o</text:span></text:span><text:span text:style-name="Default_20_Paragraph_20_Font"><text:span text:style-name="T2">bu</text:span></text:span><text:span text:style-name="Default_20_Paragraph_20_Font"><text:span text:style-name="T3">s </text:span></text:span><text:span text:style-name="Default_20_Paragraph_20_Font"><text:span text:style-name="T2">genitura</text:span></text:span><text:span text:style-name="Default_20_Paragraph_20_Font"><text:span text:style-name="T3"> i</text:span></text:span><text:span text:style-name="Default_20_Paragraph_20_Font"><text:span text:style-name="T2">n</text:span></text:span><text:span text:style-name="Default_20_Paragraph_20_Font"><text:span text:style-name="T3"> m</text:span></text:span><text:span text:style-name="Default_20_Paragraph_20_Font"><text:span text:style-name="T2">u</text:span></text:span><text:span text:style-name="Default_20_Paragraph_20_Font"><text:span text:style-name="T3">lis-<text:line-break/></text:span></text:span><text:span text:style-name="Default_20_Paragraph_20_Font"><text:span text:style-name="T2">ri</text:span></text:span><text:span text:style-name="Default_20_Paragraph_20_Font"><text:span text:style-name="T3">s </text:span></text:span><text:span text:style-name="Default_20_Paragraph_20_Font"><text:span text:style-name="T2">loci</text:span></text:span><text:span text:style-name="Default_20_Paragraph_20_Font"><text:span text:style-name="T3">s </text:span></text:span><text:span text:style-name="Default_20_Paragraph_20_Font"><text:span text:style-name="T2">manet, pri</text:span></text:span><text:span text:style-name="Default_20_Paragraph_20_Font"><text:span text:style-name="T3">m</text:span></text:span><text:span text:style-name="Default_20_Paragraph_20_Font"><text:span text:style-name="T2">um qu</text:span></text:span><text:span text:style-name="Default_20_Paragraph_20_Font"><text:span text:style-name="T3">i</text:span></text:span><text:span text:style-name="Default_20_Paragraph_20_Font"><text:span text:style-name="T2">de</text:span></text:span><text:span text:style-name="Default_20_Paragraph_20_Font"><text:span text:style-name="T3">m </text:span></text:span><text:span text:style-name="Default_20_Paragraph_20_Font"><text:span text:style-name="T2">una</text:span></text:span><text:span text:style-name="Default_20_Paragraph_20_Font"><text:span text:style-name="T3"> mi</text:span></text:span><text:span text:style-name="Default_20_Paragraph_20_Font"><text:span text:style-name="T2">sce</text:span></text:span><text:span text:style-name="Default_20_Paragraph_20_Font"><text:span text:style-name="T3">t</text:span></text:span><text:span text:style-name="Default_20_Paragraph_20_Font"><text:span text:style-name="T2">ur u</text:span></text:span><text:span text:style-name="Default_20_Paragraph_20_Font"><text:span text:style-name="T3">t</text:span></text:span><text:span text:style-name="Default_20_Paragraph_20_Font"><text:span text:style-name="T2">po</text:span></text:span><text:span text:style-name="Default_20_Paragraph_20_Font"><text:span text:style-name="T3">t</text:span></text:span><text:span text:style-name="Default_20_Paragraph_20_Font"><text:span text:style-name="T2">e non<text:line-break/>qu</text:span></text:span><text:span text:style-name="Default_20_Paragraph_20_Font"><text:span text:style-name="T3">i</text:span></text:span><text:span text:style-name="Default_20_Paragraph_20_Font"><text:span text:style-name="T2">escen</text:span></text:span><text:span text:style-name="Default_20_Paragraph_20_Font"><text:span text:style-name="T3">t</text:span></text:span><text:span text:style-name="Default_20_Paragraph_20_Font"><text:span text:style-name="T2">e muliere c</text:span></text:span><text:span text:style-name="Default_20_Paragraph_20_Font"><text:span text:style-name="T3">o</text:span></text:span><text:span text:style-name="Default_20_Paragraph_20_Font"><text:span text:style-name="T2">ncalescendoquc c</text:span></text:span><text:span text:style-name="Default_20_Paragraph_20_Font"><text:span text:style-name="T3">o</text:span></text:span><text:span text:style-name="Default_20_Paragraph_20_Font"><text:span text:style-name="T2">ll</text:span></text:span><text:span text:style-name="Default_20_Paragraph_20_Font"><text:span text:style-name="T3">i</text:span></text:span><text:span text:style-name="Default_20_Paragraph_20_Font"><text:span text:style-name="T2">gitur ac crassesc</text:span></text:span><text:span text:style-name="Default_20_Paragraph_20_Font"><text:span text:style-name="T3">it;<text:line-break/></text:span></text:span><text:span text:style-name="Default_20_Paragraph_20_Font"><text:span text:style-name="T2">de</text:span></text:span><text:span text:style-name="Default_20_Paragraph_20_Font"><text:span text:style-name="T3">i</text:span></text:span><text:span text:style-name="Default_20_Paragraph_20_Font"><text:span text:style-name="T2">n sp</text:span></text:span><text:span text:style-name="Default_20_Paragraph_20_Font"><text:span text:style-name="T3">i</text:span></text:span><text:span text:style-name="Default_20_Paragraph_20_Font"><text:span text:style-name="T2">ri</text:span></text:span><text:span text:style-name="Default_20_Paragraph_20_Font"><text:span text:style-name="T3">t</text:span></text:span><text:span text:style-name="Default_20_Paragraph_20_Font"><text:span text:style-name="T2">um conc</text:span></text:span><text:span text:style-name="Default_20_Paragraph_20_Font"><text:span text:style-name="T3">i</text:span></text:span><text:span text:style-name="Default_20_Paragraph_20_Font"><text:span text:style-name="T2">p</text:span></text:span><text:span text:style-name="Default_20_Paragraph_20_Font"><text:span text:style-name="T3">i</text:span></text:span><text:span text:style-name="Default_20_Paragraph_20_Font"><text:span text:style-name="T2">t.</text:span></text:span></text:p>
      <text:h text:style-name="Heading_20_2" text:outline-level="2"><text:span text:style-name="Default_20_Paragraph_20_Font">CDxLI. </text:span></text:h>
      <text:p text:style-name="P52"><text:span text:style-name="Default_20_Paragraph_20_Font"><text:span text:style-name="T3">Differt -femen a genitura quod femen in<text:line-break/>seminariis sit meatibus, genitura vero quod jam excretum</text:span></text:span></text:p>
      <text:p text:style-name="P3"><text:span text:style-name="Default_20_Paragraph_20_Font"><text:span text:style-name="T3">est; et ut Asclepiades loquitur semen quidem iis quoque<text:line-break/>esse qui nondum generare possunt definivimus; genituram<text:line-break/>vero semen nondum concoctum.</text:span></text:span></text:p>
      <text:h text:style-name="Heading_20_2" text:outline-level="2"><text:span text:style-name="Default_20_Paragraph_20_Font">. CDxLII. </text:span></text:h>
      <text:p text:style-name="P52"><text:span text:style-name="Default_20_Paragraph_20_Font"><text:span text:style-name="T3">Infoecunditatis duplex causa est, altera in<text:line-break/>viro, altera in muliere, et utraque multiplex. In femina<text:line-break/>igitur causa est si perfrigidum uterum vel praepinguem<text:line-break/>mulier habeat; in mare vero quum is vel subfpado vel<text:line-break/>testiculis orbatus . fuerit vel alio quodam morbi genere<text:line-break/>correptus.</text:span></text:span></text:p>
      <text:h text:style-name="Heading_20_2" text:outline-level="2"><text:span text:style-name="Default_20_Paragraph_20_Font">CDXI.1H. </text:span></text:h>
      <text:p text:style-name="P52"><text:span text:style-name="Default_20_Paragraph_20_Font"><text:span text:style-name="T3">Non est . pars foetae foetus in utero aut<text:line-break/>certe ipso prorsus intereunte gravidam quoque interire<text:line-break/>necessario oportet vel partu edito laedi in integri^ fun-<text:line-break/>ctionibus, quod pars desit atque ea corpus spolietur.</text:span></text:span></text:p>
      <text:h text:style-name="Heading_20_2" text:outline-level="2"><text:span text:style-name="Default_20_Paragraph_20_Font">CDXI.IU </text:span></text:h>
      <text:p text:style-name="P52"><text:span text:style-name="Default_20_Paragraph_20_Font"><text:span text:style-name="T3">Nutritur foetus per fecundas alimentum<text:line-break/>excipiens attrahensque. At non per os, fed per umbili-<text:line-break/>cum alitur.</text:span></text:span></text:p>
      <text:h text:style-name="Heading_20_2" text:outline-level="2"><text:span text:style-name="Default_20_Paragraph_20_Font">CDxI.V. </text:span></text:h>
      <text:p text:style-name="P52"><text:span text:style-name="Default_20_Paragraph_20_Font"><text:span text:style-name="T3">Foetum quidam animal esse, quidam non</text:span></text:span></text:p>
      <text:p text:style-name="P2"><text:span text:style-name="Default_20_Paragraph_20_Font"><text:span text:style-name="T3">esse prodiderunt. Quotquot igitur animal ipsum esse di-<text:line-break/>xerunt ex motu conmutarunt animal ipsum exsistere. Quam-<text:line-break/>doquidem et movetur foetus et quia matre quidem fele<text:line-break/>oblectante oblectatur ac laetatur, moerente vero moeret et<text:line-break/>- ut sentiens animal cogitur: nulli enim </text:span></text:span><text:span text:style-name="Default_20_Paragraph_20_Font"><text:span text:style-name="T2">t</text:span></text:span><text:span text:style-name="Default_20_Paragraph_20_Font"><text:span text:style-name="T3">ensus praeterquam<text:line-break/>animali a natura datus est. Qui autem non esse animal<text:line-break/>asserunt nutriri ipsum quidem et augeri ut et arbores, non<text:line-break/>tamen ut animalia appetendi et aversandi vim habere.<text:line-break/>Non enim ipsis fotum voluntarie imo neque ex proposito<text:line-break/>movetur verum ut arbores et plantae, nam ventus iis<text:line-break/>caufa est motionis; foetus vero circumfusa humiditas et<text:line-break/>lubricitas atque uteri figura qui quum impletur tumescit<text:line-break/>in globum: est autem globus figura in omnem motum ut-<text:line-break/>pote omnis expers basis natura proclivis, At Asicleplades<text:line-break/>foetum neque animal neque non animal esse pronunciavit;<text:line-break/>sed simile id esse dormientibus dixit: nam quo illi modo<text:line-break/>fiensus obtincnt neque tamen utuntur, sic et quod in utero<text:line-break/>gestatur.</text:span></text:span></text:p>
      <text:h text:style-name="P51" text:outline-level="2"><text:span text:style-name="Default_20_Paragraph_20_Font"><text:span text:style-name="T6">- </text:span></text:span><text:span text:style-name="Default_20_Paragraph_20_Font"><text:span text:style-name="T3">CDXI.VI.</text:span></text:span></text:h>
      <text:p text:style-name="P53"><text:span text:style-name="Default_20_Paragraph_20_Font"><text:span text:style-name="T3">Gignitur mas, ut n</text:span></text:span><text:span text:style-name="Default_20_Paragraph_20_Font"><text:span text:style-name="T2">o</text:span></text:span><text:span text:style-name="Default_20_Paragraph_20_Font"><text:span text:style-name="T3">nnulli opinantur, post-<text:line-break/>quam ex dextra parte avulsum semen in ute</text:span></text:span><text:span text:style-name="Default_20_Paragraph_20_Font"><text:span text:style-name="T2">r</text:span></text:span><text:span text:style-name="Default_20_Paragraph_20_Font"><text:span text:style-name="T3">um conje-<text:line-break/>ctum est, femina quum ex sinistra ; alii vero pro peculiari<text:line-break/>feminis temperamento a calore vel frigore fieri dixerunt.<text:line-break/>Nam femen calidius marem generat, frigidius feminam.</text:span></text:span></text:p>
      <text:h text:style-name="Heading_20_2" text:outline-level="2"><text:span text:style-name="Default_20_Paragraph_20_Font">CDXLV1I. </text:span></text:h>
      <text:p text:style-name="P52"><text:span text:style-name="Default_20_Paragraph_20_Font"><text:span text:style-name="T3">Fiunt gemini atque trigemini, ut quidam<text:line-break/>arbitrantur, quoniamsemen in calidum detractum </text:span></text:span><text:span text:style-name="Default_20_Paragraph_20_Font"><text:span text:style-name="T7">ac.de-<text:line-break/></text:span></text:span><text:span text:style-name="Default_20_Paragraph_20_Font"><text:span text:style-name="T3">rivatum frangitur sicque sarit geminos et trigeminos., Alii<text:line-break/>ad fuperfoetationem causam referunt. Nos vero si in haec<text:line-break/>ambo conferri femen inventum sit, gemellos assernnus<text:line-break/>procreari.</text:span></text:span></text:p>
      <text:h text:style-name="Heading_20_2" text:outline-level="2"><text:span text:style-name="Default_20_Paragraph_20_Font">CDXI.VI1I. </text:span></text:h>
      <text:p text:style-name="P52"><text:span text:style-name="Default_20_Paragraph_20_Font"><text:span text:style-name="T3">Hermaphroditus complexus est mafculini<text:line-break/>ferus ac feminei .etiam utroque genitale proprium obtine</text:span></text:span><text:span text:style-name="Default_20_Paragraph_20_Font"><text:span text:style-name="T2">n</text:span></text:span><text:span text:style-name="Default_20_Paragraph_20_Font"><text:span text:style-name="T3">te.</text:span></text:span></text:p>
      <text:h text:style-name="Heading_20_2" text:outline-level="2"><text:span text:style-name="Default_20_Paragraph_20_Font">CDXE1V. </text:span></text:h>
      <text:p text:style-name="P52"><text:span text:style-name="Default_20_Paragraph_20_Font"><text:span text:style-name="T3">Generantur monstra ut quidam ajunt per<text:line-break/>declinationem obliquitatemque uteri ; nam quod inaequa-<text:line-break/>liter femen iusunditur monst</text:span></text:span><text:span text:style-name="Default_20_Paragraph_20_Font"><text:span text:style-name="T2">r</text:span></text:span><text:span text:style-name="Default_20_Paragraph_20_Font"><text:span text:style-name="T3">a progignit-:. quo modo et li-<text:line-break/>qualum plumbum , si inaequaliter defusum. sit, inaequale</text:span></text:span></text:p>
      <text:p text:style-name="P3"><text:span text:style-name="Default_20_Paragraph_20_Font"><text:span text:style-name="T3">opus conflatur. Vel : monstra aut per defectum vel per<text:line-break/>excessum fiunt. Gignuntur per magnitudinem ut quae am-<text:line-break/>plo funt capite, per paucitatem vero ut quae passerino<text:line-break/>sunt capite , per exsuperantiam vero ut quae fex constant<text:line-break/>digitis quandoque etiam pluribus.</text:span></text:span></text:p>
      <text:h text:style-name="Heading_20_2" text:outline-level="2"><text:span text:style-name="Default_20_Paragraph_20_Font">CDt.. </text:span></text:h>
      <text:p text:style-name="P52"><text:span text:style-name="Default_20_Paragraph_20_Font"><text:span text:style-name="T3">Quam ob cau</text:span></text:span><text:span text:style-name="Default_20_Paragraph_20_Font"><text:span text:style-name="T2">t</text:span></text:span><text:span text:style-name="Default_20_Paragraph_20_Font"><text:span text:style-name="T3">am scptimestres partus vivunt,<text:line-break/>octimestres minime ? ita fertur; quoniam numerus octo par<text:line-break/>et coniunctus nec decretorius est; septem autem impar est<text:line-break/>numerus neque vero coniunctus atque ob id decretorius.</text:span></text:span></text:p>
      <text:h text:style-name="Heading_20_2" text:outline-level="2"><text:span text:style-name="Default_20_Paragraph_20_Font">CDI.I.</text:span></text:h>
      <text:p text:style-name="P52"><text:span text:style-name="Default_20_Paragraph_20_Font"><text:span text:style-name="T3">Conceptionis causa commoderatus uteri calor<text:line-break/>recensque menstruorum purgatio et coeundi appetitus;<text:line-break/>haec enim simul congressa femen detinuerunt.</text:span></text:span></text:p>
      <text:h text:style-name="Heading_20_2" text:outline-level="2"><text:span text:style-name="Default_20_Paragraph_20_Font"><text:span text:style-name="T2">G</text:span></text:span><text:span text:style-name="Default_20_Paragraph_20_Font"><text:span text:style-name="T3">DI.H. </text:span></text:span></text:h>
      <text:p text:style-name="P52"><text:span text:style-name="Default_20_Paragraph_20_Font"><text:span text:style-name="T3">Conformantur primum foetus fecundae, deinde<text:line-break/>reliqua. Constant fecundae ex duabus venis duabusque<text:line-break/>arteriis et quinto vocato uracho. Vocatur autem chorion<text:line-break/>feti quod foetus conceptaculum sit ficu quod ipsi alimeu-<text:line-break/>tum suppeditet.</text:span></text:span></text:p>
      <text:h text:style-name="P51" text:outline-level="2"><text:span text:style-name="Default_20_Paragraph_20_Font">CDLIII.</text:span></text:h>
      <text:p text:style-name="P52"><text:span text:style-name="Default_20_Paragraph_20_Font"><text:span text:style-name="T3">Parturigiues funt spiritus conferti impetus<text:line-break/>ad foetus excurfum.</text:span></text:span></text:p>
      <text:h text:style-name="Heading_20_2" text:outline-level="2"><text:span text:style-name="Default_20_Paragraph_20_Font">CDLIV.</text:span></text:h>
      <text:p text:style-name="P52"><text:span text:style-name="Default_20_Paragraph_20_Font"><text:span text:style-name="T3"><text:s/>Tribuuntur mulieri menstrua quo sanitatis<text:line-break/>gratia evacuentur, foetui autem alimentum fe praebeant<text:line-break/>per conceptum suppressa ; funt enim tum ad conceptionem<text:line-break/>tum ad lactis generationem comparata.</text:span></text:span></text:p>
      <text:h text:style-name="Heading_20_2" text:outline-level="2"><text:span text:style-name="Default_20_Paragraph_20_Font">CDI.U </text:span></text:h>
      <text:p text:style-name="P52"><text:span text:style-name="Default_20_Paragraph_20_Font"><text:span text:style-name="T3">Fit praegnantibus pica duobus circiter aut<text:line-break/>tribus a conceptu mensibus affecto stomacho, nondum enim<text:line-break/>potest foetus alimentum confu</text:span></text:span><text:span text:style-name="Default_20_Paragraph_20_Font"><text:span text:style-name="T2">t</text:span></text:span><text:span text:style-name="Default_20_Paragraph_20_Font"><text:span text:style-name="T3">uere. Picae cau</text:span></text:span><text:span text:style-name="Default_20_Paragraph_20_Font"><text:span text:style-name="T2">t</text:span></text:span><text:span text:style-name="Default_20_Paragraph_20_Font"><text:span text:style-name="T3">a inde<text:line-break/>prodit quod exsuperet materia et stomachus rerturbatione<text:line-break/>vexetur. Sane quum incrementum acceperit embryum<text:line-break/>tum recipiente fe deorsum sanguine ad fe stomachus redit.</text:span></text:span></text:p>
      <text:h text:style-name="Heading_20_2" text:outline-level="2"><text:span text:style-name="Default_20_Paragraph_20_Font">CDLVI.</text:span></text:h>
      <text:p text:style-name="P52"><text:span text:style-name="Default_20_Paragraph_20_Font"><text:span text:style-name="T3">Quatuor fiant luctuum figurae sive positurae,<text:line-break/>una quidem fecundum naturam quae in caput est; reliquae<text:line-break/>tres praeter naturam; quae in pedes, in latus et in duplum.</text:span></text:span></text:p>
      <text:h text:style-name="Heading_20_2" text:outline-level="2"><text:span text:style-name="Default_20_Paragraph_20_Font">CDLVII.</text:span></text:h>
      <text:p text:style-name="P52"><text:span text:style-name="Default_20_Paragraph_20_Font"><text:span text:style-name="T3">Difficiles partus tribus modis et causis fiunt,<text:line-break/>ex foeta, ex foetu et ab externis. Ex foeta duplici modo:</text:span></text:span></text:p>
      <text:p text:style-name="P48"><text:span text:style-name="Default_20_Paragraph_20_Font"><text:span text:style-name="T3">animo quidem quum xelotypiis vel moeroribus vel alia<text:line-break/>quavis perturbatione affecta fuerit, . corpore vero quum<text:line-break/>angustis suerit meatibus aut praepinguis aut primum foeta<text:line-break/>aut .uterum habuerit qui alimentum non admittat. Ex<text:line-break/>foetu vero vel quum is moritur in utero ver geminus aut<text:line-break/>monstrofus editur. Ab externis per inten</text:span></text:span><text:span text:style-name="Default_20_Paragraph_20_Font"><text:span text:style-name="T2">t</text:span></text:span><text:span text:style-name="Default_20_Paragraph_20_Font"><text:span text:style-name="T3">am hiemem- aut<text:line-break/>aestum vehementem.<text:tab/>.</text:span></text:span></text:p>
      <text:h text:style-name="Heading_20_2" text:outline-level="2"><text:span text:style-name="Default_20_Paragraph_20_Font">CDLU1II. </text:span></text:h>
      <text:p text:style-name="P52"><text:span text:style-name="Default_20_Paragraph_20_Font"><text:span text:style-name="T3">Causae ulcerum in utero funi interdum<text:line-break/>abscessus, nonnunquam pellas abortivus, aliquando vero<text:line-break/>cirritus estque hic cum aliis diuturnus,</text:span></text:span></text:p>
      <text:h text:style-name="Heading_20_2" text:outline-level="2"><text:span text:style-name="Default_20_Paragraph_20_Font">CDLIx.</text:span></text:h>
      <text:p text:style-name="P63"><text:span text:style-name="Default_20_Paragraph_20_Font"><text:span text:style-name="T3"><text:s/>Sarcosis in utero est carnis collectae extu-<text:line-break/>h.eratio ; quae si magna sit, pars ejus recidenda est vellicata<text:line-break/>prius fcalpris quo celerius emoriatur, sin parva protinus<text:line-break/>tollenda.</text:span></text:span></text:p>
      <text:h text:style-name="Heading_20_2" text:outline-level="2"><text:span text:style-name="Default_20_Paragraph_20_Font">CDLX.</text:span></text:h>
      <text:p text:style-name="P52"><text:span text:style-name="Default_20_Paragraph_20_Font"><text:span text:style-name="T3"><text:s/>Haemorrhagia effusio vehemens est sanguinis:<text:line-break/>quae si magnum vulnus sit per largum obitur fluxum ; sin<text:line-break/>angustum , per jaculatiouem ut in venis secandis. Differt<text:line-break/>haemorrhagia ab haemorrhoide quod haemorrhagia abun-</text:span></text:span></text:p>
      <text:p text:style-name="P3"><text:span text:style-name="Default_20_Paragraph_20_Font"><text:span text:style-name="T3">dans sit effusio ut dixi sanguinis, haemorrhois autem de-<text:line-break/>latio sanguinis per diapedesin ac paulatim facta.</text:span></text:span></text:p>
      <text:h text:style-name="Heading_20_2" text:outline-level="2"><text:span text:style-name="Default_20_Paragraph_20_Font">CDLXI.</text:span></text:h>
      <text:p text:style-name="P52"><text:span text:style-name="Default_20_Paragraph_20_Font"><text:span text:style-name="T3">Tres funt eruptionis sanguinis modi vel per<text:line-break/>anastomosiu vel per diapedesin vel per rupti</text:span></text:span><text:span text:style-name="Default_20_Paragraph_20_Font"><text:span text:style-name="T2">o</text:span></text:span><text:span text:style-name="Default_20_Paragraph_20_Font"><text:span text:style-name="T3">nem </text:span></text:span><text:span text:style-name="Default_20_Paragraph_20_Font"><text:span text:style-name="T2">t</text:span></text:span><text:span text:style-name="Default_20_Paragraph_20_Font"><text:span text:style-name="T3">eu dia-<text:line-break/>copem. Quae diapedesi et corporis nostri valorum erofione<text:line-break/>constat non facile fanatur. Curantur difficilius arteriae<text:line-break/>quam venae , partes in profundo sitae iis quae superficiem<text:line-break/>occupant et quae his aut illis vicinae magis funt facilis-.<text:line-break/>rem difficilioremve curationem recipiunt; sanguinem quem<text:line-break/>non parvo negotio compescat facile haec loca profundunt<text:line-break/>temporales mufculi , .cerebri membranae, palatum, colu-<text:line-break/>mella, collum, alae, inguina et id genus alia; inter homi-<text:line-break/>nes vero, si aetatem spectes, juvenes; si habitum, pravis<text:line-break/>affecti humoribus; si anni tempestatem, in aestate; si con-<text:line-break/>stitutionem, in hieme.</text:span></text:span></text:p>
      <text:h text:style-name="Heading_20_2" text:outline-level="2"><text:span text:style-name="Default_20_Paragraph_20_Font">CDI.XII.</text:span></text:h>
      <text:p text:style-name="P52"><text:span text:style-name="Default_20_Paragraph_20_Font"><text:span text:style-name="T3"><text:s/>Chymos apud Hippocratem semper humo-<text:line-break/>ribus corporis^ impositus est ex quibus nostra est structura<text:line-break/>fanguine, pituita et duplici bile, flava et nigra; apud Pla-<text:line-break/>tonem vero et Aristotelem gustabilis qualitas et quaecun-</text:span></text:span></text:p>
      <text:p text:style-name="P3"><text:span text:style-name="Default_20_Paragraph_20_Font"><text:span text:style-name="T3">que nobis inest chymus hoc est </text:span></text:span><text:span text:style-name="Default_20_Paragraph_20_Font"><text:span text:style-name="T2">t</text:span></text:span><text:span text:style-name="Default_20_Paragraph_20_Font"><text:span text:style-name="T3">epor nominatur. - Sunt<text:line-break/>autum qualitates acor, austeritas, acerbitas, acrimonia, sal-<text:line-break/></text:span></text:span><text:span text:style-name="Default_20_Paragraph_20_Font"><text:span text:style-name="T2">t</text:span></text:span><text:span text:style-name="Default_20_Paragraph_20_Font"><text:span text:style-name="T3">edo, dulcedo, amaritudo; sic et Mnesitheo placet in pa-<text:line-break/>thologia.</text:span></text:span></text:p>
      <text:h text:style-name="Heading_20_2" text:outline-level="2"><text:span text:style-name="Default_20_Paragraph_20_Font">CDLXHI. </text:span></text:h>
      <text:p text:style-name="P52"><text:span text:style-name="Default_20_Paragraph_20_Font"><text:span text:style-name="T3">Vacuamus vel venae sectione vel cucurbi-<text:line-break/>tuta vel hirundine vel similibus. Sanguinem detrahimus<text:line-break/>ob multam plenitudinem praesertimque ubi sanguinem asse-<text:line-break/>utus causam esse suspicabimur. Detractionis cujuslibet<text:line-break/>tutior praeferenda, gravis medicamenti oblatione decli-<text:line-break/>nanda esu cucurbitula utimur ad locorum contusionem.<text:line-break/>Hirundinem admovemus ubi affectum locum tenuiter ape-<text:line-break/>rire est opus.</text:span></text:span></text:p>
      <text:h text:style-name="Heading_20_2" text:outline-level="2"><text:span text:style-name="Default_20_Paragraph_20_Font">CDLXIU</text:span></text:h>
      <text:p text:style-name="P52"><text:span text:style-name="Default_20_Paragraph_20_Font"><text:span text:style-name="T3"><text:s/>In pathologica medicinae parte continetur<text:line-break/>quid et qualis sit universalis et quid particularis affectus<text:line-break/>ac morbus, quid cau</text:span></text:span><text:span text:style-name="Default_20_Paragraph_20_Font"><text:span text:style-name="T2">t</text:span></text:span><text:span text:style-name="Default_20_Paragraph_20_Font"><text:span text:style-name="T3">a, quid signum et quae hujus liffe-<text:line-break/>rentiae habeantur, sunt autem hae specie complures, non<text:line-break/>qualis affectus causarum morbos efficientium; .locos item<text:line-break/>explorat in quibus sint ipsi affectus; quaerimus enim quis</text:span></text:span></text:p>
      <text:p text:style-name="P3"><text:span text:style-name="Default_20_Paragraph_20_Font"><text:span text:style-name="T3">affectus phrenitis, comitialis morbus, lethargus, pleuritis,<text:line-break/>peripueumonia , paralysis et similia. Sunt vero caulae<text:line-break/>horum manifestae et non manifestae et evidentes et an-<text:line-break/>tecedentes et continentes atque in universum quae sit<text:line-break/>assectus constitutio et in quibus ii corporis partibus dicti<text:line-break/>sint perscrutatur.</text:span></text:span></text:p>
      <text:h text:style-name="Heading_20_2" text:outline-level="2"><text:span text:style-name="Default_20_Paragraph_20_Font">CDLXU </text:span></text:h>
      <text:p text:style-name="P52"><text:span text:style-name="Default_20_Paragraph_20_Font"><text:span text:style-name="T3">Crisis idonea est ac Iubila in tempore morbi<text:line-break/>solutio. Vel crisis est repentina in morbo permutatio ea-<text:line-break/>que ut plurimum ad salutem, interdum vero ad aegrotantis<text:line-break/>interitum tendit.</text:span></text:span></text:p>
      <text:h text:style-name="Heading_20_2" text:outline-level="2"><text:span text:style-name="Default_20_Paragraph_20_Font">CDI.XVI.</text:span></text:h>
      <text:p text:style-name="P52"><text:span text:style-name="Default_20_Paragraph_20_Font"><text:span text:style-name="T3">Periodus vicissitudo est aut alternatio. or-<text:line-break/>dine dispositi temporis.</text:span></text:span></text:p>
      <text:h text:style-name="Heading_20_2" text:outline-level="2"><text:span text:style-name="Default_20_Paragraph_20_Font">CDI.XV1I. </text:span></text:h>
      <text:p text:style-name="P52"><text:span text:style-name="Default_20_Paragraph_20_Font"><text:span text:style-name="T3">Cerebrum animalem faculsatem obtinet<text:line-break/>atque hujus partem principem quae ratiocinatrix est atque<text:line-break/>mens, cor vero irascentem, jecur autem concupiscentem.</text:span></text:span></text:p>
      <text:h text:style-name="Heading_20_2" text:outline-level="2"><text:span text:style-name="Default_20_Paragraph_20_Font">CDLXVH1. </text:span></text:h>
      <text:p text:style-name="P52"><text:span text:style-name="Default_20_Paragraph_20_Font"><text:span text:style-name="T3">Administratur naturaliter peraeque cor-<text:line-break/>pus a corde et jecore. Facultas naturalis altrix et auctrix<text:line-break/>esu Sumit cor alendo augendoque corpore a jecore sim-</text:span></text:span></text:p>
      <text:p text:style-name="P3"><text:span text:style-name="Default_20_Paragraph_20_Font"><text:span text:style-name="T3">guinem, spiritum a pulmone, quas confectas elaboratasque<text:line-break/>materias sic in universum corpus transmittit.</text:span></text:span></text:p>
      <text:h text:style-name="Heading_20_2" text:outline-level="2"><text:span text:style-name="Default_20_Paragraph_20_Font">CDLXIX.</text:span></text:h>
      <text:p text:style-name="P52"><text:span text:style-name="Default_20_Paragraph_20_Font"><text:span text:style-name="T3">organica est pars chirurgiae quae per re-<text:line-break/>stitutionem ac consentaneam curationem affectis praeter<text:line-break/>naturam humanis, ossinus sanitatem vindicat.</text:span></text:span></text:p>
      <text:h text:style-name="Heading_20_2" text:outline-level="2"><text:span text:style-name="Default_20_Paragraph_20_Font">CDI.XX.</text:span></text:h>
      <text:p text:style-name="P52"><text:span text:style-name="Default_20_Paragraph_20_Font"><text:span text:style-name="T3">Sunt ossa in nobis duobus modis conjuncta<text:line-break/>per articulum et coagmentationem. Articulus ossium est<text:line-break/>quae secundum naturam moventur comoages. Coagmen-<text:line-break/>tatio vero compages est ossium quae secundum naturam<text:line-break/>non moventur.</text:span></text:span></text:p>
      <text:h text:style-name="Heading_20_2" text:outline-level="2"><text:span text:style-name="Default_20_Paragraph_20_Font">CDLXXI.</text:span></text:h>
      <text:p text:style-name="P52"><text:span text:style-name="Default_20_Paragraph_20_Font"><text:span text:style-name="T3">Luxatis est ossium quae per articulum vel<text:line-break/>coagmentationem composita sunt et moventur praeter<text:line-break/>naturam delatio.</text:span></text:span></text:p>
      <text:h text:style-name="Heading_20_2" text:outline-level="2"><text:span text:style-name="Default_20_Paragraph_20_Font">CDI.XX1I. </text:span></text:h>
      <text:p text:style-name="P52"><text:span text:style-name="Default_20_Paragraph_20_Font"><text:span text:style-name="T3">Eluxatio est ossis secundum naturam mo-<text:line-break/>tum habentis ex profunda cavitate in locum praeter na-<text:line-break/>turam delapsus.</text:span></text:span></text:p>
      <text:h text:style-name="Heading_20_2" text:outline-level="2"><text:span text:style-name="Default_20_Paragraph_20_Font">CDLXXHI. </text:span></text:h>
      <text:p text:style-name="P52"><text:span text:style-name="Default_20_Paragraph_20_Font"><text:span text:style-name="T3">Deluxatio est ossis evariatio delatiove a<text:line-break/>naturali .loco ex superficiali cavitate ad eum qui praeter<text:line-break/>naturam est locum.</text:span></text:span></text:p>
      <text:h text:style-name="P51" text:outline-level="2"><text:span text:style-name="Default_20_Paragraph_20_Font">CDLXXIv</text:span></text:h>
      <text:p text:style-name="P52"><text:span text:style-name="Default_20_Paragraph_20_Font"><text:span text:style-name="T3"><text:s/>Diacinema est ossium per gomphosin har-<text:line-break/>moniamve compactorum interdum quidem in eodem Ioco<text:line-break/>praeter naturam motio ; nonnunquam vero e propria fede<text:line-break/>in locum qui praeter naturam est exturbatis ; quemadmo-<text:line-break/>dum ex terso diruptis ossiculis aut vertebris fieri consuevit.</text:span></text:span></text:p>
      <text:h text:style-name="Heading_20_2" text:outline-level="2"><text:span text:style-name="Default_20_Paragraph_20_Font">CDI.XXV.</text:span></text:h>
      <text:p text:style-name="P52"><text:span text:style-name="Default_20_Paragraph_20_Font"><text:span text:style-name="T3"><text:s/>Diductio est ossium quae per futuram et<text:line-break/>coalitum mutuo juncta funt separatio aut diductio.</text:span></text:span></text:p>
      <text:h text:style-name="Heading_20_2" text:outline-level="2"><text:span text:style-name="Default_20_Paragraph_20_Font">CDI.XXUI. </text:span></text:h>
      <text:p text:style-name="P52"><text:span text:style-name="Default_20_Paragraph_20_Font"><text:span text:style-name="T3">Repositio est ossis vel ossium a fede non<text:line-break/>naturali in sedem naturalem traductio ficu translatio.</text:span></text:span></text:p>
      <text:h text:style-name="Heading_20_2" text:outline-level="2"><text:span text:style-name="Default_20_Paragraph_20_Font">CDLXXVlI. </text:span></text:h>
      <text:p text:style-name="P52"><text:span text:style-name="Default_20_Paragraph_20_Font"><text:span text:style-name="T3">Modesta est ossis vel ossium a loco qui<text:line-break/>praeter naturam sit ad naturalem reductio..</text:span></text:span></text:p>
      <text:h text:style-name="Heading_20_2" text:outline-level="2"><text:span text:style-name="Default_20_Paragraph_20_Font">CDLXXVIII.</text:span></text:h>
      <text:p text:style-name="P52"><text:span text:style-name="Default_20_Paragraph_20_Font"><text:span text:style-name="T3">Tentio est tractus corporum.</text:span></text:span></text:p>
      <text:h text:style-name="Heading_20_2" text:outline-level="2"><text:span text:style-name="Default_20_Paragraph_20_Font">CDLXXIX.</text:span></text:h>
      <text:p text:style-name="P52"><text:span text:style-name="Default_20_Paragraph_20_Font"><text:span text:style-name="T3"><text:s/>Catatasis est ad inferiora loca corporum<text:line-break/>tractus. Sed hujus quidem catatasis quidam tractus est<text:line-break/>corporum in inferiora loca principiis quae tensionis cau-<text:line-break/>fae funt e directo oppositis; alter autem per contrariam<text:line-break/>commutationem est tactus corporum in inferiora loca trans-<text:line-break/>millis principiis tensionis causis per rotulas ac superius<text:line-break/>alligatis;</text:span></text:span></text:p>
      <text:h text:style-name="P51" text:outline-level="2"><text:span text:style-name="Default_20_Paragraph_20_Font">CDLXXX.</text:span></text:h>
      <text:p text:style-name="P52"><text:span text:style-name="Default_20_Paragraph_20_Font"><text:span text:style-name="T3"><text:s/>Anatasis per traductio</text:span></text:span><text:span text:style-name="Default_20_Paragraph_20_Font"><text:span text:style-name="T2">n</text:span></text:span><text:span text:style-name="Default_20_Paragraph_20_Font"><text:span text:style-name="T3">em intelligi ex lis<text:line-break/>potest quae de catatasi prodita struxi</text:span></text:span></text:p>
      <text:h text:style-name="Heading_20_2" text:outline-level="2"><text:span text:style-name="Default_20_Paragraph_20_Font">CDLXXXI.</text:span></text:h>
      <text:p text:style-name="P52"><text:span text:style-name="Default_20_Paragraph_20_Font"><text:span text:style-name="T3">Distatis est ad superna atque infer</text:span></text:span><text:span text:style-name="Default_20_Paragraph_20_Font"><text:span text:style-name="T2">n</text:span></text:span><text:span text:style-name="Default_20_Paragraph_20_Font"><text:span text:style-name="T3">a<text:line-break/>Ioca corporum tractus.</text:span></text:span></text:p>
      <text:h text:style-name="Heading_20_2" text:outline-level="2"><text:span text:style-name="Default_20_Paragraph_20_Font">CDLXXX1I.</text:span></text:h>
      <text:p text:style-name="P52"><text:span text:style-name="Default_20_Paragraph_20_Font"><text:span text:style-name="T3"><text:s/>Exelcyfmus est deductio ossis veI ossium<text:line-break/>a superficie in profundum.</text:span></text:span></text:p>
      <text:h text:style-name="Heading_20_2" text:outline-level="2"><text:span text:style-name="Default_20_Paragraph_20_Font">CDLXXXHI. </text:span></text:h>
      <text:p text:style-name="P52"><text:span text:style-name="Default_20_Paragraph_20_Font"><text:span text:style-name="T3">Rhegma est ossis aut ossium traductio a<text:line-break/>profundo ad superficiem</text:span></text:span></text:p>
      <text:h text:style-name="Heading_20_2" text:outline-level="2"><text:span text:style-name="Default_20_Paragraph_20_Font">CDLXXX IV. </text:span></text:h>
      <text:p text:style-name="P52"><text:span text:style-name="Default_20_Paragraph_20_Font"><text:span text:style-name="T3">Metagoge est diducti ossis in naturalem<text:line-break/>iocum revocatio.</text:span></text:span></text:p>
      <text:h text:style-name="Heading_20_2" text:outline-level="2"><text:span text:style-name="Default_20_Paragraph_20_Font">CDLXXX V. </text:span></text:h>
      <text:p text:style-name="P52"><text:span text:style-name="Default_20_Paragraph_20_Font"><text:span text:style-name="T3">Ecstesis est infania quae brevi finitur.</text:span></text:span></text:p>
      <text:h text:style-name="Heading_20_2" text:outline-level="2"><text:span text:style-name="Default_20_Paragraph_20_Font">CDLXXXVL </text:span></text:h>
      <text:p text:style-name="P52"><text:span text:style-name="Default_20_Paragraph_20_Font"><text:span text:style-name="T3">repleris est emotio mentis quae ex<text:line-break/>repentina aliqua permutatione extrinsecus advenit.</text:span></text:span></text:p>
      <text:h text:style-name="Heading_20_2" text:outline-level="2"><text:span text:style-name="Default_20_Paragraph_20_Font">CDLXXX VII. </text:span></text:h>
      <text:p text:style-name="P52"><text:span text:style-name="Default_20_Paragraph_20_Font"><text:span text:style-name="T3">Enthusiasmus efflatio numinis est vel-<text:line-break/>uti quum quidam mente in </text:span></text:span><text:span text:style-name="Default_20_Paragraph_20_Font"><text:span text:style-name="T2">t</text:span></text:span><text:span text:style-name="Default_20_Paragraph_20_Font"><text:span text:style-name="T3">auris faciendis capiuntur, si<text:line-break/>qua videri</text:span></text:span><text:span text:style-name="Default_20_Paragraph_20_Font"><text:span text:style-name="T2">n</text:span></text:span><text:span text:style-name="Default_20_Paragraph_20_Font"><text:span text:style-name="T3">t aut si tympana veli tibias veI signa audiverin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8T16:07:00Z</meta:creation-date>
    <dc:date>2023-01-24T10:07:58.936000000</dc:date>
    <meta:editing-cycles>5</meta:editing-cycles>
    <meta:editing-duration>PT7M59S</meta:editing-duration>
    <meta:document-statistic meta:table-count="0" meta:image-count="0" meta:object-count="0" meta:page-count="117" meta:paragraph-count="740" meta:word-count="14995" meta:character-count="102287" meta:non-whitespace-character-count="87948"/>
    <meta:template xlink:type="simple" xlink:actuate="onRequest" xlink:title="" xlink:href="Normal.dotm"/>
  </office:meta>
</office:document-meta>
</file>